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6.449cm"/>
    </style:style>
    <style:style style:name="co44" style:family="table-column">
      <style:table-column-properties fo:break-before="auto" style:column-width="17.103cm"/>
    </style:style>
    <style:style style:name="co45" style:family="table-column">
      <style:table-column-properties fo:break-before="auto" style:column-width="3.695cm"/>
    </style:style>
    <style:style style:name="co49" style:family="table-column">
      <style:table-column-properties fo:break-before="auto" style:column-width="1.785cm"/>
    </style:style>
    <style:style style:name="co50" style:family="table-column">
      <style:table-column-properties fo:break-before="auto" style:column-width="9.266cm"/>
    </style:style>
    <style:style style:name="co51" style:family="table-column">
      <style:table-column-properties fo:break-before="auto" style:column-width="9.555cm"/>
    </style:style>
    <style:style style:name="co52" style:family="table-column">
      <style:table-column-properties fo:break-before="auto" style:column-width="1.919cm"/>
    </style:style>
    <style:style style:name="co53" style:family="table-column">
      <style:table-column-properties fo:break-before="auto" style:column-width="2.939cm"/>
    </style:style>
    <style:style style:name="co54" style:family="table-column">
      <style:table-column-properties fo:break-before="auto" style:column-width="13.212cm"/>
    </style:style>
    <style:style style:name="co55" style:family="table-column">
      <style:table-column-properties fo:break-before="auto" style:column-width="2.443cm"/>
    </style:style>
    <style:style style:name="co56" style:family="table-column">
      <style:table-column-properties fo:break-before="auto" style:column-width="9.659cm"/>
    </style:style>
    <style:style style:name="co57" style:family="table-column">
      <style:table-column-properties fo:break-before="auto" style:column-width="0.533cm"/>
    </style:style>
    <style:style style:name="co58" style:family="table-column">
      <style:table-column-properties fo:break-before="auto" style:column-width="8.684cm"/>
    </style:style>
    <style:style style:name="co59" style:family="table-column">
      <style:table-column-properties fo:break-before="auto" style:column-width="6.40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4" style:family="table-row">
      <style:table-row-properties style:row-height="0.836cm" fo:break-before="auto" style:use-optimal-row-height="true"/>
    </style:style>
    <style:style style:name="ro12" style:family="table-row">
      <style:table-row-properties style:row-height="1.08cm" fo:break-before="auto" style:use-optimal-row-height="false"/>
    </style:style>
    <style:style style:name="ro13" style:family="table-row">
      <style:table-row-properties style:row-height="1.219cm" fo:break-before="auto" style:use-optimal-row-height="false"/>
    </style:style>
    <style:style style:name="ro15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10" style:family="table-cell" style:parent-style-name="Default" style:data-style-name="N107">
      <style:text-properties style:text-position="" style:font-name="Liberation Sans" fo:font-size="14pt" style:font-name-asian="Arial Unicode MS" style:font-size-asian="14pt" style:font-name-complex="Arial Unicode MS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ext-properties style:text-position="" fo:font-size="14pt" style:font-size-asian="14pt" style:font-size-complex="14pt"/>
    </style:style>
    <style:style style:name="ce6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style:text-position="" fo:font-size="14pt" style:font-size-asian="14pt" style:font-size-complex="14pt"/>
    </style:style>
    <style:style style:name="ce8" style:family="table-cell" style:parent-style-name="Default" style:data-style-name="N107">
      <style:text-properties style:text-position="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style:text-position="" fo:font-size="14pt" style:font-size-asian="14pt" style:font-size-complex="14pt"/>
    </style:style>
    <style:style style:name="ce11" style:family="table-cell" style:parent-style-name="Default">
      <style:text-properties fo:color="#b3b3b3" style:text-position="" fo:font-size="12pt" style:font-size-asian="12pt" style:font-size-complex="12pt"/>
    </style:style>
    <style:style style:name="ce12" style:family="table-cell" style:parent-style-name="Default">
      <style:text-properties fo:color="#b3b3b3" style:text-position="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style:text-position="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style:text-position="" fo:font-size="12pt" style:font-size-asian="12pt" style:font-size-complex="12pt"/>
    </style:style>
    <style:style style:name="ce1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text-position="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style:text-position="" fo:font-size="12pt" style:font-size-asian="12pt" style:font-size-complex="12pt"/>
    </style:style>
    <style:style style:name="ce18" style:family="table-cell" style:parent-style-name="Default" style:data-style-name="N107">
      <style:text-properties fo:color="#b3b3b3" style:text-position="" fo:font-size="12pt" style:font-size-asian="12pt" style:font-size-complex="12pt"/>
    </style:style>
    <style:style style:name="ce19" style:family="table-cell" style:parent-style-name="Default" style:data-style-name="N107">
      <style:text-properties fo:color="#b3b3b3" style:text-position="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style:text-position="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>
      <style:text-properties style:text-position=""/>
    </style:style>
    <style:style style:name="ce23" style:family="table-cell" style:parent-style-name="Default">
      <style:table-cell-properties fo:wrap-option="wrap"/>
      <style:text-properties fo:color="#b3b3b3" style:text-position="" fo:font-size="12pt" style:font-size-asian="12pt" style:font-size-complex="12pt"/>
    </style:style>
    <style:style style:name="ce24" style:family="table-cell" style:parent-style-name="Default">
      <style:text-properties style:text-position=""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text-position="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fo:background-color="#ff6633"/>
      <style:text-properties style:text-position=""/>
    </style:style>
    <style:style style:name="ce36" style:family="table-cell" style:parent-style-name="Default">
      <style:table-cell-properties fo:background-color="#e6e6e6"/>
      <style:text-properties style:text-position=""/>
    </style:style>
    <style:style style:name="ce37" style:family="table-cell" style:parent-style-name="Default">
      <style:table-cell-properties fo:background-color="#008000"/>
      <style:text-properties style:text-position="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  <style:text-properties style:text-position=""/>
    </style:style>
    <style:style style:name="ce40" style:family="table-cell" style:parent-style-name="Default">
      <style:table-cell-properties fo:background-color="#999999"/>
      <style:text-properties style:text-position=""/>
    </style:style>
    <style:style style:name="ce41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43" style:family="table-cell" style:parent-style-name="Default">
      <style:table-cell-properties fo:wrap-option="wrap"/>
      <style:text-properties style:text-position="" fo:hyphenate="true"/>
    </style:style>
    <style:style style:name="ce44" style:family="table-cell" style:parent-style-name="Default">
      <style:table-cell-properties fo:background-color="#0000ff" fo:wrap-option="wrap"/>
      <style:text-properties style:text-position="" fo:hyphenate="true"/>
    </style:style>
    <style:style style:name="ce45" style:family="table-cell" style:parent-style-name="Default">
      <style:table-cell-properties fo:background-color="#99284c" fo:wrap-option="wrap"/>
      <style:text-properties style:text-position="" fo:hyphenate="true"/>
    </style:style>
    <style:style style:name="ce46" style:family="table-cell" style:parent-style-name="Default">
      <style:table-cell-properties fo:background-color="#e6e6e6" fo:wrap-option="wrap"/>
      <style:text-properties style:text-position="" fo:hyphenate="true"/>
    </style:style>
    <style:style style:name="ce47" style:family="table-cell" style:parent-style-name="Default">
      <style:table-cell-properties fo:background-color="#9966cc"/>
      <style:text-properties style:text-position=""/>
    </style:style>
    <style:style style:name="ce48" style:family="table-cell" style:parent-style-name="Default">
      <style:table-cell-properties fo:background-color="#eb613d"/>
      <style:text-properties style:text-position=""/>
    </style:style>
    <style:style style:name="ce49" style:family="table-cell" style:parent-style-name="Default">
      <style:table-cell-properties fo:background-color="#0000ff" fo:wrap-option="wrap"/>
      <style:text-properties fo:color="#0000ff" style:text-position="" fo:hyphenate="true"/>
    </style:style>
    <style:style style:name="ce50" style:family="table-cell" style:parent-style-name="Default">
      <style:table-cell-properties fo:background-color="#008000"/>
      <style:text-properties fo:color="#800000" style:text-position=""/>
    </style:style>
    <style:style style:name="ce51" style:family="table-cell" style:parent-style-name="Default">
      <style:table-cell-properties fo:background-color="#ff9966"/>
      <style:text-properties style:text-position=""/>
    </style:style>
    <style:style style:name="ce52" style:family="table-cell" style:parent-style-name="Default">
      <style:table-cell-properties fo:background-color="#0000ff"/>
      <style:text-properties style:text-position=""/>
    </style:style>
    <style:style style:name="ce53" style:family="table-cell" style:parent-style-name="Default">
      <style:table-cell-properties fo:background-color="#993366"/>
      <style:text-properties style:text-position=""/>
    </style:style>
    <style:style style:name="ce10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6pt" fo:font-weight="bold" style:font-size-asian="6pt" style:font-weight-asian="bold" style:font-size-complex="6pt" style:font-weight-complex="bold"/>
    </style:style>
    <style:style style:name="ce1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</style:style>
    <style:style style:name="ce103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</style:style>
    <style:style style:name="ce1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0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</style:style>
    <style:style style:name="ce10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10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1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1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1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15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1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</style:style>
    <style:style style:name="ce11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</style:style>
    <style:style style:name="ce11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</style:style>
    <style:style style:name="ce12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</style:style>
    <style:style style:name="ce121" style:family="table-cell" style:parent-style-name="Default">
      <style:table-cell-properties fo:border="0.06pt solid #000000"/>
      <style:text-properties style:text-position=""/>
    </style:style>
    <style:style style:name="ce122" style:family="table-cell" style:parent-style-name="VCC">
      <style:table-cell-properties fo:border="0.06pt solid #000000"/>
      <style:text-properties style:text-position=""/>
    </style:style>
    <style:style style:name="ce123" style:family="table-cell" style:parent-style-name="GND">
      <style:table-cell-properties fo:border="0.06pt solid #000000"/>
      <style:text-properties style:text-position="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2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29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style:font-weight-asian="bold" style:font-weight-complex="bold"/>
    </style:style>
    <style:style style:name="ce130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style:font-weight-asian="bold" style:font-weight-complex="bold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none"/>
      <style:text-properties style:text-position=""/>
    </style:style>
    <style:style style:name="ce134" style:family="table-cell" style:parent-style-name="VCC">
      <style:table-cell-properties fo:background-color="transparent" fo:border="none"/>
      <style:text-properties style:text-position=""/>
    </style:style>
    <style:style style:name="ce135" style:family="table-cell" style:parent-style-name="GND">
      <style:table-cell-properties fo:border="none"/>
      <style:text-properties style:text-position=""/>
    </style:style>
    <style:style style:name="ce136" style:family="table-cell" style:parent-style-name="Default">
      <style:table-cell-properties fo:background-color="#ffcc99"/>
      <style:text-properties style:text-position=""/>
    </style:style>
    <style:style style:name="ce137" style:family="table-cell" style:parent-style-name="Default">
      <style:table-cell-properties fo:background-color="#66cc99"/>
      <style:text-properties style:text-position=""/>
    </style:style>
    <style:style style:name="ce13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5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56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style:text-position="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style:text-position="" fo:font-weight="bold" style:font-weight-asian="bold" style:font-weight-complex="bold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style:text-position="" fo:font-weight="bold" style:font-weight-asian="bold" style:font-weight-complex="bold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style:text-position="" fo:font-weight="bold" style:font-weight-asian="bold" style:font-weight-complex="bold"/>
    </style:style>
    <style:style style:name="ce65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66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6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70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style:text-position="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style:text-position="" fo:font-weight="bold" style:font-weight-asian="bold" style:font-weight-complex="bold"/>
    </style:style>
    <style:style style:name="ce7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style:text-position="" fo:font-weight="bold" style:font-weight-asian="bold" style:font-weight-complex="bold"/>
    </style:style>
    <style:style style:name="ce7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style:text-position="" fo:font-weight="bold" style:font-weight-asian="bold" style:font-weight-complex="bold"/>
    </style:style>
    <style:style style:name="ce76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77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7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2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6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87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style:text-position="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0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text-position=""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</style:style>
    <style:style style:name="ce9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</style:style>
    <style:style style:name="ce9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</style:style>
    <style:style style:name="ce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</style:style>
    <style:style style:name="ce9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</style:style>
    <style:style style:name="ce9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</style:style>
    <style:style style:name="ce9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84" style:family="table-cell" style:parent-style-name="Default">
      <style:table-cell-properties fo:background-color="#ffcc00"/>
      <style:text-properties style:text-position=""/>
    </style:style>
    <style:style style:name="ce285" style:family="table-cell" style:parent-style-name="Default" style:data-style-name="N2">
      <style:text-properties style:text-position=""/>
    </style:style>
    <style:style style:name="ce286" style:family="table-cell" style:parent-style-name="Default" style:data-style-name="N109">
      <style:text-properties style:text-position=""/>
    </style:style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89" style:family="table-cell" style:parent-style-name="Default" style:data-style-name="N100">
      <style:text-properties style:text-position=""/>
    </style:style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92" style:family="table-cell" style:parent-style-name="Default">
      <style:text-properties fo:color="#999999" style:text-position=""/>
    </style:style>
    <style:style style:name="ce293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 style:text-position=""/>
    </style:style>
    <style:style style:name="ce295" style:family="table-cell" style:parent-style-name="Default">
      <style:text-properties fo:color="#999999" style:text-position="" fo:font-style="italic" fo:font-weight="bold" style:font-style-asian="italic" style:font-weight-asian="bold" style:font-style-complex="italic" style:font-weight-complex="bold"/>
    </style:style>
    <style:style style:name="ce315" style:family="table-cell" style:parent-style-name="Default">
      <style:table-cell-properties fo:background-color="#ffff00" fo:wrap-option="wrap"/>
      <style:text-properties style:text-position="" fo:font-weight="bold" style:font-weight-asian="bold" style:font-weight-complex="bold"/>
    </style:style>
    <style:style style:name="ce316" style:family="table-cell" style:parent-style-name="Default">
      <style:table-cell-properties fo:background-color="#eb613d" fo:wrap-option="wrap"/>
      <style:text-properties style:text-position="" fo:font-weight="bold" style:font-weight-asian="bold" style:font-weight-complex="bold"/>
      <style:map style:condition="cell-content()=&quot;ok&quot;" style:apply-style-name="ok" style:base-cell-address="'TO DO'.A2"/>
      <style:map style:condition="cell-content()=&quot;&quot;" style:apply-style-name="attente" style:base-cell-address="'TO DO'.A2"/>
    </style:style>
    <style:style style:name="ce317" style:family="table-cell" style:parent-style-name="Default">
      <style:table-cell-properties fo:background-color="#eb613d" fo:wrap-option="wrap"/>
      <style:text-properties style:text-position="" fo:font-weight="bold" style:font-weight-asian="bold" style:font-weight-complex="bold"/>
    </style:style>
    <style:style style:name="ce318" style:family="table-cell" style:parent-style-name="Default">
      <style:table-cell-properties fo:wrap-option="wrap"/>
      <style:text-properties style:text-position=""/>
    </style:style>
    <style:style style:name="ce319" style:family="table-cell" style:parent-style-name="Default">
      <style:table-cell-properties fo:wrap-option="wrap"/>
      <style:text-properties style:text-position="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99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00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2" style:family="table-cell" style:parent-style-name="Default">
      <style:text-properties fo:font-size="14pt" style:font-size-asian="14pt" style:font-size-complex="14pt"/>
    </style:style>
    <style:style style:name="ce20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4" style:family="table-cell" style:parent-style-name="Default" style:data-style-name="N107">
      <style:text-properties fo:font-size="14pt" style:font-size-asian="14pt" style:font-size-complex="14pt"/>
    </style:style>
    <style:style style:name="ce205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 style:data-style-name="N107">
      <style:text-properties fo:color="#008000" fo:font-size="14pt" style:font-size-asian="14pt" style:font-size-complex="14pt"/>
    </style:style>
    <style:style style:name="ce207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208" style:family="table-cell" style:parent-style-name="Default">
      <style:text-properties fo:color="#b3b3b3" fo:font-size="12pt" style:font-size-asian="12pt" style:font-size-complex="12pt"/>
    </style:style>
    <style:style style:name="ce209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210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>
      <style:text-properties fo:font-size="12pt" style:font-size-asian="12pt" style:font-size-complex="12pt"/>
    </style:style>
    <style:style style:name="ce2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14" style:family="table-cell" style:parent-style-name="Default" style:data-style-name="N107">
      <style:text-properties fo:font-size="12pt" style:font-size-asian="12pt" style:font-size-complex="12pt"/>
    </style:style>
    <style:style style:name="ce215" style:family="table-cell" style:parent-style-name="Default" style:data-style-name="N107">
      <style:text-properties fo:color="#b3b3b3" fo:font-size="12pt" style:font-size-asian="12pt" style:font-size-complex="12pt"/>
    </style:style>
    <style:style style:name="ce216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217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218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 style:data-style-name="N107"/>
    <style:style style:name="ce220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21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23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24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6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7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231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232" style:family="table-cell" style:parent-style-name="Default">
      <style:table-cell-properties fo:background-color="#ff6633"/>
    </style:style>
    <style:style style:name="ce233" style:family="table-cell" style:parent-style-name="Default">
      <style:table-cell-properties fo:background-color="#e6e6e6"/>
    </style:style>
    <style:style style:name="ce234" style:family="table-cell" style:parent-style-name="Default">
      <style:table-cell-properties fo:background-color="#008000"/>
    </style:style>
    <style:style style:name="ce235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236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237" style:family="table-cell" style:parent-style-name="Default">
      <style:table-cell-properties fo:background-color="#999999"/>
    </style:style>
    <style:style style:name="ce238" style:family="table-cell" style:parent-style-name="Default">
      <style:table-cell-properties fo:background-color="transparent"/>
    </style:style>
    <style:style style:name="ce239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240" style:family="table-cell" style:parent-style-name="Default">
      <style:table-cell-properties fo:wrap-option="wrap"/>
      <style:text-properties fo:hyphenate="true"/>
    </style:style>
    <style:style style:name="ce241" style:family="table-cell" style:parent-style-name="Default">
      <style:table-cell-properties fo:background-color="#0000ff" fo:wrap-option="wrap"/>
      <style:text-properties fo:hyphenate="true"/>
    </style:style>
    <style:style style:name="ce242" style:family="table-cell" style:parent-style-name="Default">
      <style:table-cell-properties fo:background-color="#99284c" fo:wrap-option="wrap"/>
      <style:text-properties fo:hyphenate="true"/>
    </style:style>
    <style:style style:name="ce243" style:family="table-cell" style:parent-style-name="Default">
      <style:table-cell-properties fo:background-color="#e6e6e6" fo:wrap-option="wrap"/>
      <style:text-properties fo:hyphenate="true"/>
    </style:style>
    <style:style style:name="ce244" style:family="table-cell" style:parent-style-name="Default">
      <style:table-cell-properties fo:background-color="#9966cc"/>
    </style:style>
    <style:style style:name="ce245" style:family="table-cell" style:parent-style-name="Default">
      <style:table-cell-properties fo:background-color="#eb613d"/>
    </style:style>
    <style:style style:name="ce246" style:family="table-cell" style:parent-style-name="Default">
      <style:table-cell-properties fo:background-color="#0000ff" fo:wrap-option="wrap"/>
      <style:text-properties fo:color="#0000ff" fo:hyphenate="true"/>
    </style:style>
    <style:style style:name="ce247" style:family="table-cell" style:parent-style-name="Default">
      <style:table-cell-properties fo:background-color="#008000"/>
      <style:text-properties fo:color="#800000"/>
    </style:style>
    <style:style style:name="ce248" style:family="table-cell" style:parent-style-name="Default">
      <style:table-cell-properties fo:background-color="#ff9966"/>
    </style:style>
    <style:style style:name="ce249" style:family="table-cell" style:parent-style-name="Default">
      <style:table-cell-properties fo:background-color="#0000ff"/>
    </style:style>
    <style:style style:name="ce250" style:family="table-cell" style:parent-style-name="Default">
      <style:table-cell-properties fo:background-color="#993366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2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53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54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5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6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2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60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261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62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63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6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6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67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6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2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71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272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73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74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75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6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78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9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1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2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3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96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29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99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0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0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0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0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0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0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0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0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0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1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312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313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32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27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328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329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330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33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33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33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33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335" style:family="table-cell" style:parent-style-name="Default">
      <style:table-cell-properties fo:border="0.06pt solid #000000"/>
    </style:style>
    <style:style style:name="ce336" style:family="table-cell" style:parent-style-name="VCC">
      <style:table-cell-properties fo:border="0.06pt solid #000000"/>
    </style:style>
    <style:style style:name="ce337" style:family="table-cell" style:parent-style-name="GND">
      <style:table-cell-properties fo:border="0.06pt solid #000000"/>
    </style:style>
    <style:style style:name="ce3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3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0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341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3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343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344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345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346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47" style:family="table-cell" style:parent-style-name="Default">
      <style:table-cell-properties fo:background-color="transparent" fo:border="none"/>
    </style:style>
    <style:style style:name="ce348" style:family="table-cell" style:parent-style-name="VCC">
      <style:table-cell-properties fo:background-color="transparent" fo:border="none"/>
    </style:style>
    <style:style style:name="ce349" style:family="table-cell" style:parent-style-name="GND">
      <style:table-cell-properties fo:border="none"/>
    </style:style>
    <style:style style:name="ce350" style:family="table-cell" style:parent-style-name="Default">
      <style:table-cell-properties fo:background-color="#ffcc99"/>
    </style:style>
    <style:style style:name="ce351" style:family="table-cell" style:parent-style-name="Default">
      <style:table-cell-properties fo:background-color="#66cc99"/>
    </style:style>
    <style:style style:name="ce35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353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55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56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358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359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360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61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62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6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36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36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366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67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68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370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371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372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73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74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7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37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37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37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37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8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8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82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383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8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385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386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387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388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89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90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9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9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39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3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95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96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9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98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0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0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02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403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404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405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07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08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09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10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11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12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1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41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41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1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1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1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2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21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22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24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25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26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27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28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29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431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43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43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43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43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4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43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439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440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441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44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44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44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4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446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44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448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449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45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45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45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45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45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45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457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45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45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460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46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46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46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464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46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46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46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46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46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47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471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47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47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74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7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76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4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4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480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48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48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3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48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48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488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89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0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492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4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495" style:family="table-cell" style:parent-style-name="Default">
      <style:table-cell-properties fo:wrap-option="wrap" style:vertical-align="middle"/>
      <style:text-properties fo:hyphenate="true"/>
    </style:style>
    <style:style style:name="ce496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497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498" style:family="table-cell" style:parent-style-name="Default">
      <style:table-cell-properties fo:background-color="#ffcc00"/>
    </style:style>
    <style:style style:name="ce499" style:family="table-cell" style:parent-style-name="Default" style:data-style-name="N2"/>
    <style:style style:name="ce500" style:family="table-cell" style:parent-style-name="Default" style:data-style-name="N109"/>
    <style:style style:name="ce50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0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3" style:family="table-cell" style:parent-style-name="Default" style:data-style-name="N100"/>
    <style:style style:name="ce50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06" style:family="table-cell" style:parent-style-name="Default">
      <style:text-properties fo:color="#999999"/>
    </style:style>
    <style:style style:name="ce50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08" style:family="table-cell" style:parent-style-name="Default">
      <style:text-properties fo:color="#000000"/>
    </style:style>
    <style:style style:name="ce509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ce510" style:family="table-cell" style:parent-style-name="Default">
      <style:text-properties fo:font-weight="bold" style:font-weight-asian="bold" style:font-weight-complex="bold"/>
    </style:style>
    <style:style style:name="ce511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512" style:family="table-cell" style:parent-style-name="Default">
      <style:table-cell-properties fo:background-color="#e6e64c"/>
    </style:style>
    <style:style style:name="ce513" style:family="table-cell" style:parent-style-name="Default" style:data-style-name="N107">
      <style:table-cell-properties fo:background-color="#ffd320"/>
      <style:text-properties fo:font-weight="bold" style:font-weight-asian="bold" style:font-weight-complex="bold"/>
    </style:style>
    <style:style style:name="ce514" style:family="table-cell" style:parent-style-name="Default" style:data-style-name="N107">
      <style:text-properties fo:font-weight="bold" style:font-weight-asian="bold" style:font-weight-complex="bold"/>
    </style:style>
    <style:style style:name="ce515" style:family="table-cell" style:parent-style-name="Default" style:data-style-name="N107">
      <style:table-cell-properties fo:background-color="#ffd320"/>
    </style:style>
    <style:style style:name="ce516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17" style:family="table-cell" style:parent-style-name="Default">
      <style:table-cell-properties fo:background-color="#ffd320"/>
    </style:style>
    <style:style style:name="ce518" style:family="table-cell" style:parent-style-name="Default" style:data-style-name="N107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0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525" style:family="table-cell" style:parent-style-name="Default">
      <style:table-cell-properties fo:background-color="#3deb3d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527" style:family="table-cell" style:parent-style-name="Default" style:data-style-name="N1"/>
    <style:style style:name="ce528" style:family="table-cell" style:parent-style-name="Default">
      <style:table-cell-properties fo:background-color="#00ff00"/>
    </style:style>
    <style:style style:name="ce529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530" style:family="table-cell" style:parent-style-name="Default">
      <style:table-cell-properties fo:background-color="#eb613d" fo:wrap-option="wrap"/>
      <style:text-properties fo:font-weight="bold" style:font-weight-asian="bold" style:font-weight-complex="bold"/>
      <style:map style:condition="cell-content()=&quot;ok&quot;" style:apply-style-name="ok" style:base-cell-address="'TO DO'.A2"/>
      <style:map style:condition="cell-content()=&quot;&quot;" style:apply-style-name="attente" style:base-cell-address="'TO DO'.A2"/>
    </style:style>
    <style:style style:name="ce531" style:family="table-cell" style:parent-style-name="Default">
      <style:table-cell-properties fo:background-color="#eb613d" fo:wrap-option="wrap"/>
      <style:text-properties fo:font-weight="bold" style:font-weight-asian="bold" style:font-weight-complex="bold"/>
    </style:style>
    <style:style style:name="ce532" style:family="table-cell" style:parent-style-name="Default">
      <style:table-cell-properties fo:wrap-option="wrap"/>
    </style:style>
    <style:style style:name="ce533" style:family="table-cell" style:parent-style-name="Default">
      <style:table-cell-properties fo:wrap-option="wrap"/>
    </style:style>
    <style:style style:name="ce534" style:family="table-cell" style:parent-style-name="Default" style:data-style-name="N12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Audio + uSD</text:p>
            <text:p>(atmega+</text:p>
            <text:p>VS1033)</text:p>
          </table:table-cell>
          <table:table-cell table:style-name="ce139" office:value-type="string" calcext:value-type="string">
            <text:p>MIDI+DMX</text:p>
            <text:p>(atmega ?)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puissance led </text:p>
            <text:p>(hc595 +</text:p>
            <text:p>Darlington)</text:p>
          </table:table-cell>
          <table:table-cell table:style-name="ce139" office:value-type="string" calcext:value-type="string">
            <text:p>Relais</text:p>
            <text:p>(hC595)</text:p>
          </table:table-cell>
          <table:table-cell table:style-name="ce139" office:value-type="string" calcext:value-type="string">
            <text:p>Titreur</text:p>
            <text:p>(atmega)</text:p>
          </table:table-cell>
          <table:table-cell table:style-name="ce4" office:value-type="string" calcext:value-type="string">
            <text:p>Infos (</text:p>
          </table:table-cell>
          <table:table-cell table:style-name="ce4" office:value-type="string" calcext:value-type="string">
            <text:p>Full IHM </text:p>
            <text:p>Input</text:p>
          </table:table-cell>
          <table:table-cell table:style-name="ce4" office:value-type="string" calcext:value-type="string">
            <text:p>puissance led</text:p>
          </table:table-cell>
          <table:table-cell table:style-name="ce4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string" calcext:value-type="string">
            <text:p>PD3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 table:number-columns-repeated="2"/>
          <table:table-cell table:style-name="ce129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string" calcext:value-type="string">
            <text:p>PD4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 table:number-columns-repeated="2"/>
          <table:table-cell table:style-name="ce130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/>
          <table:table-cell table:style-name="ce126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8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string" calcext:value-type="string">
            <text:p>VCC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74" office:value-type="string" calcext:value-type="string">
            <text:p>GND </text:p>
          </table:table-cell>
          <table:table-cell table:style-name="ce84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4" office:value-type="float" office:value="6" calcext:value-type="float">
            <text:p>6</text:p>
          </table:table-cell>
          <table:table-cell table:style-name="ce75" office:value-type="string" calcext:value-type="string">
            <text:p>VCC</text:p>
          </table:table-cell>
          <table:table-cell table:style-name="ce85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XTAL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string" calcext:value-type="string">
            <text:p>XTAL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string" calcext:value-type="string">
            <text:p>PD5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7&quot;;[.$A$7])" office:value-type="float" office:value="0" calcext:value-type="float">
            <text:p>0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string" calcext:value-type="string">
            <text:p>PD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8&quot;;[.$A$8])" office:value-type="string" office:string-value="*" calcext:value-type="string">
            <text:p>*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string" calcext:value-type="string">
            <text:p>PD7</text:p>
          </table:table-cell>
          <table:table-cell table:style-name="ce83"/>
          <table:table-cell table:style-name="ce92"/>
          <table:table-cell table:style-name="ce99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08" table:formula="of:=HYPERLINK(&quot;#Refs.$A$9&quot;;[.$A$9])" office:value-type="string" office:string-value="*" calcext:value-type="string">
            <text:p>*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string" calcext:value-type="string">
            <text:p>PB0</text:p>
          </table:table-cell>
          <table:table-cell table:style-name="ce83"/>
          <table:table-cell table:style-name="ce92"/>
          <table:table-cell table:style-name="ce95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38" table:formula="of:=HYPERLINK(&quot;#Refs.$A$10&quot;;[.C62])" office:value-type="string" office:string-value="INTA" calcext:value-type="string">
            <text:p>INTA</text:p>
          </table:table-cell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string" calcext:value-type="string">
            <text:p>PB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27" office:value-type="string" calcext:value-type="string">
            <text:p>CS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string" calcext:value-type="string">
            <text:p>PB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SECU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76" office:value-type="string" calcext:value-type="string">
            <text:p>PB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!EXT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77" office:value-type="string" calcext:value-type="string">
            <text:p>PB4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27" office:value-type="string" calcext:value-type="string">
            <text:p>CS</text:p>
          </table:table-cell>
          <table:table-cell table:style-name="ce127" table:number-columns-repeated="3"/>
          <table:table-cell table:style-name="ce124"/>
          <table:table-cell table:number-columns-repeated="1000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PB5</text:p>
          </table:table-cell>
          <table:table-cell table:style-name="ce86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6" office:value-type="string" calcext:value-type="string">
            <text:p>*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AVCC</text:p>
          </table:table-cell>
          <table:table-cell table:style-name="ce87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string" calcext:value-type="string">
            <text:p>AD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MP3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string" calcext:value-type="string">
            <text:p>AREF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DCS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RST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string" calcext:value-type="string">
            <text:p>ADC7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uSD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PC0</text:p>
          </table:table-cell>
          <table:table-cell table:style-name="ce88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17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string" calcext:value-type="string">
            <text:p>PC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 office:value-type="string" calcext:value-type="string">
            <text:p>!CS</text:p>
          </table:table-cell>
          <table:table-cell table:style-name="ce117" office:value-type="string" calcext:value-type="string">
            <text:p>***</text:p>
          </table:table-cell>
          <table:table-cell table:style-name="ce124" table:number-columns-repeated="2"/>
          <table:table-cell table:style-name="ce117" office:value-type="string" calcext:value-type="string">
            <text:p>*</text:p>
          </table:table-cell>
          <table:table-cell table:style-name="ce128"/>
          <table:table-cell table:style-name="ce112"/>
          <table:table-cell table:style-name="ce107" office:value-type="string" calcext:value-type="string">
            <text:p>*</text:p>
          </table:table-cell>
          <table:table-cell table:style-name="ce124"/>
          <table:table-cell table:style-name="ce112" table:number-columns-repeated="3"/>
          <table:table-cell table:style-name="ce127" office:value-type="string" calcext:value-type="string">
            <text:p>*</text:p>
          </table:table-cell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5" calcext:value-type="float">
            <text:p>25</text:p>
          </table:table-cell>
          <table:table-cell table:style-name="ce78" office:value-type="string" calcext:value-type="string">
            <text:p>PC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office:value-type="string" calcext:value-type="string">
            <text:p>CS</text:p>
          </table:table-cell>
          <table:table-cell table:style-name="ce117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/>
          <table:table-cell table:style-name="ce127" office:value-type="string" calcext:value-type="string">
            <text:p>CS</text:p>
          </table:table-cell>
          <table:table-cell table:style-name="ce127"/>
          <table:table-cell table:style-name="ce112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6" calcext:value-type="float">
            <text:p>26</text:p>
          </table:table-cell>
          <table:table-cell table:style-name="ce79" office:value-type="string" calcext:value-type="string">
            <text:p>PC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67" office:value-type="float" office:value="27" calcext:value-type="float">
            <text:p>27</text:p>
          </table:table-cell>
          <table:table-cell table:style-name="ce71" office:value-type="string" calcext:value-type="string">
            <text:p>PC4</text:p>
          </table:table-cell>
          <table:table-cell table:style-name="ce84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PC5</text:p>
          </table:table-cell>
          <table:table-cell table:style-name="ce85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string" calcext:value-type="string">
            <text:p>P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string" calcext:value-type="string">
            <text:p>PD0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9"/>
          <table:table-cell table:style-name="ce118" office:value-type="string" calcext:value-type="string">
            <text:p>CODE</text:p>
          </table:table-cell>
          <table:table-cell table:style-name="ce118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80" office:value-type="string" calcext:value-type="string">
            <text:p>PD1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SECU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80" office:value-type="string" calcext:value-type="string">
            <text:p>PD2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NORM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 table:number-rows-repeated="2">
          <table:table-cell/>
          <table:table-cell table:style-name="ce60"/>
          <table:table-cell table:style-name="ce80"/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/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PB0</text:p>
          </table:table-cell>
          <table:table-cell table:style-name="ce89" office:value-type="string" calcext:value-type="string">
            <text:p>B8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26" office:value-type="string" calcext:value-type="string">
            <text:p>SECT</text:p>
          </table:table-cell>
          <table:table-cell table:style-name="ce133"/>
          <table:table-cell table:style-name="ce121"/>
          <table:table-cell table:style-name="ce126"/>
          <table:table-cell table:style-name="ce121" table:number-columns-repeated="4"/>
          <table:table-cell table:style-name="ce118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GPB1</text:p>
          </table:table-cell>
          <table:table-cell table:style-name="ce89" office:value-type="string" calcext:value-type="string">
            <text:p>B9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1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3" calcext:value-type="float">
            <text:p>3</text:p>
          </table:table-cell>
          <table:table-cell table:style-name="ce81" office:value-type="string" calcext:value-type="string">
            <text:p>GPB2</text:p>
          </table:table-cell>
          <table:table-cell table:style-name="ce89" office:value-type="string" calcext:value-type="string">
            <text:p>B1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2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4" calcext:value-type="float">
            <text:p>4</text:p>
          </table:table-cell>
          <table:table-cell table:style-name="ce81" office:value-type="string" calcext:value-type="string">
            <text:p>GPB3</text:p>
          </table:table-cell>
          <table:table-cell table:style-name="ce89" office:value-type="string" calcext:value-type="string">
            <text:p>B1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3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GPB4</text:p>
          </table:table-cell>
          <table:table-cell table:style-name="ce89" office:value-type="string" calcext:value-type="string">
            <text:p>B1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6" calcext:value-type="float">
            <text:p>6</text:p>
          </table:table-cell>
          <table:table-cell table:style-name="ce81" office:value-type="string" calcext:value-type="string">
            <text:p>GPB5</text:p>
          </table:table-cell>
          <table:table-cell table:style-name="ce89" office:value-type="string" calcext:value-type="string">
            <text:p>B1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7" calcext:value-type="float">
            <text:p>7</text:p>
          </table:table-cell>
          <table:table-cell table:style-name="ce81" office:value-type="string" calcext:value-type="string">
            <text:p>GPB6</text:p>
          </table:table-cell>
          <table:table-cell table:style-name="ce89" office:value-type="string" calcext:value-type="string">
            <text:p>B1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8" calcext:value-type="float">
            <text:p>8</text:p>
          </table:table-cell>
          <table:table-cell table:style-name="ce81" office:value-type="string" calcext:value-type="string">
            <text:p>GPB7</text:p>
          </table:table-cell>
          <table:table-cell table:style-name="ce89" office:value-type="string" calcext:value-type="string">
            <text:p>B1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70" office:value-type="float" office:value="9" calcext:value-type="float">
            <text:p>9</text:p>
          </table:table-cell>
          <table:table-cell table:style-name="ce82" office:value-type="string" calcext:value-type="string">
            <text:p>VDD</text:p>
          </table:table-cell>
          <table:table-cell table:style-name="ce90"/>
          <table:table-cell table:style-name="ce97" table:number-columns-repeated="5"/>
          <table:table-cell table:style-name="VCC"/>
          <table:table-cell table:style-name="ce113"/>
          <table:table-cell table:style-name="ce122" table:number-columns-repeated="3"/>
          <table:table-cell table:style-name="ce113"/>
          <table:table-cell table:style-name="ce134"/>
          <table:table-cell table:style-name="ce122"/>
          <table:table-cell table:style-name="ce113"/>
          <table:table-cell table:style-name="ce122" table:number-columns-repeated="4"/>
          <table:table-cell table:style-name="ce125"/>
          <table:table-cell table:style-name="ce122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10" calcext:value-type="float">
            <text:p>10</text:p>
          </table:table-cell>
          <table:table-cell table:style-name="ce79" office:value-type="string" calcext:value-type="string">
            <text:p>GND</text:p>
          </table:table-cell>
          <table:table-cell table:style-name="ce85"/>
          <table:table-cell table:style-name="ce98" table:number-columns-repeated="5"/>
          <table:table-cell table:style-name="GND"/>
          <table:table-cell table:style-name="ce114"/>
          <table:table-cell table:style-name="ce123" table:number-columns-repeated="3"/>
          <table:table-cell table:style-name="ce114"/>
          <table:table-cell table:style-name="ce135"/>
          <table:table-cell table:style-name="ce123"/>
          <table:table-cell table:style-name="ce114"/>
          <table:table-cell table:style-name="ce123" table:number-columns-repeated="4"/>
          <table:table-cell table:style-name="ce111"/>
          <table:table-cell table:style-name="ce123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1" calcext:value-type="float">
            <text:p>11</text:p>
          </table:table-cell>
          <table:table-cell table:style-name="ce81" office:value-type="string" calcext:value-type="string">
            <text:p>NC / !CS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!CS</text:p>
          </table:table-cell>
          <table:table-cell table:style-name="ce96"/>
          <table:table-cell/>
          <table:table-cell table:style-name="ce115" table:formula="of:=[.D31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2" calcext:value-type="float">
            <text:p>12</text:p>
          </table:table-cell>
          <table:table-cell table:style-name="ce81" office:value-type="string" calcext:value-type="string">
            <text:p>SCL/SCK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SCK</text:p>
          </table:table-cell>
          <table:table-cell table:style-name="ce96"/>
          <table:table-cell/>
          <table:table-cell table:style-name="ce115" table:formula="of:=[.D10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3" calcext:value-type="float">
            <text:p>13</text:p>
          </table:table-cell>
          <table:table-cell table:style-name="ce81" office:value-type="string" calcext:value-type="string">
            <text:p>SDA / SI</text:p>
          </table:table-cell>
          <table:table-cell table:style-name="ce89"/>
          <table:table-cell table:style-name="ce96" office:value-type="string" calcext:value-type="string">
            <text:p>I/O</text:p>
          </table:table-cell>
          <table:table-cell table:style-name="ce96" table:number-columns-repeated="2"/>
          <table:table-cell table:style-name="ce100" office:value-type="string" calcext:value-type="string">
            <text:p>MOSI</text:p>
          </table:table-cell>
          <table:table-cell table:style-name="ce96"/>
          <table:table-cell/>
          <table:table-cell table:style-name="ce115" table:formula="of:=[.D8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4" calcext:value-type="float">
            <text:p>14</text:p>
          </table:table-cell>
          <table:table-cell table:style-name="ce81" office:value-type="string" calcext:value-type="string">
            <text:p>NC / SO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table:number-columns-repeated="2"/>
          <table:table-cell table:style-name="ce100" office:value-type="string" calcext:value-type="string">
            <text:p>MISO</text:p>
          </table:table-cell>
          <table:table-cell table:style-name="ce96"/>
          <table:table-cell/>
          <table:table-cell table:style-name="ce116" table:formula="of:=[.D9]" office:value-type="float" office:value="0" calcext:value-type="float">
            <text:p>0</text:p>
          </table:table-cell>
          <table:table-cell table:style-name="ce121" table:number-columns-repeated="3"/>
          <table:table-cell table:style-name="ce127" office:value-type="string" calcext:value-type="string">
            <text:p>*</text:p>
          </table:table-cell>
          <table:table-cell table:style-name="ce133"/>
          <table:table-cell table:style-name="ce121"/>
          <table:table-cell table:style-name="ce127" office:value-type="string" calcext:value-type="string">
            <text:p>*</text:p>
          </table:table-cell>
          <table:table-cell table:style-name="ce121" table:number-columns-repeated="4"/>
          <table:table-cell table:style-name="ce117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5" calcext:value-type="float">
            <text:p>15</text:p>
          </table:table-cell>
          <table:table-cell table:style-name="ce81" office:value-type="string" calcext:value-type="string">
            <text:p>A0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6" calcext:value-type="float">
            <text:p>16</text:p>
          </table:table-cell>
          <table:table-cell table:style-name="ce81" office:value-type="string" calcext:value-type="string">
            <text:p>A1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7" calcext:value-type="float">
            <text:p>17</text:p>
          </table:table-cell>
          <table:table-cell table:style-name="ce81" office:value-type="string" calcext:value-type="string">
            <text:p>A2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9" office:value-type="float" office:value="18" calcext:value-type="float">
            <text:p>18</text:p>
          </table:table-cell>
          <table:table-cell table:style-name="ce81" office:value-type="string" calcext:value-type="string">
            <text:p>!RESET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9" calcext:value-type="float">
            <text:p>19</text:p>
          </table:table-cell>
          <table:table-cell table:style-name="ce81" office:value-type="string" calcext:value-type="string">
            <text:p>INTB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office:value-type="string" calcext:value-type="string">
            <text:p>B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0" calcext:value-type="float">
            <text:p>20</text:p>
          </table:table-cell>
          <table:table-cell table:style-name="ce81" office:value-type="string" calcext:value-type="string">
            <text:p>INTA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A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 table:formula="of:=[.$D19]" office:value-type="float" office:value="0" calcext:value-type="float">
            <text:p>0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1" calcext:value-type="float">
            <text:p>21</text:p>
          </table:table-cell>
          <table:table-cell table:style-name="ce81" office:value-type="string" calcext:value-type="string">
            <text:p>GPA0</text:p>
          </table:table-cell>
          <table:table-cell table:style-name="ce89" office:value-type="string" calcext:value-type="string">
            <text:p>B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power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2" calcext:value-type="float">
            <text:p>22</text:p>
          </table:table-cell>
          <table:table-cell table:style-name="ce81" office:value-type="string" calcext:value-type="string">
            <text:p>GPA1</text:p>
          </table:table-cell>
          <table:table-cell table:style-name="ce89" office:value-type="string" calcext:value-type="string">
            <text:p>B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wifi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3" calcext:value-type="float">
            <text:p>23</text:p>
          </table:table-cell>
          <table:table-cell table:style-name="ce81" office:value-type="string" calcext:value-type="string">
            <text:p>GPA2</text:p>
          </table:table-cell>
          <table:table-cell table:style-name="ce89" office:value-type="string" calcext:value-type="string">
            <text:p>B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link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4" calcext:value-type="float">
            <text:p>24</text:p>
          </table:table-cell>
          <table:table-cell table:style-name="ce81" office:value-type="string" calcext:value-type="string">
            <text:p>GPA3</text:p>
          </table:table-cell>
          <table:table-cell table:style-name="ce89" office:value-type="string" calcext:value-type="string">
            <text:p>B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bat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5" calcext:value-type="float">
            <text:p>25</text:p>
          </table:table-cell>
          <table:table-cell table:style-name="ce81" office:value-type="string" calcext:value-type="string">
            <text:p>GPA4</text:p>
          </table:table-cell>
          <table:table-cell table:style-name="ce89" office:value-type="string" calcext:value-type="string">
            <text:p>B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1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6" calcext:value-type="float">
            <text:p>26</text:p>
          </table:table-cell>
          <table:table-cell table:style-name="ce81" office:value-type="string" calcext:value-type="string">
            <text:p>GPA5</text:p>
          </table:table-cell>
          <table:table-cell table:style-name="ce89" office:value-type="string" calcext:value-type="string">
            <text:p>B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2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GPA6</text:p>
          </table:table-cell>
          <table:table-cell table:style-name="ce89" office:value-type="string" calcext:value-type="string">
            <text:p>B6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REBOO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GPA7</text:p>
          </table:table-cell>
          <table:table-cell table:style-name="ce89" office:value-type="string" calcext:value-type="string">
            <text:p>B7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ILS_IHM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office:forms form:automatic-focus="false" form:apply-design-mode="false"/>
        <table:table-column table:style-name="co21" table:default-cell-style-name="ce25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238"/>
        <table:table-column table:style-name="co30" table:number-columns-repeated="2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350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351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314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314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256" office:value-type="string" calcext:value-type="string">
            <text:p>PIN Atmega</text:p>
          </table:table-cell>
          <table:table-cell table:style-name="ce256" office:value-type="string" calcext:value-type="string">
            <text:p>Designation</text:p>
          </table:table-cell>
          <table:table-cell table:style-name="ce256" office:value-type="string" calcext:value-type="string">
            <text:p>PIN n°</text:p>
          </table:table-cell>
          <table:table-cell table:style-name="ce300" office:value-type="string" calcext:value-type="string">
            <text:p>ADC</text:p>
          </table:table-cell>
          <table:table-cell table:style-name="ce300" office:value-type="string" calcext:value-type="string">
            <text:p>INT</text:p>
          </table:table-cell>
          <table:table-cell table:style-name="ce300" office:value-type="string" calcext:value-type="string">
            <text:p>RT/JTAG</text:p>
          </table:table-cell>
          <table:table-cell table:style-name="ce300" office:value-type="string" calcext:value-type="string">
            <text:p>SPI</text:p>
          </table:table-cell>
          <table:table-cell table:style-name="ce300" office:value-type="string" calcext:value-type="string">
            <text:p>Autres</text:p>
          </table:table-cell>
          <table:table-cell table:style-name="ce310"/>
          <table:table-cell table:style-name="ce320" office:value-type="string" calcext:value-type="string">
            <text:p>Bus 16</text:p>
          </table:table-cell>
          <table:table-cell table:style-name="ce320" office:value-type="string" calcext:value-type="string">
            <text:p>CodeExt.</text:p>
          </table:table-cell>
          <table:table-cell table:style-name="ce320" office:value-type="string" calcext:value-type="string">
            <text:p>RTC</text:p>
          </table:table-cell>
          <table:table-cell table:style-name="ce320" office:value-type="string" calcext:value-type="string">
            <text:p>CaptT°</text:p>
          </table:table-cell>
          <table:table-cell table:style-name="ce320" office:value-type="string" calcext:value-type="string">
            <text:p>Batt.</text:p>
          </table:table-cell>
          <table:table-cell table:style-name="ce342"/>
          <table:table-cell table:style-name="ce320" office:value-type="string" calcext:value-type="string">
            <text:p>YunSh.</text:p>
          </table:table-cell>
          <table:table-cell table:style-name="ce320" office:value-type="string" calcext:value-type="string">
            <text:p>IHM</text:p>
          </table:table-cell>
          <table:table-cell table:style-name="ce353" office:value-type="string" calcext:value-type="string">
            <text:p>CaptLumi</text:p>
          </table:table-cell>
          <table:table-cell table:style-name="ce353" office:value-type="string" calcext:value-type="string">
            <text:p>Audio + uSD</text:p>
          </table:table-cell>
          <table:table-cell table:style-name="ce353" office:value-type="string" calcext:value-type="string">
            <text:p>MIDI+DMX</text:p>
          </table:table-cell>
          <table:table-cell table:style-name="ce353" office:value-type="string" calcext:value-type="string">
            <text:p>Radio</text:p>
          </table:table-cell>
          <table:table-cell table:style-name="ce353" office:value-type="string" calcext:value-type="string">
            <text:p>Relais/Puis.</text:p>
          </table:table-cell>
          <table:table-cell table:style-name="ce353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1" calcext:value-type="float">
            <text:p>1</text:p>
          </table:table-cell>
          <table:table-cell table:style-name="ce363" office:value-type="string" calcext:value-type="string">
            <text:p>PB5</text:p>
          </table:table-cell>
          <table:table-cell table:style-name="ce369" office:value-type="string" calcext:value-type="string">
            <text:p>A13</text:p>
          </table:table-cell>
          <table:table-cell table:style-name="ce375" table:number-columns-repeated="3"/>
          <table:table-cell table:style-name="ce378" office:value-type="string" calcext:value-type="string">
            <text:p>MOSI</text:p>
          </table:table-cell>
          <table:table-cell table:style-name="ce375"/>
          <table:table-cell table:style-name="ce384"/>
          <table:table-cell table:style-name="ce391" table:formula="of:=HYPERLINK(&quot;#Refs.$A$4&quot;;[.$A$4])" office:value-type="float" office:value="0" calcext:value-type="float">
            <text:p>0</text:p>
          </table:table-cell>
          <table:table-cell table:style-name="ce406"/>
          <table:table-cell table:style-name="ce413" table:formula="of:=HYPERLINK(&quot;#Refs.$A$4&quot;;[.$A$4])" office:value-type="float" office:value="0" calcext:value-type="float">
            <text:p>0</text:p>
          </table:table-cell>
          <table:table-cell table:style-name="ce406" table:number-columns-repeated="2"/>
          <table:table-cell table:style-name="ce421"/>
          <table:table-cell table:style-name="ce430" table:formula="of:=HYPERLINK(&quot;#Refs.$A$4&quot;;[.$A$4])" office:value-type="float" office:value="0" calcext:value-type="float">
            <text:p>0</text:p>
          </table:table-cell>
          <table:table-cell table:style-name="ce442" table:formula="of:=HYPERLINK(&quot;#Refs.$A$4&quot;;[.$A$4])" office:value-type="float" office:value="0" calcext:value-type="float">
            <text:p>0</text:p>
          </table:table-cell>
          <table:table-cell table:style-name="ce447"/>
          <table:table-cell table:style-name="ce466" table:formula="of:=HYPERLINK(&quot;#Refs.$A$4&quot;;[.$A$4])" office:value-type="float" office:value="0" calcext:value-type="float">
            <text:p>0</text:p>
          </table:table-cell>
          <table:table-cell table:style-name="ce470" table:formula="of:=HYPERLINK(&quot;#Refs.$A$4&quot;;[.$A$4])" office:value-type="float" office:value="0" calcext:value-type="float">
            <text:p>0</text:p>
          </table:table-cell>
          <table:table-cell table:style-name="ce477" table:formula="of:=HYPERLINK(&quot;#Refs.$A$4&quot;;[.$A$4])" office:value-type="float" office:value="0" calcext:value-type="float">
            <text:p>0</text:p>
          </table:table-cell>
          <table:table-cell table:style-name="ce420"/>
          <table:table-cell table:style-name="ce485" table:formula="of:=HYPERLINK(&quot;#Refs.$A$4&quot;;[.$A$4])" office:value-type="float" office:value="0" calcext:value-type="float">
            <text:p>0</text:p>
          </table:table-cell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2" calcext:value-type="float">
            <text:p>2</text:p>
          </table:table-cell>
          <table:table-cell table:style-name="ce363" office:value-type="string" calcext:value-type="string">
            <text:p>PB6</text:p>
          </table:table-cell>
          <table:table-cell table:style-name="ce369" office:value-type="string" calcext:value-type="string">
            <text:p>A14</text:p>
          </table:table-cell>
          <table:table-cell table:style-name="ce375" table:number-columns-repeated="3"/>
          <table:table-cell table:style-name="ce378" office:value-type="string" calcext:value-type="string">
            <text:p>MISO</text:p>
          </table:table-cell>
          <table:table-cell table:style-name="ce375"/>
          <table:table-cell table:style-name="ce384"/>
          <table:table-cell table:style-name="ce392" table:formula="of:=HYPERLINK(&quot;#Refs.$A$5&quot;;[.$A$5])" office:value-type="float" office:value="0" calcext:value-type="float">
            <text:p>0</text:p>
          </table:table-cell>
          <table:table-cell table:style-name="ce407"/>
          <table:table-cell table:style-name="ce414" table:formula="of:=HYPERLINK(&quot;#Refs.$A$5&quot;;[.$A$5])" office:value-type="float" office:value="0" calcext:value-type="float">
            <text:p>0</text:p>
          </table:table-cell>
          <table:table-cell table:style-name="ce407" table:number-columns-repeated="2"/>
          <table:table-cell table:style-name="ce422"/>
          <table:table-cell table:style-name="ce431" table:formula="of:=HYPERLINK(&quot;#Refs.$A$5&quot;;[.$A$5])" office:value-type="float" office:value="0" calcext:value-type="float">
            <text:p>0</text:p>
          </table:table-cell>
          <table:table-cell table:style-name="ce443" table:formula="of:=HYPERLINK(&quot;#Refs.$A$5&quot;;[.$A$5])" office:value-type="float" office:value="0" calcext:value-type="float">
            <text:p>0</text:p>
          </table:table-cell>
          <table:table-cell table:style-name="ce450"/>
          <table:table-cell table:style-name="ce467" table:formula="of:=HYPERLINK(&quot;#Refs.$A$5&quot;;[.$A$5])" office:value-type="float" office:value="0" calcext:value-type="float">
            <text:p>0</text:p>
          </table:table-cell>
          <table:table-cell table:style-name="ce471" table:formula="of:=HYPERLINK(&quot;#Refs.$A$5&quot;;[.$A$5])" office:value-type="float" office:value="0" calcext:value-type="float">
            <text:p>0</text:p>
          </table:table-cell>
          <table:table-cell table:style-name="ce478" table:formula="of:=HYPERLINK(&quot;#Refs.$A$5&quot;;[.$A$5])" office:value-type="float" office:value="0" calcext:value-type="float">
            <text:p>0</text:p>
          </table:table-cell>
          <table:table-cell table:style-name="ce480"/>
          <table:table-cell table:style-name="ce486" table:formula="of:=HYPERLINK(&quot;#Refs.$A$5&quot;;[.$A$5])" office:value-type="float" office:value="0" calcext:value-type="float">
            <text:p>0</text:p>
          </table:table-cell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3" calcext:value-type="float">
            <text:p>3</text:p>
          </table:table-cell>
          <table:table-cell table:style-name="ce363" office:value-type="string" calcext:value-type="string">
            <text:p>PB7</text:p>
          </table:table-cell>
          <table:table-cell table:style-name="ce369" office:value-type="string" calcext:value-type="string">
            <text:p>A15</text:p>
          </table:table-cell>
          <table:table-cell table:style-name="ce375" table:number-columns-repeated="3"/>
          <table:table-cell table:style-name="ce378" office:value-type="string" calcext:value-type="string">
            <text:p>SCK</text:p>
          </table:table-cell>
          <table:table-cell table:style-name="ce375"/>
          <table:table-cell table:style-name="ce384"/>
          <table:table-cell table:style-name="ce393" table:formula="of:=HYPERLINK(&quot;#Refs.$A$6&quot;;[.$A$6])" office:value-type="float" office:value="0" calcext:value-type="float">
            <text:p>0</text:p>
          </table:table-cell>
          <table:table-cell table:style-name="ce406"/>
          <table:table-cell table:style-name="ce415" table:formula="of:=HYPERLINK(&quot;#Refs.$A$6&quot;;[.$A$6])" office:value-type="float" office:value="0" calcext:value-type="float">
            <text:p>0</text:p>
          </table:table-cell>
          <table:table-cell table:style-name="ce406"/>
          <table:table-cell table:style-name="ce416"/>
          <table:table-cell table:style-name="ce423"/>
          <table:table-cell table:style-name="ce432" table:formula="of:=HYPERLINK(&quot;#Refs.$A$6&quot;;[.$A$6])" office:value-type="float" office:value="0" calcext:value-type="float">
            <text:p>0</text:p>
          </table:table-cell>
          <table:table-cell table:style-name="ce444" table:formula="of:=HYPERLINK(&quot;#Refs.$A$6&quot;;[.$A$6])" office:value-type="float" office:value="0" calcext:value-type="float">
            <text:p>0</text:p>
          </table:table-cell>
          <table:table-cell table:style-name="ce447"/>
          <table:table-cell table:style-name="ce468" table:formula="of:=HYPERLINK(&quot;#Refs.$A$6&quot;;[.$A$6])" office:value-type="float" office:value="0" calcext:value-type="float">
            <text:p>0</text:p>
          </table:table-cell>
          <table:table-cell table:style-name="ce472" table:formula="of:=HYPERLINK(&quot;#Refs.$A$6&quot;;[.$A$6])" office:value-type="float" office:value="0" calcext:value-type="float">
            <text:p>0</text:p>
          </table:table-cell>
          <table:table-cell table:style-name="ce479" table:formula="of:=HYPERLINK(&quot;#Refs.$A$6&quot;;[.$A$6])" office:value-type="float" office:value="0" calcext:value-type="float">
            <text:p>0</text:p>
          </table:table-cell>
          <table:table-cell table:style-name="ce481"/>
          <table:table-cell table:style-name="ce487" table:formula="of:=HYPERLINK(&quot;#Refs.$A$6&quot;;[.$A$6])" office:value-type="float" office:value="0" calcext:value-type="float">
            <text:p>0</text:p>
          </table:table-cell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\</text:p>
          </table:table-cell>
          <table:table-cell table:style-name="ce357" office:value-type="float" office:value="4" calcext:value-type="float">
            <text:p>4</text:p>
          </table:table-cell>
          <table:table-cell table:style-name="ce363" office:value-type="string" calcext:value-type="string">
            <text:p>!RESET</text:p>
          </table:table-cell>
          <table:table-cell table:style-name="ce369"/>
          <table:table-cell table:style-name="ce375" table:number-columns-repeated="5"/>
          <table:table-cell table:style-name="ce384"/>
          <table:table-cell table:style-name="ce394"/>
          <table:table-cell table:style-name="ce406"/>
          <table:table-cell table:style-name="ce416" table:number-columns-repeated="3"/>
          <table:table-cell table:style-name="ce423"/>
          <table:table-cell table:style-name="ce433"/>
          <table:table-cell table:style-name="ce445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+</text:p>
          </table:table-cell>
          <table:table-cell table:style-name="ce358" office:value-type="float" office:value="5" calcext:value-type="float">
            <text:p>5</text:p>
          </table:table-cell>
          <table:table-cell table:style-name="ce364" office:value-type="string" calcext:value-type="string">
            <text:p>VCC</text:p>
          </table:table-cell>
          <table:table-cell table:style-name="ce370" office:value-type="string" calcext:value-type="string">
            <text:p>A5V</text:p>
          </table:table-cell>
          <table:table-cell table:style-name="ce375" table:number-columns-repeated="5"/>
          <table:table-cell table:style-name="ce384"/>
          <table:table-cell table:style-name="ce394"/>
          <table:table-cell table:style-name="ce406"/>
          <table:table-cell table:style-name="ce416" table:number-columns-repeated="3"/>
          <table:table-cell table:style-name="ce423"/>
          <table:table-cell table:style-name="ce433"/>
          <table:table-cell table:style-name="ce445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8">
          <table:table-cell table:style-name="ce354" office:value-type="string" calcext:value-type="string">
            <text:p>-</text:p>
          </table:table-cell>
          <table:table-cell table:style-name="ce359" office:value-type="float" office:value="6" calcext:value-type="float">
            <text:p>6</text:p>
          </table:table-cell>
          <table:table-cell table:style-name="ce365" office:value-type="string" calcext:value-type="string">
            <text:p>GND</text:p>
          </table:table-cell>
          <table:table-cell table:style-name="ce371" office:value-type="string" calcext:value-type="string">
            <text:p>AGND</text:p>
          </table:table-cell>
          <table:table-cell table:style-name="ce375" table:number-columns-repeated="5"/>
          <table:table-cell table:style-name="ce384"/>
          <table:table-cell table:style-name="ce394"/>
          <table:table-cell table:style-name="ce406"/>
          <table:table-cell table:style-name="ce416" table:number-columns-repeated="3"/>
          <table:table-cell table:style-name="ce423"/>
          <table:table-cell table:style-name="ce433"/>
          <table:table-cell table:style-name="ce445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\</text:p>
          </table:table-cell>
          <table:table-cell table:style-name="ce357" office:value-type="float" office:value="7" calcext:value-type="float">
            <text:p>7</text:p>
          </table:table-cell>
          <table:table-cell table:style-name="ce363" office:value-type="string" calcext:value-type="string">
            <text:p>XTAL2</text:p>
          </table:table-cell>
          <table:table-cell table:style-name="ce369"/>
          <table:table-cell table:style-name="ce375" table:number-columns-repeated="5"/>
          <table:table-cell table:style-name="ce384"/>
          <table:table-cell table:style-name="ce394"/>
          <table:table-cell table:style-name="ce406"/>
          <table:table-cell table:style-name="ce416" table:number-columns-repeated="3"/>
          <table:table-cell table:style-name="ce423"/>
          <table:table-cell table:style-name="ce433"/>
          <table:table-cell table:style-name="ce445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\</text:p>
          </table:table-cell>
          <table:table-cell table:style-name="ce357" office:value-type="float" office:value="8" calcext:value-type="float">
            <text:p>8</text:p>
          </table:table-cell>
          <table:table-cell table:style-name="ce363" office:value-type="string" calcext:value-type="string">
            <text:p>XTAL1</text:p>
          </table:table-cell>
          <table:table-cell table:style-name="ce369"/>
          <table:table-cell table:style-name="ce375" table:number-columns-repeated="5"/>
          <table:table-cell table:style-name="ce384"/>
          <table:table-cell table:style-name="ce394"/>
          <table:table-cell table:style-name="ce406"/>
          <table:table-cell table:style-name="ce416" table:number-columns-repeated="3"/>
          <table:table-cell table:style-name="ce423"/>
          <table:table-cell table:style-name="ce433"/>
          <table:table-cell table:style-name="ce445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9" calcext:value-type="float">
            <text:p>9</text:p>
          </table:table-cell>
          <table:table-cell table:style-name="ce363" office:value-type="string" calcext:value-type="string">
            <text:p>PD0</text:p>
          </table:table-cell>
          <table:table-cell table:style-name="ce369" office:value-type="string" calcext:value-type="string">
            <text:p>A24</text:p>
          </table:table-cell>
          <table:table-cell table:style-name="ce375" table:number-columns-repeated="2"/>
          <table:table-cell table:style-name="ce375" office:value-type="string" calcext:value-type="string">
            <text:p>RX</text:p>
          </table:table-cell>
          <table:table-cell table:style-name="ce375" table:number-columns-repeated="2"/>
          <table:table-cell table:style-name="ce384"/>
          <table:table-cell table:style-name="ce394"/>
          <table:table-cell table:style-name="ce406"/>
          <table:table-cell table:style-name="ce416" table:number-columns-repeated="3"/>
          <table:table-cell table:style-name="ce423"/>
          <table:table-cell table:style-name="ce434" table:formula="of:=HYPERLINK(&quot;#Refs.$A$7&quot;;[.$A$7])" office:value-type="float" office:value="0" calcext:value-type="float">
            <text:p>0</text:p>
          </table:table-cell>
          <table:table-cell table:style-name="ce445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10" calcext:value-type="float">
            <text:p>10</text:p>
          </table:table-cell>
          <table:table-cell table:style-name="ce363" office:value-type="string" calcext:value-type="string">
            <text:p>PD1</text:p>
          </table:table-cell>
          <table:table-cell table:style-name="ce369" office:value-type="string" calcext:value-type="string">
            <text:p>A25</text:p>
          </table:table-cell>
          <table:table-cell table:style-name="ce375" table:number-columns-repeated="2"/>
          <table:table-cell table:style-name="ce375" office:value-type="string" calcext:value-type="string">
            <text:p>TX</text:p>
          </table:table-cell>
          <table:table-cell table:style-name="ce375" table:number-columns-repeated="2"/>
          <table:table-cell table:style-name="ce384"/>
          <table:table-cell table:style-name="ce394"/>
          <table:table-cell table:style-name="ce406"/>
          <table:table-cell table:style-name="ce416" table:number-columns-repeated="3"/>
          <table:table-cell table:style-name="ce423"/>
          <table:table-cell table:style-name="ce435" table:formula="of:=HYPERLINK(&quot;#Refs.$A$8&quot;;[.$A$8])" office:value-type="string" office:string-value="*" calcext:value-type="string">
            <text:p>*</text:p>
          </table:table-cell>
          <table:table-cell table:style-name="ce445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11" calcext:value-type="float">
            <text:p>11</text:p>
          </table:table-cell>
          <table:table-cell table:style-name="ce363" office:value-type="string" calcext:value-type="string">
            <text:p>PD2</text:p>
          </table:table-cell>
          <table:table-cell table:style-name="ce369" office:value-type="string" calcext:value-type="string">
            <text:p>A26</text:p>
          </table:table-cell>
          <table:table-cell table:style-name="ce375"/>
          <table:table-cell table:style-name="ce382" office:value-type="float" office:value="0" calcext:value-type="float">
            <text:p>0</text:p>
          </table:table-cell>
          <table:table-cell table:style-name="ce375" table:number-columns-repeated="3"/>
          <table:table-cell table:style-name="ce384"/>
          <table:table-cell table:style-name="ce394"/>
          <table:table-cell table:style-name="ce406"/>
          <table:table-cell table:style-name="ce416" table:number-columns-repeated="3"/>
          <table:table-cell table:style-name="ce423"/>
          <table:table-cell table:style-name="ce433"/>
          <table:table-cell table:style-name="ce445" table:number-columns-repeated="2"/>
          <table:table-cell table:style-name="ce469" table:formula="of:=HYPERLINK(&quot;#Refs.$A$9&quot;;[.$A$9])" office:value-type="string" office:string-value="*" calcext:value-type="string">
            <text:p>*</text:p>
          </table:table-cell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8">
          <table:table-cell table:style-name="ce354" office:value-type="string" calcext:value-type="string">
            <text:p>*</text:p>
          </table:table-cell>
          <table:table-cell table:style-name="ce357" office:value-type="float" office:value="12" calcext:value-type="float">
            <text:p>12</text:p>
          </table:table-cell>
          <table:table-cell table:style-name="ce363" office:value-type="string" calcext:value-type="string">
            <text:p>PD3</text:p>
          </table:table-cell>
          <table:table-cell table:style-name="ce369" office:value-type="string" calcext:value-type="string">
            <text:p>A27</text:p>
          </table:table-cell>
          <table:table-cell table:style-name="ce375"/>
          <table:table-cell table:style-name="ce378" office:value-type="float" office:value="1" calcext:value-type="float">
            <text:p>1</text:p>
          </table:table-cell>
          <table:table-cell table:style-name="ce375" table:number-columns-repeated="3"/>
          <table:table-cell table:style-name="ce384"/>
          <table:table-cell table:style-name="ce394"/>
          <table:table-cell table:style-name="ce406"/>
          <table:table-cell table:style-name="ce416" table:number-columns-repeated="3"/>
          <table:table-cell table:style-name="ce423"/>
          <table:table-cell table:style-name="ce433"/>
          <table:table-cell table:style-name="ce446" table:formula="of:=HYPERLINK(&quot;#Refs.$A$10&quot;;[.C72])" office:value-type="string" office:string-value="INTA" calcext:value-type="string">
            <text:p>INTA</text:p>
          </table:table-cell>
          <table:table-cell table:style-name="ce464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13" calcext:value-type="float">
            <text:p>13</text:p>
          </table:table-cell>
          <table:table-cell table:style-name="ce363" office:value-type="string" calcext:value-type="string">
            <text:p>PD4</text:p>
          </table:table-cell>
          <table:table-cell table:style-name="ce369" office:value-type="string" calcext:value-type="string">
            <text:p>A28</text:p>
          </table:table-cell>
          <table:table-cell table:style-name="ce375" table:number-columns-repeated="4"/>
          <table:table-cell table:style-name="ce375" office:value-type="string" calcext:value-type="string">
            <text:p>OC1B</text:p>
          </table:table-cell>
          <table:table-cell table:style-name="ce384"/>
          <table:table-cell table:style-name="ce394"/>
          <table:table-cell table:style-name="ce406" office:value-type="string" calcext:value-type="string">
            <text:p>*</text:p>
          </table:table-cell>
          <table:table-cell table:style-name="ce406" table:number-columns-repeated="2"/>
          <table:table-cell table:style-name="ce416"/>
          <table:table-cell table:style-name="ce423"/>
          <table:table-cell table:style-name="ce436" office:value-type="string" calcext:value-type="string">
            <text:p>CS</text:p>
          </table:table-cell>
          <table:table-cell table:style-name="ce445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14" calcext:value-type="float">
            <text:p>14</text:p>
          </table:table-cell>
          <table:table-cell table:style-name="ce363" office:value-type="string" calcext:value-type="string">
            <text:p>PD5</text:p>
          </table:table-cell>
          <table:table-cell table:style-name="ce369" office:value-type="string" calcext:value-type="string">
            <text:p>A29</text:p>
          </table:table-cell>
          <table:table-cell table:style-name="ce375" table:number-columns-repeated="4"/>
          <table:table-cell table:style-name="ce375" office:value-type="string" calcext:value-type="string">
            <text:p>OC1A</text:p>
          </table:table-cell>
          <table:table-cell table:style-name="ce384"/>
          <table:table-cell table:style-name="ce391"/>
          <table:table-cell table:style-name="ce406"/>
          <table:table-cell table:style-name="ce416" table:number-columns-repeated="2"/>
          <table:table-cell table:style-name="ce406" office:value-type="string" calcext:value-type="string">
            <text:p>SECU</text:p>
          </table:table-cell>
          <table:table-cell table:style-name="ce421"/>
          <table:table-cell table:style-name="ce433"/>
          <table:table-cell table:style-name="ce447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15" calcext:value-type="float">
            <text:p>15</text:p>
          </table:table-cell>
          <table:table-cell table:style-name="ce363" office:value-type="string" calcext:value-type="string">
            <text:p>PD6</text:p>
          </table:table-cell>
          <table:table-cell table:style-name="ce369" office:value-type="string" calcext:value-type="string">
            <text:p>A30</text:p>
          </table:table-cell>
          <table:table-cell table:style-name="ce375" table:number-columns-repeated="4"/>
          <table:table-cell table:style-name="ce375" office:value-type="string" calcext:value-type="string">
            <text:p>OC2B / ICP1</text:p>
          </table:table-cell>
          <table:table-cell table:style-name="ce384"/>
          <table:table-cell table:style-name="ce391"/>
          <table:table-cell table:style-name="ce406"/>
          <table:table-cell table:style-name="ce416" table:number-columns-repeated="2"/>
          <table:table-cell table:style-name="ce406" office:value-type="string" calcext:value-type="string">
            <text:p>!EXT</text:p>
          </table:table-cell>
          <table:table-cell table:style-name="ce421"/>
          <table:table-cell table:style-name="ce433"/>
          <table:table-cell table:style-name="ce447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16" calcext:value-type="float">
            <text:p>16</text:p>
          </table:table-cell>
          <table:table-cell table:style-name="ce363" office:value-type="string" calcext:value-type="string">
            <text:p>PD7</text:p>
          </table:table-cell>
          <table:table-cell table:style-name="ce369" office:value-type="string" calcext:value-type="string">
            <text:p>A31</text:p>
          </table:table-cell>
          <table:table-cell table:style-name="ce375" table:number-columns-repeated="4"/>
          <table:table-cell table:style-name="ce375" office:value-type="string" calcext:value-type="string">
            <text:p>OC2A</text:p>
          </table:table-cell>
          <table:table-cell table:style-name="ce384"/>
          <table:table-cell table:style-name="ce394"/>
          <table:table-cell table:style-name="ce406" office:value-type="string" calcext:value-type="string">
            <text:p>*</text:p>
          </table:table-cell>
          <table:table-cell table:style-name="ce416" table:number-columns-repeated="3"/>
          <table:table-cell table:style-name="ce423"/>
          <table:table-cell table:style-name="ce433"/>
          <table:table-cell table:style-name="ce445" table:number-columns-repeated="2"/>
          <table:table-cell table:style-name="ce416"/>
          <table:table-cell table:style-name="ce474" office:value-type="string" calcext:value-type="string">
            <text:p>CS</text:p>
          </table:table-cell>
          <table:table-cell table:style-name="ce474" table:number-columns-repeated="2"/>
          <table:table-cell table:style-name="ce416"/>
          <table:table-cell table:style-name="ce488" table:number-columns-repeated="999"/>
        </table:table-row>
        <table:table-row table:style-name="ro7">
          <table:table-cell table:style-name="ce355" office:value-type="string" calcext:value-type="string">
            <text:p>+</text:p>
          </table:table-cell>
          <table:table-cell table:style-name="ce358" office:value-type="float" office:value="17" calcext:value-type="float">
            <text:p>17</text:p>
          </table:table-cell>
          <table:table-cell table:style-name="ce364" office:value-type="string" calcext:value-type="string">
            <text:p>VCC</text:p>
          </table:table-cell>
          <table:table-cell table:style-name="ce370" office:value-type="string" calcext:value-type="string">
            <text:p>A5V</text:p>
          </table:table-cell>
          <table:table-cell table:style-name="ce376" table:number-columns-repeated="5"/>
          <table:table-cell table:style-name="ce385"/>
          <table:table-cell table:style-name="ce395"/>
          <table:table-cell table:style-name="ce408"/>
          <table:table-cell table:style-name="ce417" table:number-columns-repeated="3"/>
          <table:table-cell table:style-name="ce424"/>
          <table:table-cell table:style-name="ce437"/>
          <table:table-cell table:style-name="ce448" table:number-columns-repeated="2"/>
          <table:table-cell table:style-name="ce417"/>
          <table:table-cell table:style-name="ce475" table:number-columns-repeated="3"/>
          <table:table-cell table:style-name="ce417"/>
          <table:table-cell table:style-name="ce489" table:number-columns-repeated="999"/>
        </table:table-row>
        <table:table-row table:style-name="ro7">
          <table:table-cell table:style-name="ce356" office:value-type="string" calcext:value-type="string">
            <text:p>-</text:p>
          </table:table-cell>
          <table:table-cell table:style-name="ce359" office:value-type="float" office:value="18" calcext:value-type="float">
            <text:p>18</text:p>
          </table:table-cell>
          <table:table-cell table:style-name="ce365" office:value-type="string" calcext:value-type="string">
            <text:p>GND</text:p>
          </table:table-cell>
          <table:table-cell table:style-name="ce371" office:value-type="string" calcext:value-type="string">
            <text:p>AGND</text:p>
          </table:table-cell>
          <table:table-cell table:style-name="ce377" table:number-columns-repeated="5"/>
          <table:table-cell table:style-name="ce386"/>
          <table:table-cell table:style-name="ce396"/>
          <table:table-cell table:style-name="ce409"/>
          <table:table-cell table:style-name="ce418" table:number-columns-repeated="3"/>
          <table:table-cell table:style-name="ce425"/>
          <table:table-cell table:style-name="ce438"/>
          <table:table-cell table:style-name="ce449" table:number-columns-repeated="2"/>
          <table:table-cell table:style-name="ce418"/>
          <table:table-cell table:style-name="ce476" table:number-columns-repeated="3"/>
          <table:table-cell table:style-name="ce418"/>
          <table:table-cell table:style-name="ce490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19" calcext:value-type="float">
            <text:p>19</text:p>
          </table:table-cell>
          <table:table-cell table:style-name="ce363" office:value-type="string" calcext:value-type="string">
            <text:p>PC0</text:p>
          </table:table-cell>
          <table:table-cell table:style-name="ce369" office:value-type="string" calcext:value-type="string">
            <text:p>A16</text:p>
          </table:table-cell>
          <table:table-cell table:style-name="ce375" table:number-columns-repeated="4"/>
          <table:table-cell table:style-name="ce375" office:value-type="string" calcext:value-type="string">
            <text:p>SCL</text:p>
          </table:table-cell>
          <table:table-cell table:style-name="ce384"/>
          <table:table-cell table:style-name="ce394"/>
          <table:table-cell table:style-name="ce406" office:value-type="string" calcext:value-type="string">
            <text:p>*</text:p>
          </table:table-cell>
          <table:table-cell table:style-name="ce406" table:number-columns-repeated="2"/>
          <table:table-cell table:style-name="ce416"/>
          <table:table-cell table:style-name="ce423"/>
          <table:table-cell table:style-name="ce433"/>
          <table:table-cell table:style-name="ce445" table:number-columns-repeated="2"/>
          <table:table-cell table:style-name="ce406" office:value-type="string" calcext:value-type="string">
            <text:p>CS-MP3</text:p>
          </table:table-cell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20" calcext:value-type="float">
            <text:p>20</text:p>
          </table:table-cell>
          <table:table-cell table:style-name="ce363" office:value-type="string" calcext:value-type="string">
            <text:p>PC1</text:p>
          </table:table-cell>
          <table:table-cell table:style-name="ce369" office:value-type="string" calcext:value-type="string">
            <text:p>A17</text:p>
          </table:table-cell>
          <table:table-cell table:style-name="ce375" table:number-columns-repeated="4"/>
          <table:table-cell table:style-name="ce375" office:value-type="string" calcext:value-type="string">
            <text:p>SDA</text:p>
          </table:table-cell>
          <table:table-cell table:style-name="ce384"/>
          <table:table-cell table:style-name="ce394"/>
          <table:table-cell table:style-name="ce406"/>
          <table:table-cell table:style-name="ce416" table:number-columns-repeated="3"/>
          <table:table-cell table:style-name="ce423"/>
          <table:table-cell table:style-name="ce433"/>
          <table:table-cell table:style-name="ce445" table:number-columns-repeated="2"/>
          <table:table-cell table:style-name="ce406" office:value-type="string" calcext:value-type="string">
            <text:p>MP3-DCS</text:p>
          </table:table-cell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21" calcext:value-type="float">
            <text:p>21</text:p>
          </table:table-cell>
          <table:table-cell table:style-name="ce363" office:value-type="string" calcext:value-type="string">
            <text:p>PC2</text:p>
          </table:table-cell>
          <table:table-cell table:style-name="ce369" office:value-type="string" calcext:value-type="string">
            <text:p>A18</text:p>
          </table:table-cell>
          <table:table-cell table:style-name="ce375" table:number-columns-repeated="2"/>
          <table:table-cell table:style-name="ce375" office:value-type="string" calcext:value-type="string">
            <text:p>TCK</text:p>
          </table:table-cell>
          <table:table-cell table:style-name="ce375" table:number-columns-repeated="2"/>
          <table:table-cell table:style-name="ce384"/>
          <table:table-cell table:style-name="ce394"/>
          <table:table-cell table:style-name="ce406"/>
          <table:table-cell table:style-name="ce416" table:number-columns-repeated="3"/>
          <table:table-cell table:style-name="ce423"/>
          <table:table-cell table:style-name="ce433"/>
          <table:table-cell table:style-name="ce445" table:number-columns-repeated="2"/>
          <table:table-cell table:style-name="ce406" office:value-type="string" calcext:value-type="string">
            <text:p>MP3-RST</text:p>
          </table:table-cell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22" calcext:value-type="float">
            <text:p>22</text:p>
          </table:table-cell>
          <table:table-cell table:style-name="ce363" office:value-type="string" calcext:value-type="string">
            <text:p>PC3</text:p>
          </table:table-cell>
          <table:table-cell table:style-name="ce369" office:value-type="string" calcext:value-type="string">
            <text:p>A19</text:p>
          </table:table-cell>
          <table:table-cell table:style-name="ce375" table:number-columns-repeated="2"/>
          <table:table-cell table:style-name="ce375" office:value-type="string" calcext:value-type="string">
            <text:p>TMS</text:p>
          </table:table-cell>
          <table:table-cell table:style-name="ce375" table:number-columns-repeated="2"/>
          <table:table-cell table:style-name="ce384"/>
          <table:table-cell table:style-name="ce394"/>
          <table:table-cell table:style-name="ce406" office:value-type="string" calcext:value-type="string">
            <text:p>*</text:p>
          </table:table-cell>
          <table:table-cell table:style-name="ce416" table:number-columns-repeated="3"/>
          <table:table-cell table:style-name="ce423"/>
          <table:table-cell table:style-name="ce433"/>
          <table:table-cell table:style-name="ce445" table:number-columns-repeated="2"/>
          <table:table-cell table:style-name="ce406" office:value-type="string" calcext:value-type="string">
            <text:p>CS-uSD</text:p>
          </table:table-cell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23" calcext:value-type="float">
            <text:p>23</text:p>
          </table:table-cell>
          <table:table-cell table:style-name="ce363" office:value-type="string" calcext:value-type="string">
            <text:p>PC4</text:p>
          </table:table-cell>
          <table:table-cell table:style-name="ce369" office:value-type="string" calcext:value-type="string">
            <text:p>A20</text:p>
          </table:table-cell>
          <table:table-cell table:style-name="ce375" table:number-columns-repeated="2"/>
          <table:table-cell table:style-name="ce375" office:value-type="string" calcext:value-type="string">
            <text:p>TDO</text:p>
          </table:table-cell>
          <table:table-cell table:style-name="ce375" table:number-columns-repeated="2"/>
          <table:table-cell table:style-name="ce384"/>
          <table:table-cell table:style-name="ce394"/>
          <table:table-cell table:style-name="ce406" office:value-type="string" calcext:value-type="string">
            <text:p>*</text:p>
          </table:table-cell>
          <table:table-cell table:style-name="ce416" table:number-columns-repeated="3"/>
          <table:table-cell table:style-name="ce423"/>
          <table:table-cell table:style-name="ce433"/>
          <table:table-cell table:style-name="ce445" table:number-columns-repeated="2"/>
          <table:table-cell table:style-name="ce416"/>
          <table:table-cell table:style-name="ce473" table:number-columns-repeated="3"/>
          <table:table-cell table:style-name="ce406" office:value-type="string" calcext:value-type="string">
            <text:p>CS</text:p>
          </table:table-cell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24" calcext:value-type="float">
            <text:p>24</text:p>
          </table:table-cell>
          <table:table-cell table:style-name="ce363" office:value-type="string" calcext:value-type="string">
            <text:p>PC5</text:p>
          </table:table-cell>
          <table:table-cell table:style-name="ce369" office:value-type="string" calcext:value-type="string">
            <text:p>A21</text:p>
          </table:table-cell>
          <table:table-cell table:style-name="ce375" table:number-columns-repeated="2"/>
          <table:table-cell table:style-name="ce375" office:value-type="string" calcext:value-type="string">
            <text:p>TDI</text:p>
          </table:table-cell>
          <table:table-cell table:style-name="ce375" table:number-columns-repeated="2"/>
          <table:table-cell table:style-name="ce384"/>
          <table:table-cell table:style-name="ce391" office:value-type="string" calcext:value-type="string">
            <text:p>!CS</text:p>
          </table:table-cell>
          <table:table-cell table:style-name="ce406" office:value-type="string" calcext:value-type="string">
            <text:p>***</text:p>
          </table:table-cell>
          <table:table-cell table:style-name="ce416" table:number-columns-repeated="2"/>
          <table:table-cell table:style-name="ce406" office:value-type="string" calcext:value-type="string">
            <text:p>*</text:p>
          </table:table-cell>
          <table:table-cell table:style-name="ce423"/>
          <table:table-cell table:style-name="ce433"/>
          <table:table-cell table:style-name="ce447" office:value-type="string" calcext:value-type="string">
            <text:p>*</text:p>
          </table:table-cell>
          <table:table-cell table:style-name="ce447"/>
          <table:table-cell table:style-name="ce416"/>
          <table:table-cell table:style-name="ce473" table:number-columns-repeated="2"/>
          <table:table-cell table:style-name="ce474" office:value-type="string" calcext:value-type="string">
            <text:p>*</text:p>
          </table:table-cell>
          <table:table-cell table:style-name="ce416"/>
          <table:table-cell table:style-name="ce488" table:number-columns-repeated="999"/>
        </table:table-row>
        <table:table-row table:style-name="ro7">
          <table:table-cell table:style-name="ce354"/>
          <table:table-cell table:style-name="ce357" office:value-type="float" office:value="25" calcext:value-type="float">
            <text:p>25</text:p>
          </table:table-cell>
          <table:table-cell table:style-name="ce363" office:value-type="string" calcext:value-type="string">
            <text:p>PC6</text:p>
          </table:table-cell>
          <table:table-cell table:style-name="ce369" office:value-type="string" calcext:value-type="string">
            <text:p>A22</text:p>
          </table:table-cell>
          <table:table-cell table:style-name="ce375" table:number-columns-repeated="4"/>
          <table:table-cell table:style-name="ce375" office:value-type="string" calcext:value-type="string">
            <text:p>TOSC1</text:p>
          </table:table-cell>
          <table:table-cell table:style-name="ce384"/>
          <table:table-cell table:style-name="ce394"/>
          <table:table-cell table:style-name="ce406" office:value-type="string" calcext:value-type="string">
            <text:p>*</text:p>
          </table:table-cell>
          <table:table-cell table:style-name="ce406" office:value-type="string" calcext:value-type="string">
            <text:p>CS</text:p>
          </table:table-cell>
          <table:table-cell table:style-name="ce406"/>
          <table:table-cell table:style-name="ce416"/>
          <table:table-cell table:style-name="ce423"/>
          <table:table-cell table:style-name="ce433"/>
          <table:table-cell table:style-name="ce445" table:number-columns-repeated="2"/>
          <table:table-cell table:style-name="ce416"/>
          <table:table-cell table:style-name="ce473"/>
          <table:table-cell table:style-name="ce474" office:value-type="string" calcext:value-type="string">
            <text:p>CS</text:p>
          </table:table-cell>
          <table:table-cell table:style-name="ce473"/>
          <table:table-cell table:style-name="ce416"/>
          <table:table-cell table:style-name="ce488" table:number-columns-repeated="999"/>
        </table:table-row>
        <table:table-row table:style-name="ro7">
          <table:table-cell table:style-name="ce354"/>
          <table:table-cell table:style-name="ce357" office:value-type="float" office:value="26" calcext:value-type="float">
            <text:p>26</text:p>
          </table:table-cell>
          <table:table-cell table:style-name="ce363" office:value-type="string" calcext:value-type="string">
            <text:p>PC7</text:p>
          </table:table-cell>
          <table:table-cell table:style-name="ce369" office:value-type="string" calcext:value-type="string">
            <text:p>A23</text:p>
          </table:table-cell>
          <table:table-cell table:style-name="ce375" table:number-columns-repeated="4"/>
          <table:table-cell table:style-name="ce375" office:value-type="string" calcext:value-type="string">
            <text:p>TOSC2</text:p>
          </table:table-cell>
          <table:table-cell table:style-name="ce384"/>
          <table:table-cell table:style-name="ce394"/>
          <table:table-cell table:style-name="ce406"/>
          <table:table-cell table:style-name="ce416" table:number-columns-repeated="3"/>
          <table:table-cell table:style-name="ce423"/>
          <table:table-cell table:style-name="ce433"/>
          <table:table-cell table:style-name="ce445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5" office:value-type="string" calcext:value-type="string">
            <text:p>+</text:p>
          </table:table-cell>
          <table:table-cell table:style-name="ce358" office:value-type="float" office:value="27" calcext:value-type="float">
            <text:p>27</text:p>
          </table:table-cell>
          <table:table-cell table:style-name="ce364" office:value-type="string" calcext:value-type="string">
            <text:p>AVCC</text:p>
          </table:table-cell>
          <table:table-cell table:style-name="ce370" office:value-type="string" calcext:value-type="string">
            <text:p>A5V</text:p>
          </table:table-cell>
          <table:table-cell table:style-name="ce376" table:number-columns-repeated="5"/>
          <table:table-cell table:style-name="ce385"/>
          <table:table-cell table:style-name="ce395"/>
          <table:table-cell table:style-name="ce408"/>
          <table:table-cell table:style-name="ce417" table:number-columns-repeated="3"/>
          <table:table-cell table:style-name="ce424"/>
          <table:table-cell table:style-name="ce437"/>
          <table:table-cell table:style-name="ce448" table:number-columns-repeated="2"/>
          <table:table-cell table:style-name="ce417"/>
          <table:table-cell table:style-name="ce475" table:number-columns-repeated="3"/>
          <table:table-cell table:style-name="ce417"/>
          <table:table-cell table:style-name="ce489" table:number-columns-repeated="999"/>
        </table:table-row>
        <table:table-row table:style-name="ro7">
          <table:table-cell table:style-name="ce356" office:value-type="string" calcext:value-type="string">
            <text:p>-</text:p>
          </table:table-cell>
          <table:table-cell table:style-name="ce359" office:value-type="float" office:value="28" calcext:value-type="float">
            <text:p>28</text:p>
          </table:table-cell>
          <table:table-cell table:style-name="ce365" office:value-type="string" calcext:value-type="string">
            <text:p>GND</text:p>
          </table:table-cell>
          <table:table-cell table:style-name="ce371" office:value-type="string" calcext:value-type="string">
            <text:p>AGND</text:p>
          </table:table-cell>
          <table:table-cell table:style-name="ce377" table:number-columns-repeated="5"/>
          <table:table-cell table:style-name="ce386"/>
          <table:table-cell table:style-name="ce396"/>
          <table:table-cell table:style-name="ce409"/>
          <table:table-cell table:style-name="ce418" table:number-columns-repeated="3"/>
          <table:table-cell table:style-name="ce425"/>
          <table:table-cell table:style-name="ce438"/>
          <table:table-cell table:style-name="ce449" table:number-columns-repeated="2"/>
          <table:table-cell table:style-name="ce418"/>
          <table:table-cell table:style-name="ce476" table:number-columns-repeated="3"/>
          <table:table-cell table:style-name="ce418"/>
          <table:table-cell table:style-name="ce490" table:number-columns-repeated="999"/>
        </table:table-row>
        <table:table-row table:style-name="ro7">
          <table:table-cell table:style-name="ce354" office:value-type="string" calcext:value-type="string">
            <text:p>\</text:p>
          </table:table-cell>
          <table:table-cell table:style-name="ce357" office:value-type="float" office:value="29" calcext:value-type="float">
            <text:p>29</text:p>
          </table:table-cell>
          <table:table-cell table:style-name="ce363" office:value-type="string" calcext:value-type="string">
            <text:p>AREF</text:p>
          </table:table-cell>
          <table:table-cell table:style-name="ce369"/>
          <table:table-cell table:style-name="ce375" table:number-columns-repeated="5"/>
          <table:table-cell table:style-name="ce384"/>
          <table:table-cell table:style-name="ce394"/>
          <table:table-cell table:style-name="ce406"/>
          <table:table-cell table:style-name="ce416" table:number-columns-repeated="3"/>
          <table:table-cell table:style-name="ce423"/>
          <table:table-cell table:style-name="ce433"/>
          <table:table-cell table:style-name="ce445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30" calcext:value-type="float">
            <text:p>30</text:p>
          </table:table-cell>
          <table:table-cell table:style-name="ce363" office:value-type="string" calcext:value-type="string">
            <text:p>PA7</text:p>
          </table:table-cell>
          <table:table-cell table:style-name="ce369" office:value-type="string" calcext:value-type="string">
            <text:p>A7</text:p>
          </table:table-cell>
          <table:table-cell table:style-name="ce378" office:value-type="string" calcext:value-type="string">
            <text:p>x</text:p>
          </table:table-cell>
          <table:table-cell table:style-name="ce375" table:number-columns-repeated="4"/>
          <table:table-cell table:style-name="ce384"/>
          <table:table-cell table:style-name="ce394"/>
          <table:table-cell table:style-name="ce407" office:value-type="string" calcext:value-type="string">
            <text:p>CODE</text:p>
          </table:table-cell>
          <table:table-cell table:style-name="ce407" table:number-columns-repeated="2"/>
          <table:table-cell table:style-name="ce416"/>
          <table:table-cell table:style-name="ce423"/>
          <table:table-cell table:style-name="ce433"/>
          <table:table-cell table:style-name="ce445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31" calcext:value-type="float">
            <text:p>31</text:p>
          </table:table-cell>
          <table:table-cell table:style-name="ce363" office:value-type="string" calcext:value-type="string">
            <text:p>PA6</text:p>
          </table:table-cell>
          <table:table-cell table:style-name="ce369" office:value-type="string" calcext:value-type="string">
            <text:p>A6</text:p>
          </table:table-cell>
          <table:table-cell table:style-name="ce378" office:value-type="string" calcext:value-type="string">
            <text:p>x</text:p>
          </table:table-cell>
          <table:table-cell table:style-name="ce375" table:number-columns-repeated="4"/>
          <table:table-cell table:style-name="ce384"/>
          <table:table-cell table:style-name="ce397"/>
          <table:table-cell table:style-name="ce406"/>
          <table:table-cell table:style-name="ce416" table:number-columns-repeated="2"/>
          <table:table-cell table:style-name="ce407" office:value-type="string" calcext:value-type="string">
            <text:p>SECU</text:p>
          </table:table-cell>
          <table:table-cell table:style-name="ce422"/>
          <table:table-cell table:style-name="ce433"/>
          <table:table-cell table:style-name="ce450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32" calcext:value-type="float">
            <text:p>32</text:p>
          </table:table-cell>
          <table:table-cell table:style-name="ce363" office:value-type="string" calcext:value-type="string">
            <text:p>PA5</text:p>
          </table:table-cell>
          <table:table-cell table:style-name="ce369" office:value-type="string" calcext:value-type="string">
            <text:p>A5</text:p>
          </table:table-cell>
          <table:table-cell table:style-name="ce378" office:value-type="string" calcext:value-type="string">
            <text:p>x</text:p>
          </table:table-cell>
          <table:table-cell table:style-name="ce375" table:number-columns-repeated="4"/>
          <table:table-cell table:style-name="ce384"/>
          <table:table-cell table:style-name="ce397"/>
          <table:table-cell table:style-name="ce406"/>
          <table:table-cell table:style-name="ce416" table:number-columns-repeated="2"/>
          <table:table-cell table:style-name="ce407" office:value-type="string" calcext:value-type="string">
            <text:p>NORM</text:p>
          </table:table-cell>
          <table:table-cell table:style-name="ce422"/>
          <table:table-cell table:style-name="ce433"/>
          <table:table-cell table:style-name="ce450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33" calcext:value-type="float">
            <text:p>33</text:p>
          </table:table-cell>
          <table:table-cell table:style-name="ce363" office:value-type="string" calcext:value-type="string">
            <text:p>PA4</text:p>
          </table:table-cell>
          <table:table-cell table:style-name="ce369" office:value-type="string" calcext:value-type="string">
            <text:p>A4</text:p>
          </table:table-cell>
          <table:table-cell table:style-name="ce378" office:value-type="string" calcext:value-type="string">
            <text:p>x</text:p>
          </table:table-cell>
          <table:table-cell table:style-name="ce375" table:number-columns-repeated="4"/>
          <table:table-cell table:style-name="ce384"/>
          <table:table-cell table:style-name="ce394"/>
          <table:table-cell table:style-name="ce406"/>
          <table:table-cell table:style-name="ce416" table:number-columns-repeated="3"/>
          <table:table-cell table:style-name="ce423"/>
          <table:table-cell table:style-name="ce433"/>
          <table:table-cell table:style-name="ce445"/>
          <table:table-cell table:style-name="ce450" office:value-type="string" calcext:value-type="string">
            <text:p>LUMI</text:p>
          </table:table-cell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34" calcext:value-type="float">
            <text:p>34</text:p>
          </table:table-cell>
          <table:table-cell table:style-name="ce363" office:value-type="string" calcext:value-type="string">
            <text:p>PA3</text:p>
          </table:table-cell>
          <table:table-cell table:style-name="ce369" office:value-type="string" calcext:value-type="string">
            <text:p>A3</text:p>
          </table:table-cell>
          <table:table-cell table:style-name="ce378" office:value-type="string" calcext:value-type="string">
            <text:p>x</text:p>
          </table:table-cell>
          <table:table-cell table:style-name="ce375" table:number-columns-repeated="4"/>
          <table:table-cell table:style-name="ce384"/>
          <table:table-cell table:style-name="ce394"/>
          <table:table-cell table:style-name="ce406"/>
          <table:table-cell table:style-name="ce416" table:number-columns-repeated="3"/>
          <table:table-cell table:style-name="ce423"/>
          <table:table-cell table:style-name="ce433"/>
          <table:table-cell table:style-name="ce445" table:number-columns-repeated="2"/>
          <table:table-cell table:style-name="ce416"/>
          <table:table-cell table:style-name="ce473" table:number-columns-repeated="2"/>
          <table:table-cell table:style-name="ce474" office:value-type="string" calcext:value-type="string">
            <text:p>PWM_freq</text:p>
          </table:table-cell>
          <table:table-cell table:style-name="ce416"/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35" calcext:value-type="float">
            <text:p>35</text:p>
          </table:table-cell>
          <table:table-cell table:style-name="ce363" office:value-type="string" calcext:value-type="string">
            <text:p>PA2</text:p>
          </table:table-cell>
          <table:table-cell table:style-name="ce369" office:value-type="string" calcext:value-type="string">
            <text:p>A2</text:p>
          </table:table-cell>
          <table:table-cell table:style-name="ce378" office:value-type="string" calcext:value-type="string">
            <text:p>x</text:p>
          </table:table-cell>
          <table:table-cell table:style-name="ce375" table:number-columns-repeated="4"/>
          <table:table-cell table:style-name="ce384"/>
          <table:table-cell table:style-name="ce394"/>
          <table:table-cell table:style-name="ce406"/>
          <table:table-cell table:style-name="ce416"/>
          <table:table-cell table:style-name="ce407" office:value-type="string" calcext:value-type="string">
            <text:p>TEMPER</text:p>
          </table:table-cell>
          <table:table-cell table:style-name="ce416"/>
          <table:table-cell table:style-name="ce423"/>
          <table:table-cell table:style-name="ce433"/>
          <table:table-cell table:style-name="ce445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57" office:value-type="float" office:value="36" calcext:value-type="float">
            <text:p>36</text:p>
          </table:table-cell>
          <table:table-cell table:style-name="ce363" office:value-type="string" calcext:value-type="string">
            <text:p>PA1</text:p>
          </table:table-cell>
          <table:table-cell table:style-name="ce369" office:value-type="string" calcext:value-type="string">
            <text:p>A1</text:p>
          </table:table-cell>
          <table:table-cell table:style-name="ce378" office:value-type="string" calcext:value-type="string">
            <text:p>x</text:p>
          </table:table-cell>
          <table:table-cell table:style-name="ce375" table:number-columns-repeated="4"/>
          <table:table-cell table:style-name="ce384"/>
          <table:table-cell table:style-name="ce394"/>
          <table:table-cell table:style-name="ce406"/>
          <table:table-cell table:style-name="ce416"/>
          <table:table-cell table:style-name="ce406" office:value-type="string" calcext:value-type="string">
            <text:p>VENTIL</text:p>
          </table:table-cell>
          <table:table-cell table:style-name="ce416"/>
          <table:table-cell table:style-name="ce423"/>
          <table:table-cell table:style-name="ce433"/>
          <table:table-cell table:style-name="ce445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/>
          <table:table-cell table:style-name="ce357" office:value-type="float" office:value="37" calcext:value-type="float">
            <text:p>37</text:p>
          </table:table-cell>
          <table:table-cell table:style-name="ce363" office:value-type="string" calcext:value-type="string">
            <text:p>PA0</text:p>
          </table:table-cell>
          <table:table-cell table:style-name="ce369" office:value-type="string" calcext:value-type="string">
            <text:p>A0</text:p>
          </table:table-cell>
          <table:table-cell table:style-name="ce375" office:value-type="string" calcext:value-type="string">
            <text:p>x</text:p>
          </table:table-cell>
          <table:table-cell table:style-name="ce375" table:number-columns-repeated="4"/>
          <table:table-cell table:style-name="ce384"/>
          <table:table-cell table:style-name="ce394"/>
          <table:table-cell table:style-name="ce406"/>
          <table:table-cell table:style-name="ce416" table:number-columns-repeated="3"/>
          <table:table-cell table:style-name="ce423"/>
          <table:table-cell table:style-name="ce433"/>
          <table:table-cell table:style-name="ce445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5" office:value-type="string" calcext:value-type="string">
            <text:p>+</text:p>
          </table:table-cell>
          <table:table-cell table:style-name="ce358" office:value-type="float" office:value="38" calcext:value-type="float">
            <text:p>38</text:p>
          </table:table-cell>
          <table:table-cell table:style-name="ce364" office:value-type="string" calcext:value-type="string">
            <text:p>VCC</text:p>
          </table:table-cell>
          <table:table-cell table:style-name="ce370" office:value-type="string" calcext:value-type="string">
            <text:p>A5V</text:p>
          </table:table-cell>
          <table:table-cell table:style-name="ce376" table:number-columns-repeated="5"/>
          <table:table-cell table:style-name="ce387"/>
          <table:table-cell table:style-name="ce398"/>
          <table:table-cell table:style-name="ce408"/>
          <table:table-cell table:style-name="ce417" table:number-columns-repeated="3"/>
          <table:table-cell table:style-name="ce426"/>
          <table:table-cell table:style-name="ce437"/>
          <table:table-cell table:style-name="ce451" table:number-columns-repeated="2"/>
          <table:table-cell table:style-name="ce417"/>
          <table:table-cell table:style-name="ce475" table:number-columns-repeated="3"/>
          <table:table-cell table:style-name="ce417"/>
          <table:table-cell table:style-name="ce489" table:number-columns-repeated="999"/>
        </table:table-row>
        <table:table-row table:style-name="ro7">
          <table:table-cell table:style-name="ce356" office:value-type="string" calcext:value-type="string">
            <text:p>-</text:p>
          </table:table-cell>
          <table:table-cell table:style-name="ce359" office:value-type="float" office:value="39" calcext:value-type="float">
            <text:p>39</text:p>
          </table:table-cell>
          <table:table-cell table:style-name="ce365" office:value-type="string" calcext:value-type="string">
            <text:p>GND</text:p>
          </table:table-cell>
          <table:table-cell table:style-name="ce371" office:value-type="string" calcext:value-type="string">
            <text:p>AGND</text:p>
          </table:table-cell>
          <table:table-cell table:style-name="ce377" table:number-columns-repeated="5"/>
          <table:table-cell table:style-name="ce386"/>
          <table:table-cell table:style-name="ce396"/>
          <table:table-cell table:style-name="ce409"/>
          <table:table-cell table:style-name="ce418" table:number-columns-repeated="3"/>
          <table:table-cell table:style-name="ce425"/>
          <table:table-cell table:style-name="ce438"/>
          <table:table-cell table:style-name="ce449" table:number-columns-repeated="2"/>
          <table:table-cell table:style-name="ce418"/>
          <table:table-cell table:style-name="ce476" table:number-columns-repeated="3"/>
          <table:table-cell table:style-name="ce418"/>
          <table:table-cell table:style-name="ce490" table:number-columns-repeated="999"/>
        </table:table-row>
        <table:table-row table:style-name="ro7">
          <table:table-cell table:style-name="ce354"/>
          <table:table-cell table:style-name="ce357" office:value-type="float" office:value="40" calcext:value-type="float">
            <text:p>40</text:p>
          </table:table-cell>
          <table:table-cell table:style-name="ce363" office:value-type="string" calcext:value-type="string">
            <text:p>PB0</text:p>
          </table:table-cell>
          <table:table-cell table:style-name="ce369" office:value-type="string" calcext:value-type="string">
            <text:p>A8</text:p>
          </table:table-cell>
          <table:table-cell table:style-name="ce375" table:number-columns-repeated="4"/>
          <table:table-cell table:style-name="ce375" office:value-type="string" calcext:value-type="string">
            <text:p>T0 / XCK0</text:p>
          </table:table-cell>
          <table:table-cell table:style-name="ce384"/>
          <table:table-cell table:style-name="ce394"/>
          <table:table-cell table:style-name="ce406"/>
          <table:table-cell table:style-name="ce416" table:number-columns-repeated="3"/>
          <table:table-cell table:style-name="ce423"/>
          <table:table-cell table:style-name="ce433"/>
          <table:table-cell table:style-name="ce445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/>
          <table:table-cell table:style-name="ce357" office:value-type="float" office:value="41" calcext:value-type="float">
            <text:p>41</text:p>
          </table:table-cell>
          <table:table-cell table:style-name="ce363" office:value-type="string" calcext:value-type="string">
            <text:p>PB1</text:p>
          </table:table-cell>
          <table:table-cell table:style-name="ce369" office:value-type="string" calcext:value-type="string">
            <text:p>A9</text:p>
          </table:table-cell>
          <table:table-cell table:style-name="ce375" table:number-columns-repeated="4"/>
          <table:table-cell table:style-name="ce375" office:value-type="string" calcext:value-type="string">
            <text:p>T1 / CLK0</text:p>
          </table:table-cell>
          <table:table-cell table:style-name="ce384"/>
          <table:table-cell table:style-name="ce394"/>
          <table:table-cell table:style-name="ce406"/>
          <table:table-cell table:style-name="ce416" table:number-columns-repeated="3"/>
          <table:table-cell table:style-name="ce423"/>
          <table:table-cell table:style-name="ce433"/>
          <table:table-cell table:style-name="ce445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/>
          <table:table-cell table:style-name="ce357" office:value-type="float" office:value="42" calcext:value-type="float">
            <text:p>42</text:p>
          </table:table-cell>
          <table:table-cell table:style-name="ce363" office:value-type="string" calcext:value-type="string">
            <text:p>PB2</text:p>
          </table:table-cell>
          <table:table-cell table:style-name="ce369" office:value-type="string" calcext:value-type="string">
            <text:p>A10</text:p>
          </table:table-cell>
          <table:table-cell table:style-name="ce375"/>
          <table:table-cell table:style-name="ce375" office:value-type="float" office:value="2" calcext:value-type="float">
            <text:p>2</text:p>
          </table:table-cell>
          <table:table-cell table:style-name="ce375" table:number-columns-repeated="2"/>
          <table:table-cell table:style-name="ce375" office:value-type="string" calcext:value-type="string">
            <text:p>AIN0</text:p>
          </table:table-cell>
          <table:table-cell table:style-name="ce384"/>
          <table:table-cell table:style-name="ce394"/>
          <table:table-cell table:style-name="ce406"/>
          <table:table-cell table:style-name="ce416" table:number-columns-repeated="3"/>
          <table:table-cell table:style-name="ce423"/>
          <table:table-cell table:style-name="ce433"/>
          <table:table-cell table:style-name="ce445" table:number-columns-repeated="2"/>
          <table:table-cell table:style-name="ce416"/>
          <table:table-cell table:style-name="ce473"/>
          <table:table-cell table:style-name="ce473" office:value-type="string" calcext:value-type="string">
            <text:p>??(interessant?)</text:p>
          </table:table-cell>
          <table:table-cell table:style-name="ce473"/>
          <table:table-cell table:style-name="ce416"/>
          <table:table-cell table:style-name="ce488" table:number-columns-repeated="999"/>
        </table:table-row>
        <table:table-row table:style-name="ro7">
          <table:table-cell table:style-name="ce354"/>
          <table:table-cell table:style-name="ce357" office:value-type="float" office:value="43" calcext:value-type="float">
            <text:p>43</text:p>
          </table:table-cell>
          <table:table-cell table:style-name="ce363" office:value-type="string" calcext:value-type="string">
            <text:p>PB3</text:p>
          </table:table-cell>
          <table:table-cell table:style-name="ce369" office:value-type="string" calcext:value-type="string">
            <text:p>A11</text:p>
          </table:table-cell>
          <table:table-cell table:style-name="ce375" table:number-columns-repeated="4"/>
          <table:table-cell table:style-name="ce375" office:value-type="string" calcext:value-type="string">
            <text:p>AIN1 / OC0A</text:p>
          </table:table-cell>
          <table:table-cell table:style-name="ce384"/>
          <table:table-cell table:style-name="ce394"/>
          <table:table-cell table:style-name="ce406"/>
          <table:table-cell table:style-name="ce416" table:number-columns-repeated="3"/>
          <table:table-cell table:style-name="ce423"/>
          <table:table-cell table:style-name="ce433"/>
          <table:table-cell table:style-name="ce445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 table:style-name="ce354"/>
          <table:table-cell table:style-name="ce357" office:value-type="float" office:value="44" calcext:value-type="float">
            <text:p>44</text:p>
          </table:table-cell>
          <table:table-cell table:style-name="ce363" office:value-type="string" calcext:value-type="string">
            <text:p>PB4</text:p>
          </table:table-cell>
          <table:table-cell table:style-name="ce369" office:value-type="string" calcext:value-type="string">
            <text:p>A12</text:p>
          </table:table-cell>
          <table:table-cell table:style-name="ce375" table:number-columns-repeated="3"/>
          <table:table-cell table:style-name="ce375" office:value-type="string" calcext:value-type="string">
            <text:p>!SS</text:p>
          </table:table-cell>
          <table:table-cell table:style-name="ce375" office:value-type="string" calcext:value-type="string">
            <text:p>OC0B</text:p>
          </table:table-cell>
          <table:table-cell table:style-name="ce384"/>
          <table:table-cell table:style-name="ce394"/>
          <table:table-cell table:style-name="ce406"/>
          <table:table-cell table:style-name="ce416" table:number-columns-repeated="3"/>
          <table:table-cell table:style-name="ce423"/>
          <table:table-cell table:style-name="ce433"/>
          <table:table-cell table:style-name="ce445" table:number-columns-repeated="2"/>
          <table:table-cell table:style-name="ce416"/>
          <table:table-cell table:style-name="ce473" table:number-columns-repeated="3"/>
          <table:table-cell table:style-name="ce416"/>
          <table:table-cell table:style-name="ce488" table:number-columns-repeated="999"/>
        </table:table-row>
        <table:table-row table:style-name="ro7">
          <table:table-cell/>
          <table:table-cell table:style-name="ce256" office:value-type="string" calcext:value-type="string">
            <text:p>PIN BUS 16</text:p>
          </table:table-cell>
          <table:table-cell table:style-name="ce256" office:value-type="string" calcext:value-type="string">
            <text:p>Designation</text:p>
          </table:table-cell>
          <table:table-cell table:style-name="ce256" office:value-type="string" calcext:value-type="string">
            <text:p>PIN n°</text:p>
          </table:table-cell>
          <table:table-cell table:style-name="ce300" office:value-type="string" calcext:value-type="string">
            <text:p>I/O</text:p>
          </table:table-cell>
          <table:table-cell table:style-name="ce300" office:value-type="string" calcext:value-type="string">
            <text:p>INT</text:p>
          </table:table-cell>
          <table:table-cell table:style-name="ce300" office:value-type="string" calcext:value-type="string">
            <text:p>ADDR</text:p>
          </table:table-cell>
          <table:table-cell table:style-name="ce300" office:value-type="string" calcext:value-type="string">
            <text:p>SPI</text:p>
          </table:table-cell>
          <table:table-cell table:style-name="ce300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60" office:value-type="float" office:value="1" calcext:value-type="float">
            <text:p>1</text:p>
          </table:table-cell>
          <table:table-cell table:style-name="ce366" office:value-type="string" calcext:value-type="string">
            <text:p>GPB0</text:p>
          </table:table-cell>
          <table:table-cell table:style-name="ce372" office:value-type="string" calcext:value-type="string">
            <text:p>B8</text:p>
          </table:table-cell>
          <table:table-cell table:style-name="ce379" office:value-type="string" calcext:value-type="string">
            <text:p>I/O</text:p>
          </table:table-cell>
          <table:table-cell table:style-name="ce379" table:number-columns-repeated="4"/>
          <table:table-cell table:style-name="ce388"/>
          <table:table-cell table:style-name="ce399"/>
          <table:table-cell table:style-name="ce410" table:number-columns-repeated="3"/>
          <table:table-cell table:style-name="ce419" office:value-type="string" calcext:value-type="string">
            <text:p>SECT</text:p>
          </table:table-cell>
          <table:table-cell table:style-name="ce427"/>
          <table:table-cell table:style-name="ce439"/>
          <table:table-cell table:style-name="ce452" table:number-columns-repeated="2"/>
          <table:table-cell table:style-name="ce410" table:number-columns-repeated="3"/>
          <table:table-cell table:style-name="ce482"/>
          <table:table-cell table:style-name="ce410"/>
          <table:table-cell table:style-name="ce3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60" office:value-type="float" office:value="2" calcext:value-type="float">
            <text:p>2</text:p>
          </table:table-cell>
          <table:table-cell table:style-name="ce366" office:value-type="string" calcext:value-type="string">
            <text:p>GPB1</text:p>
          </table:table-cell>
          <table:table-cell table:style-name="ce372" office:value-type="string" calcext:value-type="string">
            <text:p>B9</text:p>
          </table:table-cell>
          <table:table-cell table:style-name="ce379" office:value-type="string" calcext:value-type="string">
            <text:p>I/O</text:p>
          </table:table-cell>
          <table:table-cell table:style-name="ce379" table:number-columns-repeated="4"/>
          <table:table-cell table:style-name="ce388"/>
          <table:table-cell table:style-name="ce399"/>
          <table:table-cell table:style-name="ce410" table:number-columns-repeated="3"/>
          <table:table-cell table:style-name="ce399"/>
          <table:table-cell table:style-name="ce427"/>
          <table:table-cell table:style-name="ce439"/>
          <table:table-cell table:style-name="ce453" table:number-columns-repeated="2"/>
          <table:table-cell table:style-name="ce410" table:number-columns-repeated="3"/>
          <table:table-cell table:style-name="ce483" office:value-type="string" calcext:value-type="string">
            <text:p>CS_pwm1</text:p>
          </table:table-cell>
          <table:table-cell table:style-name="ce410"/>
          <table:table-cell table:style-name="ce3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60" office:value-type="float" office:value="3" calcext:value-type="float">
            <text:p>3</text:p>
          </table:table-cell>
          <table:table-cell table:style-name="ce366" office:value-type="string" calcext:value-type="string">
            <text:p>GPB2</text:p>
          </table:table-cell>
          <table:table-cell table:style-name="ce372" office:value-type="string" calcext:value-type="string">
            <text:p>B10</text:p>
          </table:table-cell>
          <table:table-cell table:style-name="ce379" office:value-type="string" calcext:value-type="string">
            <text:p>I/O</text:p>
          </table:table-cell>
          <table:table-cell table:style-name="ce379" table:number-columns-repeated="4"/>
          <table:table-cell table:style-name="ce388"/>
          <table:table-cell table:style-name="ce399"/>
          <table:table-cell table:style-name="ce410" table:number-columns-repeated="3"/>
          <table:table-cell table:style-name="ce399"/>
          <table:table-cell table:style-name="ce427"/>
          <table:table-cell table:style-name="ce439"/>
          <table:table-cell table:style-name="ce453" table:number-columns-repeated="2"/>
          <table:table-cell table:style-name="ce410" table:number-columns-repeated="3"/>
          <table:table-cell table:style-name="ce483" office:value-type="string" calcext:value-type="string">
            <text:p>CS_pwm2</text:p>
          </table:table-cell>
          <table:table-cell table:style-name="ce410"/>
          <table:table-cell table:style-name="ce3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60" office:value-type="float" office:value="4" calcext:value-type="float">
            <text:p>4</text:p>
          </table:table-cell>
          <table:table-cell table:style-name="ce366" office:value-type="string" calcext:value-type="string">
            <text:p>GPB3</text:p>
          </table:table-cell>
          <table:table-cell table:style-name="ce372" office:value-type="string" calcext:value-type="string">
            <text:p>B11</text:p>
          </table:table-cell>
          <table:table-cell table:style-name="ce379" office:value-type="string" calcext:value-type="string">
            <text:p>I/O</text:p>
          </table:table-cell>
          <table:table-cell table:style-name="ce379" table:number-columns-repeated="4"/>
          <table:table-cell table:style-name="ce388"/>
          <table:table-cell table:style-name="ce399"/>
          <table:table-cell table:style-name="ce410" table:number-columns-repeated="3"/>
          <table:table-cell table:style-name="ce399"/>
          <table:table-cell table:style-name="ce427"/>
          <table:table-cell table:style-name="ce439"/>
          <table:table-cell table:style-name="ce453" table:number-columns-repeated="2"/>
          <table:table-cell table:style-name="ce410" table:number-columns-repeated="3"/>
          <table:table-cell table:style-name="ce483" office:value-type="string" calcext:value-type="string">
            <text:p>CS_pwm3</text:p>
          </table:table-cell>
          <table:table-cell table:style-name="ce410"/>
          <table:table-cell table:style-name="ce388" table:number-columns-repeated="999"/>
        </table:table-row>
        <table:table-row table:style-name="ro7">
          <table:table-cell table:style-name="ce354"/>
          <table:table-cell table:style-name="ce360" office:value-type="float" office:value="5" calcext:value-type="float">
            <text:p>5</text:p>
          </table:table-cell>
          <table:table-cell table:style-name="ce366" office:value-type="string" calcext:value-type="string">
            <text:p>GPB4</text:p>
          </table:table-cell>
          <table:table-cell table:style-name="ce372" office:value-type="string" calcext:value-type="string">
            <text:p>B12</text:p>
          </table:table-cell>
          <table:table-cell table:style-name="ce379" office:value-type="string" calcext:value-type="string">
            <text:p>I/O</text:p>
          </table:table-cell>
          <table:table-cell table:style-name="ce379" table:number-columns-repeated="4"/>
          <table:table-cell table:style-name="ce388"/>
          <table:table-cell table:style-name="ce399"/>
          <table:table-cell table:style-name="ce410" table:number-columns-repeated="3"/>
          <table:table-cell table:style-name="ce399"/>
          <table:table-cell table:style-name="ce427"/>
          <table:table-cell table:style-name="ce439"/>
          <table:table-cell table:style-name="ce453" table:number-columns-repeated="2"/>
          <table:table-cell table:style-name="ce410" table:number-columns-repeated="3"/>
          <table:table-cell table:style-name="ce483"/>
          <table:table-cell table:style-name="ce410"/>
          <table:table-cell table:style-name="ce388" table:number-columns-repeated="999"/>
        </table:table-row>
        <table:table-row table:style-name="ro7">
          <table:table-cell table:style-name="ce354"/>
          <table:table-cell table:style-name="ce360" office:value-type="float" office:value="6" calcext:value-type="float">
            <text:p>6</text:p>
          </table:table-cell>
          <table:table-cell table:style-name="ce366" office:value-type="string" calcext:value-type="string">
            <text:p>GPB5</text:p>
          </table:table-cell>
          <table:table-cell table:style-name="ce372" office:value-type="string" calcext:value-type="string">
            <text:p>B13</text:p>
          </table:table-cell>
          <table:table-cell table:style-name="ce379" office:value-type="string" calcext:value-type="string">
            <text:p>I/O</text:p>
          </table:table-cell>
          <table:table-cell table:style-name="ce379" table:number-columns-repeated="4"/>
          <table:table-cell table:style-name="ce388"/>
          <table:table-cell table:style-name="ce399"/>
          <table:table-cell table:style-name="ce410" table:number-columns-repeated="3"/>
          <table:table-cell table:style-name="ce399"/>
          <table:table-cell table:style-name="ce427"/>
          <table:table-cell table:style-name="ce439"/>
          <table:table-cell table:style-name="ce453" table:number-columns-repeated="2"/>
          <table:table-cell table:style-name="ce410" table:number-columns-repeated="3"/>
          <table:table-cell table:style-name="ce483"/>
          <table:table-cell table:style-name="ce410"/>
          <table:table-cell table:style-name="ce388" table:number-columns-repeated="999"/>
        </table:table-row>
        <table:table-row table:style-name="ro7">
          <table:table-cell table:style-name="ce354"/>
          <table:table-cell table:style-name="ce360" office:value-type="float" office:value="7" calcext:value-type="float">
            <text:p>7</text:p>
          </table:table-cell>
          <table:table-cell table:style-name="ce366" office:value-type="string" calcext:value-type="string">
            <text:p>GPB6</text:p>
          </table:table-cell>
          <table:table-cell table:style-name="ce372" office:value-type="string" calcext:value-type="string">
            <text:p>B14</text:p>
          </table:table-cell>
          <table:table-cell table:style-name="ce379" office:value-type="string" calcext:value-type="string">
            <text:p>I/O</text:p>
          </table:table-cell>
          <table:table-cell table:style-name="ce379" table:number-columns-repeated="4"/>
          <table:table-cell table:style-name="ce388"/>
          <table:table-cell table:style-name="ce399"/>
          <table:table-cell table:style-name="ce410" table:number-columns-repeated="3"/>
          <table:table-cell table:style-name="ce399"/>
          <table:table-cell table:style-name="ce427"/>
          <table:table-cell table:style-name="ce439"/>
          <table:table-cell table:style-name="ce453" table:number-columns-repeated="2"/>
          <table:table-cell table:style-name="ce410" table:number-columns-repeated="3"/>
          <table:table-cell table:style-name="ce483"/>
          <table:table-cell table:style-name="ce410"/>
          <table:table-cell table:style-name="ce388" table:number-columns-repeated="999"/>
        </table:table-row>
        <table:table-row table:style-name="ro7">
          <table:table-cell table:style-name="ce354"/>
          <table:table-cell table:style-name="ce360" office:value-type="float" office:value="8" calcext:value-type="float">
            <text:p>8</text:p>
          </table:table-cell>
          <table:table-cell table:style-name="ce366" office:value-type="string" calcext:value-type="string">
            <text:p>GPB7</text:p>
          </table:table-cell>
          <table:table-cell table:style-name="ce372" office:value-type="string" calcext:value-type="string">
            <text:p>B15</text:p>
          </table:table-cell>
          <table:table-cell table:style-name="ce379" office:value-type="string" calcext:value-type="string">
            <text:p>I/O</text:p>
          </table:table-cell>
          <table:table-cell table:style-name="ce379" table:number-columns-repeated="4"/>
          <table:table-cell table:style-name="ce388"/>
          <table:table-cell table:style-name="ce399"/>
          <table:table-cell table:style-name="ce410" table:number-columns-repeated="3"/>
          <table:table-cell table:style-name="ce399"/>
          <table:table-cell table:style-name="ce427"/>
          <table:table-cell table:style-name="ce439"/>
          <table:table-cell table:style-name="ce453" table:number-columns-repeated="2"/>
          <table:table-cell table:style-name="ce410" table:number-columns-repeated="3"/>
          <table:table-cell table:style-name="ce484"/>
          <table:table-cell table:style-name="ce410"/>
          <table:table-cell table:style-name="ce388" table:number-columns-repeated="999"/>
        </table:table-row>
        <table:table-row table:style-name="ro7">
          <table:table-cell table:style-name="ce355" office:value-type="string" calcext:value-type="string">
            <text:p>+</text:p>
          </table:table-cell>
          <table:table-cell table:style-name="ce361" office:value-type="float" office:value="9" calcext:value-type="float">
            <text:p>9</text:p>
          </table:table-cell>
          <table:table-cell table:style-name="ce367" office:value-type="string" calcext:value-type="string">
            <text:p>VDD</text:p>
          </table:table-cell>
          <table:table-cell table:style-name="ce373"/>
          <table:table-cell table:style-name="ce380" table:number-columns-repeated="5"/>
          <table:table-cell table:style-name="ce389"/>
          <table:table-cell table:style-name="ce400"/>
          <table:table-cell table:style-name="ce411" table:number-columns-repeated="3"/>
          <table:table-cell table:style-name="ce400"/>
          <table:table-cell table:style-name="ce428"/>
          <table:table-cell table:style-name="ce440"/>
          <table:table-cell table:style-name="ce454" table:number-columns-repeated="2"/>
          <table:table-cell table:style-name="ce411" table:number-columns-repeated="3"/>
          <table:table-cell table:style-name="ce398"/>
          <table:table-cell table:style-name="ce411"/>
          <table:table-cell table:style-name="ce389" table:number-columns-repeated="999"/>
        </table:table-row>
        <table:table-row table:style-name="ro7">
          <table:table-cell table:style-name="ce356" office:value-type="string" calcext:value-type="string">
            <text:p>-</text:p>
          </table:table-cell>
          <table:table-cell table:style-name="ce362" office:value-type="float" office:value="10" calcext:value-type="float">
            <text:p>10</text:p>
          </table:table-cell>
          <table:table-cell table:style-name="ce368" office:value-type="string" calcext:value-type="string">
            <text:p>GND</text:p>
          </table:table-cell>
          <table:table-cell table:style-name="ce374"/>
          <table:table-cell table:style-name="ce381" table:number-columns-repeated="5"/>
          <table:table-cell table:style-name="ce390"/>
          <table:table-cell table:style-name="ce401"/>
          <table:table-cell table:style-name="ce412" table:number-columns-repeated="3"/>
          <table:table-cell table:style-name="ce401"/>
          <table:table-cell table:style-name="ce429"/>
          <table:table-cell table:style-name="ce441"/>
          <table:table-cell table:style-name="ce455" table:number-columns-repeated="2"/>
          <table:table-cell table:style-name="ce412" table:number-columns-repeated="3"/>
          <table:table-cell table:style-name="ce396"/>
          <table:table-cell table:style-name="ce412"/>
          <table:table-cell table:style-name="ce390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60" office:value-type="float" office:value="11" calcext:value-type="float">
            <text:p>11</text:p>
          </table:table-cell>
          <table:table-cell table:style-name="ce366" office:value-type="string" calcext:value-type="string">
            <text:p>NC / !CS</text:p>
          </table:table-cell>
          <table:table-cell table:style-name="ce372"/>
          <table:table-cell table:style-name="ce379" office:value-type="string" calcext:value-type="string">
            <text:p>I</text:p>
          </table:table-cell>
          <table:table-cell table:style-name="ce379" table:number-columns-repeated="2"/>
          <table:table-cell table:style-name="ce383" office:value-type="string" calcext:value-type="string">
            <text:p>!CS</text:p>
          </table:table-cell>
          <table:table-cell table:style-name="ce379"/>
          <table:table-cell table:style-name="ce388"/>
          <table:table-cell table:style-name="ce402" table:formula="of:=[.D31]" office:value-type="string" office:string-value="A21" calcext:value-type="string">
            <text:p>A21</text:p>
          </table:table-cell>
          <table:table-cell table:style-name="ce410" table:number-columns-repeated="3"/>
          <table:table-cell table:style-name="ce419" office:value-type="string" calcext:value-type="string">
            <text:p>*</text:p>
          </table:table-cell>
          <table:table-cell table:style-name="ce427"/>
          <table:table-cell table:style-name="ce439"/>
          <table:table-cell table:style-name="ce456" office:value-type="string" calcext:value-type="string">
            <text:p>*</text:p>
          </table:table-cell>
          <table:table-cell table:style-name="ce456"/>
          <table:table-cell table:style-name="ce410" table:number-columns-repeated="3"/>
          <table:table-cell table:style-name="ce482" office:value-type="string" calcext:value-type="string">
            <text:p>*</text:p>
          </table:table-cell>
          <table:table-cell table:style-name="ce410"/>
          <table:table-cell table:style-name="ce3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60" office:value-type="float" office:value="12" calcext:value-type="float">
            <text:p>12</text:p>
          </table:table-cell>
          <table:table-cell table:style-name="ce366" office:value-type="string" calcext:value-type="string">
            <text:p>SCL/SCK</text:p>
          </table:table-cell>
          <table:table-cell table:style-name="ce372"/>
          <table:table-cell table:style-name="ce379" office:value-type="string" calcext:value-type="string">
            <text:p>I</text:p>
          </table:table-cell>
          <table:table-cell table:style-name="ce379" table:number-columns-repeated="2"/>
          <table:table-cell table:style-name="ce383" office:value-type="string" calcext:value-type="string">
            <text:p>SCK</text:p>
          </table:table-cell>
          <table:table-cell table:style-name="ce379"/>
          <table:table-cell table:style-name="ce388"/>
          <table:table-cell table:style-name="ce403" table:formula="of:=[.D10]" office:value-type="string" office:string-value="A15" calcext:value-type="string">
            <text:p>A15</text:p>
          </table:table-cell>
          <table:table-cell table:style-name="ce410" table:number-columns-repeated="3"/>
          <table:table-cell table:style-name="ce419" office:value-type="string" calcext:value-type="string">
            <text:p>*</text:p>
          </table:table-cell>
          <table:table-cell table:style-name="ce427"/>
          <table:table-cell table:style-name="ce439"/>
          <table:table-cell table:style-name="ce457" office:value-type="string" calcext:value-type="string">
            <text:p>*</text:p>
          </table:table-cell>
          <table:table-cell table:style-name="ce457"/>
          <table:table-cell table:style-name="ce410" table:number-columns-repeated="3"/>
          <table:table-cell table:style-name="ce482" office:value-type="string" calcext:value-type="string">
            <text:p>*</text:p>
          </table:table-cell>
          <table:table-cell table:style-name="ce410"/>
          <table:table-cell table:style-name="ce3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60" office:value-type="float" office:value="13" calcext:value-type="float">
            <text:p>13</text:p>
          </table:table-cell>
          <table:table-cell table:style-name="ce366" office:value-type="string" calcext:value-type="string">
            <text:p>SDA / SI</text:p>
          </table:table-cell>
          <table:table-cell table:style-name="ce372"/>
          <table:table-cell table:style-name="ce379" office:value-type="string" calcext:value-type="string">
            <text:p>I/O</text:p>
          </table:table-cell>
          <table:table-cell table:style-name="ce379" table:number-columns-repeated="2"/>
          <table:table-cell table:style-name="ce383" office:value-type="string" calcext:value-type="string">
            <text:p>MOSI</text:p>
          </table:table-cell>
          <table:table-cell table:style-name="ce379"/>
          <table:table-cell table:style-name="ce388"/>
          <table:table-cell table:style-name="ce404" table:formula="of:=[.D8]" office:value-type="string" office:string-value="A13" calcext:value-type="string">
            <text:p>A13</text:p>
          </table:table-cell>
          <table:table-cell table:style-name="ce410" table:number-columns-repeated="3"/>
          <table:table-cell table:style-name="ce419" office:value-type="string" calcext:value-type="string">
            <text:p>*</text:p>
          </table:table-cell>
          <table:table-cell table:style-name="ce427"/>
          <table:table-cell table:style-name="ce439"/>
          <table:table-cell table:style-name="ce458" office:value-type="string" calcext:value-type="string">
            <text:p>*</text:p>
          </table:table-cell>
          <table:table-cell table:style-name="ce458"/>
          <table:table-cell table:style-name="ce410" table:number-columns-repeated="3"/>
          <table:table-cell table:style-name="ce482" office:value-type="string" calcext:value-type="string">
            <text:p>*</text:p>
          </table:table-cell>
          <table:table-cell table:style-name="ce410"/>
          <table:table-cell table:style-name="ce3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60" office:value-type="float" office:value="14" calcext:value-type="float">
            <text:p>14</text:p>
          </table:table-cell>
          <table:table-cell table:style-name="ce366" office:value-type="string" calcext:value-type="string">
            <text:p>NC / SO</text:p>
          </table:table-cell>
          <table:table-cell table:style-name="ce372"/>
          <table:table-cell table:style-name="ce379" office:value-type="string" calcext:value-type="string">
            <text:p>O</text:p>
          </table:table-cell>
          <table:table-cell table:style-name="ce379" table:number-columns-repeated="2"/>
          <table:table-cell table:style-name="ce383" office:value-type="string" calcext:value-type="string">
            <text:p>MISO</text:p>
          </table:table-cell>
          <table:table-cell table:style-name="ce379"/>
          <table:table-cell table:style-name="ce388"/>
          <table:table-cell table:style-name="ce405" table:formula="of:=[.D9]" office:value-type="string" office:string-value="A14" calcext:value-type="string">
            <text:p>A14</text:p>
          </table:table-cell>
          <table:table-cell table:style-name="ce410" table:number-columns-repeated="3"/>
          <table:table-cell table:style-name="ce420" office:value-type="string" calcext:value-type="string">
            <text:p>*</text:p>
          </table:table-cell>
          <table:table-cell table:style-name="ce427"/>
          <table:table-cell table:style-name="ce439"/>
          <table:table-cell table:style-name="ce459" office:value-type="string" calcext:value-type="string">
            <text:p>*</text:p>
          </table:table-cell>
          <table:table-cell table:style-name="ce459"/>
          <table:table-cell table:style-name="ce410" table:number-columns-repeated="3"/>
          <table:table-cell table:style-name="ce483" office:value-type="string" calcext:value-type="string">
            <text:p>*</text:p>
          </table:table-cell>
          <table:table-cell table:style-name="ce410"/>
          <table:table-cell table:style-name="ce388" table:number-columns-repeated="999"/>
        </table:table-row>
        <table:table-row table:style-name="ro8">
          <table:table-cell table:style-name="ce354"/>
          <table:table-cell table:style-name="ce360" office:value-type="float" office:value="15" calcext:value-type="float">
            <text:p>15</text:p>
          </table:table-cell>
          <table:table-cell table:style-name="ce366" office:value-type="string" calcext:value-type="string">
            <text:p>A0</text:p>
          </table:table-cell>
          <table:table-cell table:style-name="ce372"/>
          <table:table-cell table:style-name="ce379" office:value-type="string" calcext:value-type="string">
            <text:p>I</text:p>
          </table:table-cell>
          <table:table-cell table:style-name="ce379"/>
          <table:table-cell table:style-name="ce379" office:value-type="float" office:value="0" calcext:value-type="float">
            <text:p>0</text:p>
          </table:table-cell>
          <table:table-cell table:style-name="ce379" table:number-columns-repeated="2"/>
          <table:table-cell table:style-name="ce388"/>
          <table:table-cell table:style-name="ce399"/>
          <table:table-cell table:style-name="ce410" table:number-columns-repeated="3"/>
          <table:table-cell table:style-name="ce399"/>
          <table:table-cell table:style-name="ce427"/>
          <table:table-cell table:style-name="ce439"/>
          <table:table-cell table:style-name="ce453" table:number-columns-repeated="2"/>
          <table:table-cell table:style-name="ce410" table:number-columns-repeated="3"/>
          <table:table-cell table:style-name="ce484"/>
          <table:table-cell table:style-name="ce410"/>
          <table:table-cell table:style-name="ce388" table:number-columns-repeated="999"/>
        </table:table-row>
        <table:table-row table:style-name="ro7">
          <table:table-cell table:style-name="ce354"/>
          <table:table-cell table:style-name="ce360" office:value-type="float" office:value="16" calcext:value-type="float">
            <text:p>16</text:p>
          </table:table-cell>
          <table:table-cell table:style-name="ce366" office:value-type="string" calcext:value-type="string">
            <text:p>A1</text:p>
          </table:table-cell>
          <table:table-cell table:style-name="ce372"/>
          <table:table-cell table:style-name="ce379" office:value-type="string" calcext:value-type="string">
            <text:p>I</text:p>
          </table:table-cell>
          <table:table-cell table:style-name="ce379"/>
          <table:table-cell table:style-name="ce379" office:value-type="float" office:value="1" calcext:value-type="float">
            <text:p>1</text:p>
          </table:table-cell>
          <table:table-cell table:style-name="ce379" table:number-columns-repeated="2"/>
          <table:table-cell table:style-name="ce388"/>
          <table:table-cell table:style-name="ce399"/>
          <table:table-cell table:style-name="ce410" table:number-columns-repeated="3"/>
          <table:table-cell table:style-name="ce399"/>
          <table:table-cell table:style-name="ce427"/>
          <table:table-cell table:style-name="ce439"/>
          <table:table-cell table:style-name="ce453" table:number-columns-repeated="2"/>
          <table:table-cell table:style-name="ce410" table:number-columns-repeated="3"/>
          <table:table-cell table:style-name="ce484"/>
          <table:table-cell table:style-name="ce410"/>
          <table:table-cell table:style-name="ce388" table:number-columns-repeated="999"/>
        </table:table-row>
        <table:table-row table:style-name="ro7">
          <table:table-cell table:style-name="ce354"/>
          <table:table-cell table:style-name="ce360" office:value-type="float" office:value="17" calcext:value-type="float">
            <text:p>17</text:p>
          </table:table-cell>
          <table:table-cell table:style-name="ce366" office:value-type="string" calcext:value-type="string">
            <text:p>A2</text:p>
          </table:table-cell>
          <table:table-cell table:style-name="ce372"/>
          <table:table-cell table:style-name="ce379" office:value-type="string" calcext:value-type="string">
            <text:p>I</text:p>
          </table:table-cell>
          <table:table-cell table:style-name="ce379"/>
          <table:table-cell table:style-name="ce379" office:value-type="float" office:value="2" calcext:value-type="float">
            <text:p>2</text:p>
          </table:table-cell>
          <table:table-cell table:style-name="ce379" table:number-columns-repeated="2"/>
          <table:table-cell table:style-name="ce388"/>
          <table:table-cell table:style-name="ce399"/>
          <table:table-cell table:style-name="ce410" table:number-columns-repeated="3"/>
          <table:table-cell table:style-name="ce399"/>
          <table:table-cell table:style-name="ce427"/>
          <table:table-cell table:style-name="ce439"/>
          <table:table-cell table:style-name="ce453" table:number-columns-repeated="2"/>
          <table:table-cell table:style-name="ce410" table:number-columns-repeated="3"/>
          <table:table-cell table:style-name="ce484"/>
          <table:table-cell table:style-name="ce410"/>
          <table:table-cell table:style-name="ce388" table:number-columns-repeated="999"/>
        </table:table-row>
        <table:table-row table:style-name="ro7">
          <table:table-cell table:style-name="ce354" office:value-type="string" calcext:value-type="string">
            <text:p>\</text:p>
          </table:table-cell>
          <table:table-cell table:style-name="ce360" office:value-type="float" office:value="18" calcext:value-type="float">
            <text:p>18</text:p>
          </table:table-cell>
          <table:table-cell table:style-name="ce366" office:value-type="string" calcext:value-type="string">
            <text:p>!RESET</text:p>
          </table:table-cell>
          <table:table-cell table:style-name="ce372"/>
          <table:table-cell table:style-name="ce379" office:value-type="string" calcext:value-type="string">
            <text:p>I</text:p>
          </table:table-cell>
          <table:table-cell table:style-name="ce379" table:number-columns-repeated="4"/>
          <table:table-cell table:style-name="ce388"/>
          <table:table-cell table:style-name="ce399"/>
          <table:table-cell table:style-name="ce410" table:number-columns-repeated="3"/>
          <table:table-cell table:style-name="ce399"/>
          <table:table-cell table:style-name="ce427"/>
          <table:table-cell table:style-name="ce439"/>
          <table:table-cell table:style-name="ce453" table:number-columns-repeated="2"/>
          <table:table-cell table:style-name="ce410" table:number-columns-repeated="3"/>
          <table:table-cell table:style-name="ce484"/>
          <table:table-cell table:style-name="ce410"/>
          <table:table-cell table:style-name="ce388" table:number-columns-repeated="999"/>
        </table:table-row>
        <table:table-row table:style-name="ro7">
          <table:table-cell table:style-name="ce354"/>
          <table:table-cell table:style-name="ce360" office:value-type="float" office:value="19" calcext:value-type="float">
            <text:p>19</text:p>
          </table:table-cell>
          <table:table-cell table:style-name="ce366" office:value-type="string" calcext:value-type="string">
            <text:p>INTB</text:p>
          </table:table-cell>
          <table:table-cell table:style-name="ce372"/>
          <table:table-cell table:style-name="ce379" office:value-type="string" calcext:value-type="string">
            <text:p>O</text:p>
          </table:table-cell>
          <table:table-cell table:style-name="ce379" office:value-type="string" calcext:value-type="string">
            <text:p>B</text:p>
          </table:table-cell>
          <table:table-cell table:style-name="ce379" table:number-columns-repeated="3"/>
          <table:table-cell table:style-name="ce388"/>
          <table:table-cell table:style-name="ce399"/>
          <table:table-cell table:style-name="ce410" table:number-columns-repeated="3"/>
          <table:table-cell table:style-name="ce399"/>
          <table:table-cell table:style-name="ce427"/>
          <table:table-cell table:style-name="ce439"/>
          <table:table-cell table:style-name="ce460" table:number-columns-repeated="2"/>
          <table:table-cell table:style-name="ce410" table:number-columns-repeated="3"/>
          <table:table-cell table:style-name="ce484"/>
          <table:table-cell table:style-name="ce410"/>
          <table:table-cell table:style-name="ce3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60" office:value-type="float" office:value="20" calcext:value-type="float">
            <text:p>20</text:p>
          </table:table-cell>
          <table:table-cell table:style-name="ce366" office:value-type="string" calcext:value-type="string">
            <text:p>INTA</text:p>
          </table:table-cell>
          <table:table-cell table:style-name="ce372"/>
          <table:table-cell table:style-name="ce379" office:value-type="string" calcext:value-type="string">
            <text:p>O</text:p>
          </table:table-cell>
          <table:table-cell table:style-name="ce383" office:value-type="string" calcext:value-type="string">
            <text:p>A</text:p>
          </table:table-cell>
          <table:table-cell table:style-name="ce379" table:number-columns-repeated="3"/>
          <table:table-cell table:style-name="ce388"/>
          <table:table-cell table:style-name="ce399"/>
          <table:table-cell table:style-name="ce410" table:number-columns-repeated="3"/>
          <table:table-cell table:style-name="ce399"/>
          <table:table-cell table:style-name="ce427"/>
          <table:table-cell table:style-name="ce439"/>
          <table:table-cell table:style-name="ce461" table:formula="of:=[.$D19]" office:value-type="string" office:string-value="A27" calcext:value-type="string">
            <text:p>A27</text:p>
          </table:table-cell>
          <table:table-cell table:style-name="ce461"/>
          <table:table-cell table:style-name="ce410" table:number-columns-repeated="3"/>
          <table:table-cell table:style-name="ce484"/>
          <table:table-cell table:style-name="ce410"/>
          <table:table-cell table:style-name="ce3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60" office:value-type="float" office:value="21" calcext:value-type="float">
            <text:p>21</text:p>
          </table:table-cell>
          <table:table-cell table:style-name="ce366" office:value-type="string" calcext:value-type="string">
            <text:p>GPA0</text:p>
          </table:table-cell>
          <table:table-cell table:style-name="ce372" office:value-type="string" calcext:value-type="string">
            <text:p>B0</text:p>
          </table:table-cell>
          <table:table-cell table:style-name="ce379" office:value-type="string" calcext:value-type="string">
            <text:p>I/O</text:p>
          </table:table-cell>
          <table:table-cell table:style-name="ce379" table:number-columns-repeated="4"/>
          <table:table-cell table:style-name="ce388"/>
          <table:table-cell table:style-name="ce399"/>
          <table:table-cell table:style-name="ce410" table:number-columns-repeated="3"/>
          <table:table-cell table:style-name="ce399"/>
          <table:table-cell table:style-name="ce427"/>
          <table:table-cell table:style-name="ce439"/>
          <table:table-cell table:style-name="ce459" office:value-type="string" calcext:value-type="string">
            <text:p>LEDpower</text:p>
          </table:table-cell>
          <table:table-cell table:style-name="ce459"/>
          <table:table-cell table:style-name="ce410" table:number-columns-repeated="3"/>
          <table:table-cell table:style-name="ce484"/>
          <table:table-cell table:style-name="ce410"/>
          <table:table-cell table:style-name="ce3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60" office:value-type="float" office:value="22" calcext:value-type="float">
            <text:p>22</text:p>
          </table:table-cell>
          <table:table-cell table:style-name="ce366" office:value-type="string" calcext:value-type="string">
            <text:p>GPA1</text:p>
          </table:table-cell>
          <table:table-cell table:style-name="ce372" office:value-type="string" calcext:value-type="string">
            <text:p>B1</text:p>
          </table:table-cell>
          <table:table-cell table:style-name="ce379" office:value-type="string" calcext:value-type="string">
            <text:p>I/O</text:p>
          </table:table-cell>
          <table:table-cell table:style-name="ce379" table:number-columns-repeated="4"/>
          <table:table-cell table:style-name="ce388"/>
          <table:table-cell table:style-name="ce399"/>
          <table:table-cell table:style-name="ce410" table:number-columns-repeated="3"/>
          <table:table-cell table:style-name="ce399"/>
          <table:table-cell table:style-name="ce427"/>
          <table:table-cell table:style-name="ce439"/>
          <table:table-cell table:style-name="ce459" office:value-type="string" calcext:value-type="string">
            <text:p>LEDwifi</text:p>
          </table:table-cell>
          <table:table-cell table:style-name="ce459"/>
          <table:table-cell table:style-name="ce410" table:number-columns-repeated="3"/>
          <table:table-cell table:style-name="ce484"/>
          <table:table-cell table:style-name="ce410"/>
          <table:table-cell table:style-name="ce3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60" office:value-type="float" office:value="23" calcext:value-type="float">
            <text:p>23</text:p>
          </table:table-cell>
          <table:table-cell table:style-name="ce366" office:value-type="string" calcext:value-type="string">
            <text:p>GPA2</text:p>
          </table:table-cell>
          <table:table-cell table:style-name="ce372" office:value-type="string" calcext:value-type="string">
            <text:p>B2</text:p>
          </table:table-cell>
          <table:table-cell table:style-name="ce379" office:value-type="string" calcext:value-type="string">
            <text:p>I/O</text:p>
          </table:table-cell>
          <table:table-cell table:style-name="ce379" table:number-columns-repeated="4"/>
          <table:table-cell table:style-name="ce388"/>
          <table:table-cell table:style-name="ce399"/>
          <table:table-cell table:style-name="ce410" table:number-columns-repeated="3"/>
          <table:table-cell table:style-name="ce399"/>
          <table:table-cell table:style-name="ce427"/>
          <table:table-cell table:style-name="ce439"/>
          <table:table-cell table:style-name="ce459" office:value-type="string" calcext:value-type="string">
            <text:p>LEDlink</text:p>
          </table:table-cell>
          <table:table-cell table:style-name="ce459"/>
          <table:table-cell table:style-name="ce410" table:number-columns-repeated="3"/>
          <table:table-cell table:style-name="ce484"/>
          <table:table-cell table:style-name="ce410"/>
          <table:table-cell table:style-name="ce3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60" office:value-type="float" office:value="24" calcext:value-type="float">
            <text:p>24</text:p>
          </table:table-cell>
          <table:table-cell table:style-name="ce366" office:value-type="string" calcext:value-type="string">
            <text:p>GPA3</text:p>
          </table:table-cell>
          <table:table-cell table:style-name="ce372" office:value-type="string" calcext:value-type="string">
            <text:p>B3</text:p>
          </table:table-cell>
          <table:table-cell table:style-name="ce379" office:value-type="string" calcext:value-type="string">
            <text:p>I/O</text:p>
          </table:table-cell>
          <table:table-cell table:style-name="ce379" table:number-columns-repeated="4"/>
          <table:table-cell table:style-name="ce388"/>
          <table:table-cell table:style-name="ce399"/>
          <table:table-cell table:style-name="ce410" table:number-columns-repeated="3"/>
          <table:table-cell table:style-name="ce399"/>
          <table:table-cell table:style-name="ce427"/>
          <table:table-cell table:style-name="ce439"/>
          <table:table-cell table:style-name="ce459" office:value-type="string" calcext:value-type="string">
            <text:p>LEDbatt</text:p>
          </table:table-cell>
          <table:table-cell table:style-name="ce459"/>
          <table:table-cell table:style-name="ce410" table:number-columns-repeated="3"/>
          <table:table-cell table:style-name="ce484"/>
          <table:table-cell table:style-name="ce410"/>
          <table:table-cell table:style-name="ce3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60" office:value-type="float" office:value="25" calcext:value-type="float">
            <text:p>25</text:p>
          </table:table-cell>
          <table:table-cell table:style-name="ce366" office:value-type="string" calcext:value-type="string">
            <text:p>GPA4</text:p>
          </table:table-cell>
          <table:table-cell table:style-name="ce372" office:value-type="string" calcext:value-type="string">
            <text:p>B4</text:p>
          </table:table-cell>
          <table:table-cell table:style-name="ce379" office:value-type="string" calcext:value-type="string">
            <text:p>I/O</text:p>
          </table:table-cell>
          <table:table-cell table:style-name="ce379" table:number-columns-repeated="4"/>
          <table:table-cell table:style-name="ce388"/>
          <table:table-cell table:style-name="ce399"/>
          <table:table-cell table:style-name="ce410" table:number-columns-repeated="3"/>
          <table:table-cell table:style-name="ce399"/>
          <table:table-cell table:style-name="ce427"/>
          <table:table-cell table:style-name="ce439"/>
          <table:table-cell table:style-name="ce459" office:value-type="string" calcext:value-type="string">
            <text:p>LEDmult1</text:p>
          </table:table-cell>
          <table:table-cell table:style-name="ce459"/>
          <table:table-cell table:style-name="ce410" table:number-columns-repeated="3"/>
          <table:table-cell table:style-name="ce484"/>
          <table:table-cell table:style-name="ce410"/>
          <table:table-cell table:style-name="ce3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60" office:value-type="float" office:value="26" calcext:value-type="float">
            <text:p>26</text:p>
          </table:table-cell>
          <table:table-cell table:style-name="ce366" office:value-type="string" calcext:value-type="string">
            <text:p>GPA5</text:p>
          </table:table-cell>
          <table:table-cell table:style-name="ce372" office:value-type="string" calcext:value-type="string">
            <text:p>B5</text:p>
          </table:table-cell>
          <table:table-cell table:style-name="ce379" office:value-type="string" calcext:value-type="string">
            <text:p>I/O</text:p>
          </table:table-cell>
          <table:table-cell table:style-name="ce379" table:number-columns-repeated="4"/>
          <table:table-cell table:style-name="ce388"/>
          <table:table-cell table:style-name="ce399"/>
          <table:table-cell table:style-name="ce410" table:number-columns-repeated="3"/>
          <table:table-cell table:style-name="ce399"/>
          <table:table-cell table:style-name="ce427"/>
          <table:table-cell table:style-name="ce439"/>
          <table:table-cell table:style-name="ce459" office:value-type="string" calcext:value-type="string">
            <text:p>LEDmult2</text:p>
          </table:table-cell>
          <table:table-cell table:style-name="ce459"/>
          <table:table-cell table:style-name="ce410" table:number-columns-repeated="3"/>
          <table:table-cell table:style-name="ce484"/>
          <table:table-cell table:style-name="ce410"/>
          <table:table-cell table:style-name="ce3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60" office:value-type="float" office:value="27" calcext:value-type="float">
            <text:p>27</text:p>
          </table:table-cell>
          <table:table-cell table:style-name="ce366" office:value-type="string" calcext:value-type="string">
            <text:p>GPA6</text:p>
          </table:table-cell>
          <table:table-cell table:style-name="ce372" office:value-type="string" calcext:value-type="string">
            <text:p>B6</text:p>
          </table:table-cell>
          <table:table-cell table:style-name="ce379" office:value-type="string" calcext:value-type="string">
            <text:p>I/O</text:p>
          </table:table-cell>
          <table:table-cell table:style-name="ce379" table:number-columns-repeated="4"/>
          <table:table-cell table:style-name="ce388"/>
          <table:table-cell table:style-name="ce399"/>
          <table:table-cell table:style-name="ce410" table:number-columns-repeated="3"/>
          <table:table-cell table:style-name="ce399"/>
          <table:table-cell table:style-name="ce427"/>
          <table:table-cell table:style-name="ce439"/>
          <table:table-cell table:style-name="ce462" office:value-type="string" calcext:value-type="string">
            <text:p>REBOOT</text:p>
          </table:table-cell>
          <table:table-cell table:style-name="ce465"/>
          <table:table-cell table:style-name="ce410" table:number-columns-repeated="3"/>
          <table:table-cell table:style-name="ce484"/>
          <table:table-cell table:style-name="ce410"/>
          <table:table-cell table:style-name="ce388" table:number-columns-repeated="999"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60" office:value-type="float" office:value="28" calcext:value-type="float">
            <text:p>28</text:p>
          </table:table-cell>
          <table:table-cell table:style-name="ce366" office:value-type="string" calcext:value-type="string">
            <text:p>GPA7</text:p>
          </table:table-cell>
          <table:table-cell table:style-name="ce372" office:value-type="string" calcext:value-type="string">
            <text:p>B7</text:p>
          </table:table-cell>
          <table:table-cell table:style-name="ce379" office:value-type="string" calcext:value-type="string">
            <text:p>I/O</text:p>
          </table:table-cell>
          <table:table-cell table:style-name="ce379" table:number-columns-repeated="4"/>
          <table:table-cell table:style-name="ce388"/>
          <table:table-cell table:style-name="ce399"/>
          <table:table-cell table:style-name="ce410" table:number-columns-repeated="3"/>
          <table:table-cell table:style-name="ce399"/>
          <table:table-cell table:style-name="ce427"/>
          <table:table-cell table:style-name="ce439"/>
          <table:table-cell table:style-name="ce463" office:value-type="string" calcext:value-type="string">
            <text:p>ILS_IHM</text:p>
          </table:table-cell>
          <table:table-cell table:style-name="ce463"/>
          <table:table-cell table:style-name="ce410" table:number-columns-repeated="3"/>
          <table:table-cell table:style-name="ce484"/>
          <table:table-cell table:style-name="ce410"/>
          <table:table-cell table:style-name="ce388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office:forms form:automatic-focus="false" form:apply-design-mode="false"/>
        <table:table-column table:style-name="co53" table:default-cell-style-name="ce491"/>
        <table:table-column table:style-name="co54" table:default-cell-style-name="ce495"/>
        <table:table-column table:style-name="co55" table:default-cell-style-name="ce495"/>
        <table:table-column table:style-name="co1" table:number-columns-repeated="1021" table:default-cell-style-name="ce495"/>
        <table:table-row table:style-name="ro7" table:number-rows-repeated="2">
          <table:table-cell table:number-columns-repeated="1024"/>
        </table:table-row>
        <table:table-row table:style-name="ro7">
          <table:table-cell table:style-name="ce492" office:value-type="string" calcext:value-type="string">
            <text:p>PIN ref</text:p>
          </table:table-cell>
          <table:table-cell table:style-name="ce492" office:value-type="string" calcext:value-type="string">
            <text:p>Description courte</text:p>
          </table:table-cell>
          <table:table-cell table:style-name="ce492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493" office:value-type="string" calcext:value-type="string">
            <text:p>MOSI</text:p>
          </table:table-cell>
          <table:table-cell table:style-name="ce496" office:value-type="string" calcext:value-type="string">
            <text:p>Master Output, Slave Input for SPI</text:p>
          </table:table-cell>
          <table:table-cell table:style-name="ce496" office:value-type="string" calcext:value-type="string">
            <text:p>SPI-MOSI</text:p>
          </table:table-cell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MISO</text:p>
          </table:table-cell>
          <table:table-cell table:style-name="ce496" office:value-type="string" calcext:value-type="string">
            <text:p>Master Input, Slave Output for SPI</text:p>
          </table:table-cell>
          <table:table-cell table:style-name="ce496" office:value-type="string" calcext:value-type="string">
            <text:p>SPI-MISO</text:p>
          </table:table-cell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SCK</text:p>
          </table:table-cell>
          <table:table-cell table:style-name="ce496" office:value-type="string" calcext:value-type="string">
            <text:p>Serial ClocK for SPI</text:p>
          </table:table-cell>
          <table:table-cell table:style-name="ce496" office:value-type="string" calcext:value-type="string">
            <text:p>SPI-SCK</text:p>
          </table:table-cell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TX</text:p>
          </table:table-cell>
          <table:table-cell table:style-name="ce496" office:value-type="string" calcext:value-type="string">
            <text:p>Transmission for Yun Shield</text:p>
          </table:table-cell>
          <table:table-cell table:style-name="ce496" office:value-type="string" calcext:value-type="string">
            <text:p>TX</text:p>
          </table:table-cell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RX</text:p>
          </table:table-cell>
          <table:table-cell table:style-name="ce496" office:value-type="string" calcext:value-type="string">
            <text:p>Recepection for Yun Shield </text:p>
          </table:table-cell>
          <table:table-cell table:style-name="ce496" office:value-type="string" calcext:value-type="string">
            <text:p>RX</text:p>
          </table:table-cell>
          <table:table-cell table:style-name="ce497" table:number-columns-repeated="1021"/>
        </table:table-row>
        <table:table-row table:style-name="ro7">
          <table:table-cell table:style-name="ce493" office:value-type="string" calcext:value-type="string">
            <text:p>DREQ</text:p>
          </table:table-cell>
          <table:table-cell table:style-name="ce496" office:value-type="string" calcext:value-type="string">
            <text:p>??????</text:p>
          </table:table-cell>
          <table:table-cell table:style-name="ce496" office:value-type="string" calcext:value-type="string">
            <text:p>Interrupt</text:p>
          </table:table-cell>
          <table:table-cell table:style-name="ce497" table:number-columns-repeated="1021"/>
        </table:table-row>
        <table:table-row table:style-name="ro7">
          <table:table-cell table:style-name="ce493" table:formula="of:=[.C72]" office:value-type="float" office:value="0" calcext:value-type="float">
            <text:p>0</text:p>
          </table:table-cell>
          <table:table-cell table:style-name="ce496" office:value-type="string" calcext:value-type="string">
            <text:p>Interuption si changement sur le bus 16 port A</text:p>
          </table:table-cell>
          <table:table-cell table:style-name="ce496" office:value-type="string" calcext:value-type="string">
            <text:p>Interrupt</text:p>
          </table:table-cell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CS</text:p>
          </table:table-cell>
          <table:table-cell table:style-name="ce496" office:value-type="string" calcext:value-type="string">
            <text:p>Chip Slect : Selectionne le composant pour le bus SPI</text:p>
          </table:table-cell>
          <table:table-cell table:style-name="ce496"/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SECU</text:p>
          </table:table-cell>
          <table:table-cell table:style-name="ce496" office:value-type="string" calcext:value-type="string">
            <text:p>Ordre sur transistor pour alimenter via le batterie de sécu </text:p>
          </table:table-cell>
          <table:table-cell table:style-name="ce496"/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!EXT</text:p>
          </table:table-cell>
          <table:table-cell table:style-name="ce496" office:value-type="string" calcext:value-type="string">
            <text:p>Ordre sur transistor pour ne pas alimenter les composants extérieurs</text:p>
          </table:table-cell>
          <table:table-cell table:style-name="ce496"/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CS-MP3</text:p>
          </table:table-cell>
          <table:table-cell table:style-name="ce496" office:value-type="string" calcext:value-type="string">
            <text:p>Chip Select MP3</text:p>
          </table:table-cell>
          <table:table-cell table:style-name="ce496"/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MP3-DCS</text:p>
          </table:table-cell>
          <table:table-cell table:style-name="ce496" office:value-type="string" calcext:value-type="string">
            <text:p>??????</text:p>
          </table:table-cell>
          <table:table-cell table:style-name="ce496"/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MP3-RST</text:p>
          </table:table-cell>
          <table:table-cell table:style-name="ce496" office:value-type="string" calcext:value-type="string">
            <text:p>??????</text:p>
          </table:table-cell>
          <table:table-cell table:style-name="ce496"/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CS-uSD</text:p>
          </table:table-cell>
          <table:table-cell table:style-name="ce496" office:value-type="string" calcext:value-type="string">
            <text:p>Chip Select Micro SD</text:p>
          </table:table-cell>
          <table:table-cell table:style-name="ce496"/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!CS</text:p>
          </table:table-cell>
          <table:table-cell table:style-name="ce496" office:value-type="string" calcext:value-type="string">
            <text:p>Chip Select à logique inversée</text:p>
          </table:table-cell>
          <table:table-cell table:style-name="ce496"/>
          <table:table-cell table:style-name="ce497" table:number-columns-repeated="1021"/>
        </table:table-row>
        <table:table-row table:style-name="ro12">
          <table:table-cell table:style-name="ce493" office:value-type="string" calcext:value-type="string">
            <text:p>CODE</text:p>
          </table:table-cell>
          <table:table-cell table:style-name="ce496" office:value-type="string" calcext:value-type="string">
            <text:p>Retour en tension pour identifier un composant (tension via CS entrée commune via CODE</text:p>
          </table:table-cell>
          <table:table-cell table:style-name="ce496" office:value-type="string" calcext:value-type="string">
            <text:p>Ana/Dig conv</text:p>
          </table:table-cell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SECU</text:p>
          </table:table-cell>
          <table:table-cell table:style-name="ce496" office:value-type="string" calcext:value-type="string">
            <text:p>Image tension de la baterie de sécu</text:p>
          </table:table-cell>
          <table:table-cell table:style-name="ce496" office:value-type="string" calcext:value-type="string">
            <text:p>Ana/Dig conv</text:p>
          </table:table-cell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NORM</text:p>
          </table:table-cell>
          <table:table-cell table:style-name="ce496" office:value-type="string" calcext:value-type="string">
            <text:p>Image tension de la baterie normale</text:p>
          </table:table-cell>
          <table:table-cell table:style-name="ce496" office:value-type="string" calcext:value-type="string">
            <text:p>Ana/Dig conv</text:p>
          </table:table-cell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LUMI</text:p>
          </table:table-cell>
          <table:table-cell table:style-name="ce496" office:value-type="string" calcext:value-type="string">
            <text:p>Image tension de la luminosité via photorésistance</text:p>
          </table:table-cell>
          <table:table-cell table:style-name="ce496" office:value-type="string" calcext:value-type="string">
            <text:p>Ana/Dig conv</text:p>
          </table:table-cell>
          <table:table-cell table:style-name="ce497" table:number-columns-repeated="1021"/>
        </table:table-row>
        <table:table-row table:style-name="ro13">
          <table:table-cell table:style-name="ce493" office:value-type="string" calcext:value-type="string">
            <text:p>PWM_freq</text:p>
          </table:table-cell>
          <table:table-cell table:style-name="ce496" office:value-type="string" calcext:value-type="string">
            <text:p>Sortie en tension proportionnel à une valeure de pwm. Prévue pour idiquer cette valeure à d'autres modules</text:p>
          </table:table-cell>
          <table:table-cell table:style-name="ce496" office:value-type="string" calcext:value-type="string">
            <text:p>Ana/Dig conv</text:p>
          </table:table-cell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TEMPER</text:p>
          </table:table-cell>
          <table:table-cell table:style-name="ce496" office:value-type="string" calcext:value-type="string">
            <text:p>Image tension de la température via résistance variant avec la temperature</text:p>
          </table:table-cell>
          <table:table-cell table:style-name="ce496" office:value-type="string" calcext:value-type="string">
            <text:p>Ana/Dig conv</text:p>
          </table:table-cell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VENTIL</text:p>
          </table:table-cell>
          <table:table-cell table:style-name="ce496" office:value-type="string" calcext:value-type="string">
            <text:p>Commande d'un ventialteur </text:p>
          </table:table-cell>
          <table:table-cell table:style-name="ce496" office:value-type="string" calcext:value-type="string">
            <text:p>PWM</text:p>
          </table:table-cell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SECT</text:p>
          </table:table-cell>
          <table:table-cell table:style-name="ce496" office:value-type="string" calcext:value-type="string">
            <text:p>Detection de la presence du secteur (ON/OFF)</text:p>
          </table:table-cell>
          <table:table-cell table:style-name="ce496"/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CS_pwm1</text:p>
          </table:table-cell>
          <table:table-cell table:style-name="ce496" office:value-type="string" calcext:value-type="string">
            <text:p>Selectionne un module PWM pour que PWM_freq lui donne sa frequence</text:p>
          </table:table-cell>
          <table:table-cell table:style-name="ce496"/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CS_pwm2</text:p>
          </table:table-cell>
          <table:table-cell table:style-name="ce496" office:value-type="string" calcext:value-type="string">
            <text:p>Selectionne un module PWM pour que PWM_freq lui donne sa frequence</text:p>
          </table:table-cell>
          <table:table-cell table:style-name="ce496"/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CS_pwm3</text:p>
          </table:table-cell>
          <table:table-cell table:style-name="ce496" office:value-type="string" calcext:value-type="string">
            <text:p>Selectionne un module PWM pour que PWM_freq lui donne sa frequence</text:p>
          </table:table-cell>
          <table:table-cell table:style-name="ce496"/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LEDpower</text:p>
          </table:table-cell>
          <table:table-cell table:style-name="ce496" office:value-type="string" calcext:value-type="string">
            <text:p>Indique si la carte est sous tension (quelle qu'elle soit)</text:p>
          </table:table-cell>
          <table:table-cell table:style-name="ce496"/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LEDwifi</text:p>
          </table:table-cell>
          <table:table-cell table:style-name="ce496" office:value-type="string" calcext:value-type="string">
            <text:p>Indique si la carte est connectée à un réseau wifi</text:p>
          </table:table-cell>
          <table:table-cell table:style-name="ce496"/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LEDlink</text:p>
          </table:table-cell>
          <table:table-cell table:style-name="ce496" office:value-type="string" calcext:value-type="string">
            <text:p>Indique si la carte est connectée à une régie</text:p>
          </table:table-cell>
          <table:table-cell table:style-name="ce496"/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LEDbat</text:p>
          </table:table-cell>
          <table:table-cell table:style-name="ce496" office:value-type="string" calcext:value-type="string">
            <text:p>Indique si la batterie de secours est utilisée ou non</text:p>
          </table:table-cell>
          <table:table-cell table:style-name="ce496"/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LEDmulti1</text:p>
          </table:table-cell>
          <table:table-cell table:style-name="ce496" office:value-type="string" calcext:value-type="string">
            <text:p>LED multi usage</text:p>
          </table:table-cell>
          <table:table-cell table:style-name="ce496"/>
          <table:table-cell table:style-name="ce497" table:number-columns-repeated="1021"/>
        </table:table-row>
        <table:table-row table:style-name="ro8">
          <table:table-cell table:style-name="ce493" office:value-type="string" calcext:value-type="string">
            <text:p>LEDmulti2</text:p>
          </table:table-cell>
          <table:table-cell table:style-name="ce496" office:value-type="string" calcext:value-type="string">
            <text:p>LED multi usage</text:p>
          </table:table-cell>
          <table:table-cell table:style-name="ce496"/>
          <table:table-cell table:style-name="ce497" table:number-columns-repeated="1021"/>
        </table:table-row>
        <table:table-row table:style-name="ro15">
          <table:table-cell table:style-name="ce493" office:value-type="string" calcext:value-type="string">
            <text:p>REBOOT</text:p>
          </table:table-cell>
          <table:table-cell table:style-name="ce496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496"/>
          <table:table-cell table:style-name="ce497" table:number-columns-repeated="1021"/>
        </table:table-row>
        <table:table-row table:style-name="ro15">
          <table:table-cell table:style-name="ce493" office:value-type="string" calcext:value-type="string">
            <text:p>ILS_IHM</text:p>
          </table:table-cell>
          <table:table-cell table:style-name="ce496" office:value-type="string" calcext:value-type="string">
            <text:p>Signal d'entrée viaun Interrupteur à lame souple, pour déclancher l'affichage de l'IHM</text:p>
          </table:table-cell>
          <table:table-cell table:style-name="ce496"/>
          <table:table-cell table:style-name="ce497" table:number-columns-repeated="1021"/>
        </table:table-row>
        <table:table-row table:style-name="ro7" table:number-rows-repeated="41">
          <table:table-cell table:style-name="ce494"/>
          <table:table-cell table:style-name="ce497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/>
          <table:table-cell table:style-name="ce289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291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288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buck 5v si fait sur la carte</text:p>
          </table:table-cell>
          <table:table-cell table:style-name="Default"/>
          <table:table-cell table:style-name="Default" office:value-type="string" calcext:value-type="string">
            <text:p>http://fr.farnell.com/texas-instruments/lm2576sx-5-0-nopb/convert-dc-dc-buck-5v-52khz-to/dp/2435871?MER=en-me-pd-r2-alte-sic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4 inverseur (mais plutôt hiZ et pull up)</text:p>
          </table:table-cell>
          <table:table-cell table:style-name="Default"/>
          <table:table-cell table:style-name="Default" office:value-type="string" calcext:value-type="string">
            <text:p>http://fr.farnell.com/on-semiconductor/mc74hc04adr2g/ic-hex-inverter-soic-14/dp/1147801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bobine pour pt4115 (led driver)</text:p>
          </table:table-cell>
          <table:table-cell table:style-name="Default"/>
          <table:table-cell table:style-name="Default" office:value-type="string" calcext:value-type="string">
            <text:p>http://fr.farnell.com/multicomp/mcbfs5220-680mu/inductor-68uh-20-1a/dp/1864255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driver boost led 50w</text:p>
          </table:table-cell>
          <table:table-cell table:style-name="Default"/>
          <table:table-cell table:style-name="Default" office:value-type="string" calcext:value-type="string">
            <text:p><text:a xlink:href="http://fr.farnell.com/linear-technology/lt3517ife-pbf/driver-de-led-pwm-2-5mhz-45v-16tssop/dp/2294848" xlink:type="simple">http://fr.farnell.com/linear-technology/lt3517ife-pbf/driver-de-led-pwm-2-5mhz-45v-16tssop/dp/2294848</text:a>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radiateur pour raspberry pi</text:p>
          </table:table-cell>
          <table:table-cell table:style-name="Default"/>
          <table:table-cell table:style-name="Default" office:value-type="string" calcext:value-type="string">
            <text:p>http://fr.farnell.com/abl-heatsinks/bga-std-010/dissipateur-bga-standard-27-c-w/dp/2084424</text:p>
          </table:table-cell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table table:name="budget précis" table:style-name="ta1">
        <office:forms form:automatic-focus="false" form:apply-design-mode="false"/>
        <table:table-column table:style-name="co56" table:default-cell-style-name="Default"/>
        <table:table-column table:style-name="co57" table:default-cell-style-name="Default"/>
        <table:table-column table:style-name="co1" table:default-cell-style-name="ce219"/>
        <table:table-column table:style-name="co1" table:default-cell-style-name="Default"/>
        <table:table-column table:style-name="co1" table:default-cell-style-name="ce219"/>
        <table:table-column table:style-name="co58" table:default-cell-style-name="ce519"/>
        <table:table-column table:style-name="co1" table:number-columns-repeated="1018" table:default-cell-style-name="Default"/>
        <table:table-row table:style-name="ro7">
          <table:table-cell table:style-name="ce510" office:value-type="string" calcext:value-type="string">
            <text:p>budget janvier 2015</text:p>
          </table:table-cell>
          <table:table-cell table:style-name="ce510"/>
          <table:table-cell/>
          <table:table-cell office:value-type="string" calcext:value-type="string">
            <text:p>total général</text:p>
          </table:table-cell>
          <table:table-cell table:formula="of:=SUM([.E6:.E10])" office:value-type="currency" office:currency="EUR" office:value="6575.325" calcext:value-type="currency">
            <text:p>6 575,33 €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prod</text:p>
          </table:table-cell>
          <table:table-cell office:value-type="currency" office:currency="EUR" office:value="700" calcext:value-type="currency">
            <text:p>700,00 €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516" office:value-type="string" calcext:value-type="string">
            <text:p>Avec aléas</text:p>
          </table:table-cell>
          <table:table-cell table:style-name="ce518" table:formula="of:=[.E1]*1.2+[.E2]" office:value-type="currency" office:currency="EUR" office:value="8590.39" calcext:value-type="currency">
            <text:p>8 590,39 €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u</text:p>
          </table:table-cell>
          <table:table-cell office:value-type="string" calcext:value-type="string">
            <text:p>qt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rte principale</text:p>
          </table:table-cell>
          <table:table-cell/>
          <table:table-cell table:formula="of:=[.E14]" office:value-type="currency" office:currency="EUR" office:value="41.465" calcext:value-type="currency">
            <text:p>41,47 €</text:p>
          </table:table-cell>
          <table:table-cell office:value-type="float" office:value="60" calcext:value-type="float">
            <text:p>60</text:p>
          </table:table-cell>
          <table:table-cell table:formula="of:=IF([.C6]*[.D6]=0;&quot;&quot;;[.C6]*[.D6])" office:value-type="currency" office:currency="EUR" office:value="2487.9" calcext:value-type="currency">
            <text:p>2 487,9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élécommande</text:p>
          </table:table-cell>
          <table:table-cell/>
          <table:table-cell table:formula="of:=[.E82]" office:value-type="currency" office:currency="EUR" office:value="14.775" calcext:value-type="currency">
            <text:p>14,78 €</text:p>
          </table:table-cell>
          <table:table-cell office:value-type="float" office:value="25" calcext:value-type="float">
            <text:p>25</text:p>
          </table:table-cell>
          <table:table-cell table:formula="of:=IF([.C7]*[.D7]=0;&quot;&quot;;[.C7]*[.D7])" office:value-type="currency" office:currency="EUR" office:value="369.375" calcext:value-type="currency">
            <text:p>369,38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2xled10w</text:p>
          </table:table-cell>
          <table:table-cell/>
          <table:table-cell table:formula="of:=[.E112]" office:value-type="currency" office:currency="EUR" office:value="5.42" calcext:value-type="currency">
            <text:p>5,42 €</text:p>
          </table:table-cell>
          <table:table-cell office:value-type="float" office:value="10" calcext:value-type="float">
            <text:p>10</text:p>
          </table:table-cell>
          <table:table-cell table:formula="of:=IF([.C8]*[.D8]=0;&quot;&quot;;[.C8]*[.D8])" office:value-type="currency" office:currency="EUR" office:value="54.2" calcext:value-type="currency">
            <text:p>54,2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gestion charge batterie 12v lipo + batterie lipo</text:p>
          </table:table-cell>
          <table:table-cell/>
          <table:table-cell table:formula="of:=[.E134]" office:value-type="currency" office:currency="EUR" office:value="28.795" calcext:value-type="currency">
            <text:p>28,80 €</text:p>
          </table:table-cell>
          <table:table-cell office:value-type="float" office:value="30" calcext:value-type="float">
            <text:p>30</text:p>
          </table:table-cell>
          <table:table-cell table:formula="of:=IF([.C9]*[.D9]=0;&quot;&quot;;[.C9]*[.D9])" office:value-type="currency" office:currency="EUR" office:value="863.85" calcext:value-type="currency">
            <text:p>863,8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dule de titreur </text:p>
          </table:table-cell>
          <table:table-cell/>
          <table:table-cell table:formula="of:=20*6+20" office:value-type="currency" office:currency="EUR" office:value="140" calcext:value-type="currency">
            <text:p>140,00 €</text:p>
          </table:table-cell>
          <table:table-cell office:value-type="float" office:value="20" calcext:value-type="float">
            <text:p>20</text:p>
          </table:table-cell>
          <table:table-cell table:formula="of:=IF([.C10]*[.D10]=0;&quot;&quot;;[.C10]*[.D10])" office:value-type="currency" office:currency="EUR" office:value="2800" calcext:value-type="currency">
            <text:p>2 800,00 €</text:p>
          </table:table-cell>
          <table:table-cell table:number-columns-repeated="3"/>
          <table:table-cell table:style-name="ce517"/>
          <table:table-cell table:number-columns-repeated="101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514" table:formula="of:=SUM([.E16:.E79])" office:value-type="currency" office:currency="EUR" office:value="41.465" calcext:value-type="currency">
            <text:p>41,47 €</text:p>
          </table:table-cell>
          <table:table-cell table:number-columns-repeated="1019"/>
        </table:table-row>
        <table:table-row table:style-name="ro7">
          <table:table-cell table:style-name="ce511" office:value-type="string" calcext:value-type="string">
            <text:p>carte principale</text:p>
          </table:table-cell>
          <table:table-cell table:style-name="ce511"/>
          <table:table-cell table:style-name="ce513" office:value-type="string" calcext:value-type="string">
            <text:p>pu</text:p>
          </table:table-cell>
          <table:table-cell table:style-name="ce511" office:value-type="string" calcext:value-type="string">
            <text:p>qt</text:p>
          </table:table-cell>
          <table:table-cell table:style-name="ce513" office:value-type="string" calcext:value-type="string">
            <text:p>pt</text:p>
          </table:table-cell>
          <table:table-cell table:style-name="ce520" office:value-type="string" calcext:value-type="string">
            <text:p>farnell</text:p>
          </table:table-cell>
          <table:table-cell table:style-name="ce510" table:number-columns-repeated="2"/>
          <table:table-cell table:style-name="ce510" office:value-type="string" calcext:value-type="string">
            <text:p>à commander</text:p>
          </table:table-cell>
          <table:table-cell table:style-name="ce510" office:value-type="string" calcext:value-type="string">
            <text:p>en stock</text:p>
          </table:table-cell>
          <table:table-cell table:style-name="ce510" table:number-columns-repeated="1014"/>
        </table:table-row>
        <table:table-row table:style-name="ro7">
          <table:table-cell table:style-name="ce510" office:value-type="string" calcext:value-type="string">
            <text:p>rpi a+</text:p>
          </table:table-cell>
          <table:table-cell table:style-name="ce510" office:value-type="string" calcext:value-type="string">
            <text:p>x</text:p>
          </table:table-cell>
          <table:table-cell table:style-name="ce514" office:value-type="currency" office:currency="EUR" office:value="17.4" calcext:value-type="currency">
            <text:p>17,40 €</text:p>
          </table:table-cell>
          <table:table-cell table:style-name="ce510" office:value-type="float" office:value="0" calcext:value-type="float">
            <text:p>0</text:p>
          </table:table-cell>
          <table:table-cell table:formula="of:=IF([.C16]*[.D16]=0;&quot;&quot;;[.C16]*[.D16])">
            <text:p/>
          </table:table-cell>
          <table:table-cell table:style-name="ce521"/>
          <table:table-cell table:style-name="ce510" table:number-columns-repeated="2"/>
          <table:table-cell table:style-name="ce510" table:formula="of:=[.D16]*[.$D$6]+[.H16]" office:value-type="float" office:value="0" calcext:value-type="float">
            <text:p>0</text:p>
          </table:table-cell>
          <table:table-cell table:style-name="ce510" office:value-type="float" office:value="4" calcext:value-type="float">
            <text:p>4</text:p>
          </table:table-cell>
          <table:table-cell table:style-name="ce510" table:number-columns-repeated="1014"/>
        </table:table-row>
        <table:table-row table:style-name="ro7">
          <table:table-cell table:style-name="ce510" office:value-type="string" calcext:value-type="string">
            <text:p>wifi dongle</text:p>
          </table:table-cell>
          <table:table-cell table:style-name="ce510"/>
          <table:table-cell table:style-name="ce514" office:value-type="currency" office:currency="EUR" office:value="10" calcext:value-type="currency">
            <text:p>10,00 €</text:p>
          </table:table-cell>
          <table:table-cell table:style-name="ce510" office:value-type="float" office:value="1" calcext:value-type="float">
            <text:p>1</text:p>
          </table:table-cell>
          <table:table-cell table:formula="of:=IF([.C17]*[.D17]=0;&quot;&quot;;[.C17]*[.D17])" office:value-type="currency" office:currency="EUR" office:value="10" calcext:value-type="currency">
            <text:p>10,00 €</text:p>
          </table:table-cell>
          <table:table-cell table:style-name="ce521"/>
          <table:table-cell table:style-name="ce510" table:number-columns-repeated="2"/>
          <table:table-cell table:style-name="ce510" table:formula="of:=[.D17]*[.$D$6]+[.H17]" office:value-type="float" office:value="60" calcext:value-type="float">
            <text:p>60</text:p>
          </table:table-cell>
          <table:table-cell table:style-name="ce510" office:value-type="float" office:value="4" calcext:value-type="float">
            <text:p>4</text:p>
          </table:table-cell>
          <table:table-cell table:style-name="ce510" table:number-columns-repeated="1014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IF([.C18]*[.D18]=0;&quot;&quot;;[.C18]*[.D18])" office:value-type="currency" office:currency="EUR" office:value="2" calcext:value-type="currency">
            <text:p>2,00 €</text:p>
          </table:table-cell>
          <table:table-cell table:number-columns-repeated="3"/>
          <table:table-cell table:style-name="ce510" table:formula="of:=[.D18]*[.$D$6]+[.H1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atmega328</text:p>
          </table:table-cell>
          <table:table-cell table:style-name="ce512"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19]*[.D19]=0;&quot;&quot;;[.C19]*[.D19])" office:value-type="currency" office:currency="EUR" office:value="1.88" calcext:value-type="currency">
            <text:p>1,88 €</text:p>
          </table:table-cell>
          <table:table-cell table:style-name="ce522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2"/>
          <table:table-cell table:style-name="ce510" table:formula="of:=[.D19]*[.$D$6]+[.H1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résonateur 16mhz 0.1 %</text:p>
          </table:table-cell>
          <table:table-cell table:style-name="ce512"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20]*[.D20]=0;&quot;&quot;;[.C20]*[.D20])" office:value-type="currency" office:currency="EUR" office:value="0.54" calcext:value-type="currency">
            <text:p>0,54 €</text:p>
          </table:table-cell>
          <table:table-cell table:style-name="ce229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 table:style-name="ce229" office:value-type="string" calcext:value-type="string">
            <text:p><text:a xlink:href="http://fr.farnell.com/murata/cstce16m0v53-r0/resonateur-ceramique-16mhz-cms/dp/2443265" xlink:type="simple">CSTCE16M0V53-R0 </text:a></text:p>
          </table:table-cell>
          <table:table-cell/>
          <table:table-cell table:style-name="ce510" table:formula="of:=[.D20]*[.$D$6]+[.H2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max202 pour rs232</text:p>
          </table:table-cell>
          <table:table-cell table:style-name="ce512"/>
          <table:table-cell office:value-type="currency" office:currency="EUR" office:value="0.67" calcext:value-type="currency">
            <text:p>0,67 €</text:p>
          </table:table-cell>
          <table:table-cell office:value-type="float" office:value="1" calcext:value-type="float">
            <text:p>1</text:p>
          </table:table-cell>
          <table:table-cell table:formula="of:=IF([.C21]*[.D21]=0;&quot;&quot;;[.C21]*[.D21])" office:value-type="currency" office:currency="EUR" office:value="0.67" calcext:value-type="currency">
            <text:p>0,67 €</text:p>
          </table:table-cell>
          <table:table-cell table:style-name="ce229" office:value-type="string" calcext:value-type="string">
            <text:p><text:a xlink:href="http://fr.farnell.com/texas-instruments/max202cdwr/5-v-dual-rs-232-line-driver-receiver/dp/2382871" xlink:type="simple">MAX202CDWR </text:a></text:p>
          </table:table-cell>
          <table:table-cell table:style-name="ce525" office:value-type="string" calcext:value-type="string">
            <text:p>660-8199</text:p>
          </table:table-cell>
          <table:table-cell/>
          <table:table-cell table:style-name="ce510" table:formula="of:=[.D21]*[.$D$6]+[.H2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74hct595</text:p>
          </table:table-cell>
          <table:table-cell table:style-name="ce512"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22]*[.D22]=0;&quot;&quot;;[.C22]*[.D22])" office:value-type="currency" office:currency="EUR" office:value="0.17" calcext:value-type="currency">
            <text:p>0,17 €</text:p>
          </table:table-cell>
          <table:table-cell table:style-name="ce522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2"/>
          <table:table-cell table:style-name="ce510" table:formula="of:=[.D22]*[.$D$6]+[.H2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porte non simple</text:p>
          </table:table-cell>
          <table:table-cell table:style-name="ce512"/>
          <table:table-cell office:value-type="currency" office:currency="EUR" office:value="0.14" calcext:value-type="currency">
            <text:p>0,14 €</text:p>
          </table:table-cell>
          <table:table-cell office:value-type="float" office:value="2" calcext:value-type="float">
            <text:p>2</text:p>
          </table:table-cell>
          <table:table-cell table:formula="of:=IF([.C23]*[.D23]=0;&quot;&quot;;[.C23]*[.D23])" office:value-type="currency" office:currency="EUR" office:value="0.28" calcext:value-type="currency">
            <text:p>0,28 €</text:p>
          </table:table-cell>
          <table:table-cell table:style-name="ce229" office:value-type="string" calcext:value-type="string">
            <text:p><text:a xlink:href="http://fr.farnell.com/texas-instruments/sn74ahct1g14dbvr/ci-logique-cms-74ahct/dp/1105925" xlink:type="simple">SN74AHCT1G14DBVR </text:a></text:p>
          </table:table-cell>
          <table:table-cell table:number-columns-repeated="2"/>
          <table:table-cell table:style-name="ce510" table:formula="of:=[.D23]*[.$D$6]+[.H23]" office:value-type="float" office:value="120" calcext:value-type="float">
            <text:p>120</text:p>
          </table:table-cell>
          <table:table-cell table:number-columns-repeated="2"/>
          <table:table-cell table:formula="of:=4.2*1.05" office:value-type="float" office:value="4.41" calcext:value-type="float">
            <text:p>4,41</text:p>
          </table:table-cell>
          <table:table-cell table:number-columns-repeated="1012"/>
        </table:table-row>
        <table:table-row table:style-name="ro7">
          <table:table-cell table:style-name="ce512" office:value-type="string" calcext:value-type="string">
            <text:p>mos (batt, analog read, level translator)</text:p>
          </table:table-cell>
          <table:table-cell table:style-name="ce512"/>
          <table:table-cell office:value-type="currency" office:currency="EUR" office:value="0.03" calcext:value-type="currency">
            <text:p>0,03 €</text:p>
          </table:table-cell>
          <table:table-cell office:value-type="float" office:value="6" calcext:value-type="float">
            <text:p>6</text:p>
          </table:table-cell>
          <table:table-cell table:formula="of:=IF([.C24]*[.D24]=0;&quot;&quot;;[.C24]*[.D24])" office:value-type="currency" office:currency="EUR" office:value="0.18" calcext:value-type="currency">
            <text:p>0,18 €</text:p>
          </table:table-cell>
          <table:table-cell table:style-name="ce229" office:value-type="string" calcext:value-type="string">
            <text:p><text:a xlink:href="http://fr.farnell.com/nxp/bss138bk/mosfet-n-ch-60v-0-36a-sot23/dp/2053833" xlink:type="simple">BSS138BK </text:a></text:p>
          </table:table-cell>
          <table:table-cell table:number-columns-repeated="2"/>
          <table:table-cell table:style-name="ce510" table:formula="of:=[.D24]*[.$D$6]+[.H24]" office:value-type="float" office:value="360" calcext:value-type="float">
            <text:p>36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buffer for cs</text:p>
          </table:table-cell>
          <table:table-cell table:style-name="ce512"/>
          <table:table-cell office:value-type="currency" office:currency="EUR" office:value="0.52" calcext:value-type="currency">
            <text:p>0,52 €</text:p>
          </table:table-cell>
          <table:table-cell office:value-type="float" office:value="1" calcext:value-type="float">
            <text:p>1</text:p>
          </table:table-cell>
          <table:table-cell table:formula="of:=IF([.C25]*[.D25]=0;&quot;&quot;;[.C25]*[.D25])" office:value-type="currency" office:currency="EUR" office:value="0.52" calcext:value-type="currency">
            <text:p>0,52 €</text:p>
          </table:table-cell>
          <table:table-cell table:style-name="ce229" office:value-type="string" calcext:value-type="string">
            <text:p><text:a xlink:href="http://fr.farnell.com/fairchild-semiconductor/74act244sc/circuit-logique-serie-74act-cmos/dp/1014150" xlink:type="simple">74ACT244SC </text:a></text:p>
          </table:table-cell>
          <table:table-cell table:style-name="ce525" office:value-type="string" calcext:value-type="string">
            <text:p>671-1545</text:p>
          </table:table-cell>
          <table:table-cell/>
          <table:table-cell table:style-name="ce510" table:formula="of:=[.D25]*[.$D$6]+[.H2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inverter secu</text:p>
          </table:table-cell>
          <table:table-cell table:style-name="ce512"/>
          <table:table-cell office:value-type="currency" office:currency="EUR" office:value="0.11" calcext:value-type="currency">
            <text:p>0,11 €</text:p>
          </table:table-cell>
          <table:table-cell office:value-type="float" office:value="0" calcext:value-type="float">
            <text:p>0</text:p>
          </table:table-cell>
          <table:table-cell table:formula="of:=IF([.C26]*[.D26]=0;&quot;&quot;;[.C26]*[.D26])">
            <text:p/>
          </table:table-cell>
          <table:table-cell table:style-name="ce229"/>
          <table:table-cell table:number-columns-repeated="2"/>
          <table:table-cell table:style-name="ce510" table:formula="of:=[.D26]*[.$D$6]+[.H2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table-cell table:style-name="ce512"/>
          <table:table-cell office:value-type="currency" office:currency="EUR" office:value="0.03" calcext:value-type="currency">
            <text:p>0,03 €</text:p>
          </table:table-cell>
          <table:table-cell/>
          <table:table-cell table:formula="of:=IF([.C27]*[.D27]=0;&quot;&quot;;[.C27]*[.D27])">
            <text:p/>
          </table:table-cell>
          <table:table-cell table:style-name="ce522" office:value-type="string" calcext:value-type="string">
            <text:p><text:a xlink:href="http://fr.farnell.com/nxp/nx7002aka/mosfet-canal-n-60v-0-3a-sot-23/dp/2357126" xlink:type="simple">NX7002AKA </text:a></text:p>
          </table:table-cell>
          <table:table-cell table:number-columns-repeated="2"/>
          <table:table-cell table:style-name="ce510" table:formula="of:=[.D27]*[.$D$6]+[.H2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mos 540mA (flex gyro, relais</text:p>
          </table:table-cell>
          <table:table-cell table:style-name="ce512"/>
          <table:table-cell office:value-type="currency" office:currency="EUR" office:value="0.05" calcext:value-type="currency">
            <text:p>0,05 €</text:p>
          </table:table-cell>
          <table:table-cell office:value-type="float" office:value="7" calcext:value-type="float">
            <text:p>7</text:p>
          </table:table-cell>
          <table:table-cell table:formula="of:=IF([.C28]*[.D28]=0;&quot;&quot;;[.C28]*[.D28])" office:value-type="currency" office:currency="EUR" office:value="0.35" calcext:value-type="currency">
            <text:p>0,35 €</text:p>
          </table:table-cell>
          <table:table-cell table:style-name="ce522" office:value-type="string" calcext:value-type="string">
            <text:p><text:a xlink:href="http://fr.farnell.com/infineon/bss670s2l-h6327/mosfet-n-ch-55v-0-54a-sot-23-3/dp/2432721" xlink:type="simple">BSS670S2L H6327 </text:a></text:p>
          </table:table-cell>
          <table:table-cell table:style-name="ce229" office:value-type="string" calcext:value-type="string">
            <text:p><text:a xlink:href="http://fr.farnell.com/diodes-inc/mmbf170-7-f/mosfet-n-60v-0-5a-sot23/dp/1773582" xlink:type="simple">MMBF170-7-F </text:a></text:p>
          </table:table-cell>
          <table:table-cell/>
          <table:table-cell table:style-name="ce510" table:formula="of:=[.D28]*[.$D$6]+[.H28]" office:value-type="float" office:value="420" calcext:value-type="float">
            <text:p>42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Mos 1.4A (flex</text:p>
          </table:table-cell>
          <table:table-cell table:style-name="ce512"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29]*[.D29]=0;&quot;&quot;;[.C29]*[.D29])" office:value-type="currency" office:currency="EUR" office:value="0.24" calcext:value-type="currency">
            <text:p>0,24 €</text:p>
          </table:table-cell>
          <table:table-cell table:style-name="ce522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style-name="ce229" office:value-type="string" calcext:value-type="string">
            <text:p><text:a xlink:href="http://fr.farnell.com/diodes-inc/zxm61n03f/transistor-mosfet-canal-n-sot-23/dp/9525289" xlink:type="simple">ZXM61N03F</text:a></text:p>
          </table:table-cell>
          <table:table-cell/>
          <table:table-cell table:style-name="ce510" table:formula="of:=[.D29]*[.$D$6]+[.H29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driver led 10w</text:p>
          </table:table-cell>
          <table:table-cell table:style-name="ce512"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30]*[.D30]=0;&quot;&quot;;[.C30]*[.D30])" office:value-type="currency" office:currency="EUR" office:value="1.04" calcext:value-type="currency">
            <text:p>1,04 €</text:p>
          </table:table-cell>
          <table:table-cell table:style-name="ce522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style-name="ce525" office:value-type="string" calcext:value-type="string">
            <text:p>822-8751</text:p>
          </table:table-cell>
          <table:table-cell/>
          <table:table-cell table:style-name="ce510" table:formula="of:=[.D30]*[.$D$6]+[.H30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régulateur buck 5V 3A</text:p>
          </table:table-cell>
          <table:table-cell table:style-name="ce512"/>
          <table:table-cell office:value-type="currency" office:currency="EUR" office:value="2.63" calcext:value-type="currency">
            <text:p>2,63 €</text:p>
          </table:table-cell>
          <table:table-cell office:value-type="float" office:value="1" calcext:value-type="float">
            <text:p>1</text:p>
          </table:table-cell>
          <table:table-cell table:formula="of:=IF([.C31]*[.D31]=0;&quot;&quot;;[.C31]*[.D31])" office:value-type="currency" office:currency="EUR" office:value="2.63" calcext:value-type="currency">
            <text:p>2,63 €</text:p>
          </table:table-cell>
          <table:table-cell table:style-name="ce522" office:value-type="string" calcext:value-type="string">
            <text:p><text:a xlink:href="http://fr.farnell.com/texas-instruments/lm2596s-5-0-nopb/ic-dc-dc-converter-3a/dp/1469195" xlink:type="simple">LM2596S-5.0/NOPB </text:a></text:p>
          </table:table-cell>
          <table:table-cell table:number-columns-repeated="2"/>
          <table:table-cell table:style-name="ce510" table:formula="of:=[.D31]*[.$D$6]+[.H3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régulateur ldo 3.3V 0.3A</text:p>
          </table:table-cell>
          <table:table-cell table:style-name="ce512"/>
          <table:table-cell office:value-type="currency" office:currency="EUR" office:value="0.15" calcext:value-type="currency">
            <text:p>0,15 €</text:p>
          </table:table-cell>
          <table:table-cell/>
          <table:table-cell table:formula="of:=IF([.C32]*[.D32]=0;&quot;&quot;;[.C32]*[.D32])">
            <text:p/>
          </table:table-cell>
          <table:table-cell table:style-name="ce522" office:value-type="string" calcext:value-type="string">
            <text:p><text:a xlink:href="http://fr.farnell.com/micrel-semiconductor/mic5504-3-3ym5-tr/ldo-volt-reg-0-3a-3-3v-sot-23-5/dp/2451761" xlink:type="simple">MIC5504-3.3YM5 TR </text:a></text:p>
          </table:table-cell>
          <table:table-cell table:number-columns-repeated="2"/>
          <table:table-cell table:style-name="ce510" table:formula="of:=[.D32]*[.$D$6]+[.H3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relais 5v (optionnel)</text:p>
          </table:table-cell>
          <table:table-cell table:style-name="ce512"/>
          <table:table-cell office:value-type="currency" office:currency="EUR" office:value="0.83" calcext:value-type="currency">
            <text:p>0,83 €</text:p>
          </table:table-cell>
          <table:table-cell office:value-type="float" office:value="1" calcext:value-type="float">
            <text:p>1</text:p>
          </table:table-cell>
          <table:table-cell table:formula="of:=IF([.C33]*[.D33]=0;&quot;&quot;;[.C33]*[.D33])" office:value-type="currency" office:currency="EUR" office:value="0.83" calcext:value-type="currency">
            <text:p>0,83 €</text:p>
          </table:table-cell>
          <table:table-cell table:style-name="ce229" office:value-type="string" calcext:value-type="string">
            <text:p><text:a xlink:href="http://fr.farnell.com/omron-electronic-components/g5la-1-5dc/relais-ci-spco-5vcc/dp/1455502" xlink:type="simple">G5LA-1 5DC </text:a></text:p>
          </table:table-cell>
          <table:table-cell table:number-columns-repeated="2"/>
          <table:table-cell table:style-name="ce510" table:formula="of:=[.D33]*[.$D$6]+[.H33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led rouge</text:p>
          </table:table-cell>
          <table:table-cell table:style-name="ce512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34]*[.D34]=0;&quot;&quot;;[.C34]*[.D34])" office:value-type="currency" office:currency="EUR" office:value="0.06" calcext:value-type="currency">
            <text:p>0,06 €</text:p>
          </table:table-cell>
          <table:table-cell table:style-name="ce229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2"/>
          <table:table-cell table:style-name="ce510" table:formula="of:=[.D34]*[.$D$6]+[.H34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led verte</text:p>
          </table:table-cell>
          <table:table-cell table:style-name="ce512"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35]*[.D35]=0;&quot;&quot;;[.C35]*[.D35])" office:value-type="currency" office:currency="EUR" office:value="0.08" calcext:value-type="currency">
            <text:p>0,08 €</text:p>
          </table:table-cell>
          <table:table-cell table:style-name="ce229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table:style-name="ce510" table:formula="of:=[.D35]*[.$D$6]+[.H3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mosfet protection inversion</text:p>
          </table:table-cell>
          <table:table-cell table:style-name="ce512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36]*[.D36]=0;&quot;&quot;;[.C36]*[.D36])" office:value-type="currency" office:currency="EUR" office:value="0.48" calcext:value-type="currency">
            <text:p>0,48 €</text:p>
          </table:table-cell>
          <table:table-cell table:style-name="ce229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510" table:formula="of:=[.D36]*[.$D$6]+[.H3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diode zener 10v pour mosfet protection</text:p>
          </table:table-cell>
          <table:table-cell table:style-name="ce512"/>
          <table:table-cell office:value-type="currency" office:currency="EUR" office:value="0.07" calcext:value-type="currency">
            <text:p>0,07 €</text:p>
          </table:table-cell>
          <table:table-cell office:value-type="float" office:value="1" calcext:value-type="float">
            <text:p>1</text:p>
          </table:table-cell>
          <table:table-cell table:formula="of:=IF([.C37]*[.D37]=0;&quot;&quot;;[.C37]*[.D37])" office:value-type="currency" office:currency="EUR" office:value="0.07" calcext:value-type="currency">
            <text:p>0,07 €</text:p>
          </table:table-cell>
          <table:table-cell table:style-name="ce229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510" table:formula="of:=[.D37]*[.$D$6]+[.H3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diode zener tsv 33v</text:p>
          </table:table-cell>
          <table:table-cell table:style-name="ce512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38]*[.D38]=0;&quot;&quot;;[.C38]*[.D38])" office:value-type="currency" office:currency="EUR" office:value="0.15" calcext:value-type="currency">
            <text:p>0,15 €</text:p>
          </table:table-cell>
          <table:table-cell table:style-name="ce229" office:value-type="string" calcext:value-type="string">
            <text:p><text:a xlink:href="http://fr.farnell.com/stmicroelectronics/smaj30a-tr/diode-de-suppression-sma-400w-30v/dp/9802819" xlink:type="simple">SMAJ30A-TR </text:a></text:p>
          </table:table-cell>
          <table:table-cell table:number-columns-repeated="2"/>
          <table:table-cell table:style-name="ce510" table:formula="of:=[.D38]*[.$D$6]+[.H3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5"/>
          <table:table-cell table:style-name="ce229"/>
          <table:table-cell table:number-columns-repeated="2"/>
          <table:table-cell table:style-name="ce510" table:formula="of:=[.D39]*[.$D$6]+[.H3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12" table:number-columns-repeated="2"/>
          <table:table-cell table:number-columns-repeated="3"/>
          <table:table-cell table:style-name="ce229"/>
          <table:table-cell table:number-columns-repeated="2"/>
          <table:table-cell table:style-name="ce510"/>
          <table:table-cell table:number-columns-repeated="1015"/>
        </table:table-row>
        <table:table-row table:style-name="ro7">
          <table:table-cell office:value-type="string" calcext:value-type="string">
            <text:p>fuse 10A (led)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float" office:value="1" calcext:value-type="float">
            <text:p>1</text:p>
          </table:table-cell>
          <table:table-cell table:formula="of:=IF([.C41]*[.D41]=0;&quot;&quot;;[.C41]*[.D41])" office:value-type="currency" office:currency="EUR" office:value="0.23" calcext:value-type="currency">
            <text:p>0,23 €</text:p>
          </table:table-cell>
          <table:table-cell table:style-name="ce522" office:value-type="string" calcext:value-type="string">
            <text:p><text:a xlink:href="http://fr.farnell.com/multicomp/mc36182/fuse-ptc-reset-radial-30v-7a/dp/1861144" xlink:type="simple">MC36182 </text:a></text:p>
          </table:table-cell>
          <table:table-cell table:number-columns-repeated="2"/>
          <table:table-cell table:style-name="ce526" table:formula="of:=[.D41]*[.$D$6]+[.H41]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très grosse capa (optionnel)</text:p>
          </table:table-cell>
          <table:table-cell table:number-columns-repeated="4"/>
          <table:table-cell table:style-name="ce522"/>
          <table:table-cell table:number-columns-repeated="2"/>
          <table:table-cell table:style-name="ce510" table:formula="of:=[.D42]*[.$D$6]+[.H4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43]*[.D43]=0;&quot;&quot;;[.C43]*[.D43])" office:value-type="currency" office:currency="EUR" office:value="0.4" calcext:value-type="currency">
            <text:p>0,40 €</text:p>
          </table:table-cell>
          <table:table-cell table:number-columns-repeated="3"/>
          <table:table-cell table:style-name="ce510" table:formula="of:=[.D43]*[.$D$6]+[.H43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30" calcext:value-type="float">
            <text:p>30</text:p>
          </table:table-cell>
          <table:table-cell table:formula="of:=IF([.C44]*[.D44]=0;&quot;&quot;;[.C44]*[.D44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510" table:formula="of:=[.D44]*[.$D$6]+[.H44]" office:value-type="float" office:value="1800" calcext:value-type="float">
            <text:p>180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42" calcext:value-type="float">
            <text:p>42</text:p>
          </table:table-cell>
          <table:table-cell table:formula="of:=IF([.C45]*[.D45]=0;&quot;&quot;;[.C45]*[.D45])" office:value-type="currency" office:currency="EUR" office:value="1.26" calcext:value-type="currency">
            <text:p>1,26 €</text:p>
          </table:table-cell>
          <table:table-cell table:number-columns-repeated="3"/>
          <table:table-cell table:style-name="ce510" table:formula="of:=[.D45]*[.$D$6]+[.H45]" office:value-type="float" office:value="2520" calcext:value-type="float">
            <text:p>252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bobine driver et 100uH 2,4A</text:p>
          </table:table-cell>
          <table:table-cell table:style-name="ce512"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46]*[.D46]=0;&quot;&quot;;[.C46]*[.D46])" office:value-type="currency" office:currency="EUR" office:value="1.6" calcext:value-type="currency">
            <text:p>1,60 €</text:p>
          </table:table-cell>
          <table:table-cell table:style-name="ce229" office:value-type="string" calcext:value-type="string">
            <text:p><text:a xlink:href="http://fr.farnell.com/multicomp/mcsdrh125b-101mhf/inductor-100µh-20-2pins/dp/1864459" xlink:type="simple">MCSDRH125B-101MHF </text:a></text:p>
          </table:table-cell>
          <table:table-cell table:style-name="ce525" office:value-type="string" calcext:value-type="string">
            <text:p><text:a xlink:href="http://fr.rs-online.com/web/p/inductances-cms-bobinees/7418997/" xlink:type="simple">741-8997</text:a></text:p>
          </table:table-cell>
          <table:table-cell/>
          <table:table-cell table:style-name="ce510" table:formula="of:=[.D46]*[.$D$6]+[.H46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bobine régulateur 68uH</text:p>
          </table:table-cell>
          <table:table-cell table:style-name="ce512"/>
          <table:table-cell office:value-type="currency" office:currency="EUR" office:value="0.98" calcext:value-type="currency">
            <text:p>0,98 €</text:p>
          </table:table-cell>
          <table:table-cell office:value-type="float" office:value="1" calcext:value-type="float">
            <text:p>1</text:p>
          </table:table-cell>
          <table:table-cell table:formula="of:=IF([.C47]*[.D47]=0;&quot;&quot;;[.C47]*[.D47])" office:value-type="currency" office:currency="EUR" office:value="0.98" calcext:value-type="currency">
            <text:p>0,98 €</text:p>
          </table:table-cell>
          <table:table-cell table:style-name="ce229" office:value-type="string" calcext:value-type="string">
            <text:p><text:a xlink:href="http://fr.farnell.com/coilcraft/mss1278-683mld/inductance-pwr-68uh-2-6a20-6-5mhz/dp/2288510" xlink:type="simple">MSS1278-683MLD </text:a></text:p>
          </table:table-cell>
          <table:table-cell table:number-columns-repeated="2"/>
          <table:table-cell table:style-name="ce510" table:formula="of:=[.D47]*[.$D$6]+[.H4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diode driver et régulateur</text:p>
          </table:table-cell>
          <table:table-cell table:style-name="ce512"/>
          <table:table-cell office:value-type="currency" office:currency="EUR" office:value="0.17" calcext:value-type="currency">
            <text:p>0,17 €</text:p>
          </table:table-cell>
          <table:table-cell office:value-type="float" office:value="3" calcext:value-type="float">
            <text:p>3</text:p>
          </table:table-cell>
          <table:table-cell table:formula="of:=IF([.C48]*[.D48]=0;&quot;&quot;;[.C48]*[.D48])" office:value-type="currency" office:currency="EUR" office:value="0.51" calcext:value-type="currency">
            <text:p>0,51 €</text:p>
          </table:table-cell>
          <table:table-cell table:style-name="ce522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style-name="ce229" office:value-type="string" calcext:value-type="string">
            <text:p><text:a xlink:href="http://fr.farnell.com/vishay-general-semiconductor/v4pal45-m3-i/redresseur-schottky-4a-45v-do-221bc/dp/2425091" xlink:type="simple">V4PAL45-M3/I </text:a></text:p>
          </table:table-cell>
          <table:table-cell/>
          <table:table-cell table:style-name="ce510" table:formula="of:=[.D48]*[.$D$6]+[.H48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capa régulateur 680u</text:p>
          </table:table-cell>
          <table:table-cell table:style-name="ce512" office:value-type="string" calcext:value-type="string">
            <text:p>x</text:p>
          </table:table-cell>
          <table:table-cell office:value-type="currency" office:currency="EUR" office:value="0.37" calcext:value-type="currency">
            <text:p>0,37 €</text:p>
          </table:table-cell>
          <table:table-cell office:value-type="float" office:value="0" calcext:value-type="float">
            <text:p>0</text:p>
          </table:table-cell>
          <table:table-cell table:formula="of:=IF([.C49]*[.D49]=0;&quot;&quot;;[.C49]*[.D49])">
            <text:p/>
          </table:table-cell>
          <table:table-cell table:style-name="ce522" office:value-type="string" calcext:value-type="string">
            <text:p><text:a xlink:href="http://fr.farnell.com/panasonic-electronic-components/eeufr1h681l/condensateur-radial-50v-680uf/dp/1800687" xlink:type="simple">EEUFR1H681L </text:a></text:p>
          </table:table-cell>
          <table:table-cell table:number-columns-repeated="2"/>
          <table:table-cell table:style-name="ce510" table:formula="of:=[.D49]*[.$D$6]+[.H4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capa régulateur 220u 35V</text:p>
          </table:table-cell>
          <table:table-cell table:style-name="ce512"/>
          <table:table-cell office:value-type="currency" office:currency="EUR" office:value="0.15" calcext:value-type="currency">
            <text:p>0,15 €</text:p>
          </table:table-cell>
          <table:table-cell office:value-type="float" office:value="3" calcext:value-type="float">
            <text:p>3</text:p>
          </table:table-cell>
          <table:table-cell table:formula="of:=IF([.C50]*[.D50]=0;&quot;&quot;;[.C50]*[.D50])" office:value-type="currency" office:currency="EUR" office:value="0.45" calcext:value-type="currency">
            <text:p>0,45 €</text:p>
          </table:table-cell>
          <table:table-cell table:style-name="ce229" office:value-type="string" calcext:value-type="string">
            <text:p><text:a xlink:href="http://fr.farnell.com/panasonic-electronic-components/eeeha1v221up/condensateur-elec-alu-220uf-35v/dp/1973350" xlink:type="simple">EEEHA1V221UP </text:a></text:p>
          </table:table-cell>
          <table:table-cell table:style-name="ce525" office:value-type="string" calcext:value-type="string">
            <text:p>737-9665</text:p>
          </table:table-cell>
          <table:table-cell/>
          <table:table-cell table:style-name="ce510" table:formula="of:=[.D50]*[.$D$6]+[.H50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alternative 100uF 16V (x2)</text:p>
          </table:table-cell>
          <table:table-cell table:style-name="ce512"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51]*[.D51]=0;&quot;&quot;;[.C51]*[.D51])" office:value-type="currency" office:currency="EUR" office:value="0.2" calcext:value-type="currency">
            <text:p>0,20 €</text:p>
          </table:table-cell>
          <table:table-cell table:style-name="ce229" office:value-type="string" calcext:value-type="string">
            <text:p><text:a xlink:href="http://fr.farnell.com/kemet/edk107m016a9gaa/condensateur-elec-alu-100uf-16v/dp/2068653" xlink:type="simple">EDK107M016A9GAA </text:a></text:p>
          </table:table-cell>
          <table:table-cell table:style-name="ce525" office:value-type="string" calcext:value-type="string">
            <text:p>456-8392</text:p>
          </table:table-cell>
          <table:table-cell/>
          <table:table-cell table:style-name="ce510" table:formula="of:=[.D51]*[.$D$6]+[.H51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diode relais</text:p>
          </table:table-cell>
          <table:table-cell table:style-name="ce512"/>
          <table:table-cell office:value-type="currency" office:currency="EUR" office:value="0.04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52]*[.D52]=0;&quot;&quot;;[.C52]*[.D52])" office:value-type="currency" office:currency="EUR" office:value="0.045" calcext:value-type="currency">
            <text:p>0,05 €</text:p>
          </table:table-cell>
          <table:table-cell table:style-name="ce229" office:value-type="string" calcext:value-type="string">
            <text:p><text:a xlink:href="http://fr.farnell.com/multicomp/ss16/diode-de-redressement-1a-60v-do/dp/2101190" xlink:type="simple">SS16. </text:a></text:p>
          </table:table-cell>
          <table:table-cell table:number-columns-repeated="2"/>
          <table:table-cell table:style-name="ce510" table:formula="of:=[.D52]*[.$D$6]+[.H5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53]*[.D53]=0;&quot;&quot;;[.C53]*[.D53])">
            <text:p/>
          </table:table-cell>
          <table:table-cell table:style-name="ce522"/>
          <table:table-cell table:number-columns-repeated="2"/>
          <table:table-cell table:style-name="ce510" table:formula="of:=[.D53]*[.$D$6]+[.H53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formula="of:=IF([.C54]*[.D54]=0;&quot;&quot;;[.C54]*[.D54])">
            <text:p/>
          </table:table-cell>
          <table:table-cell/>
          <table:table-cell office:value-type="string" calcext:value-type="string">
            <text:p>version b+</text:p>
          </table:table-cell>
          <table:table-cell/>
          <table:table-cell table:style-name="ce510" table:formula="of:=[.D54]*[.$D$6]+[.H54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connecteur extension femelle + chargeur</text:p>
          </table:table-cell>
          <table:table-cell table:style-name="ce512" office:value-type="string" calcext:value-type="string">
            <text:p>s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3" calcext:value-type="float">
            <text:p>3</text:p>
          </table:table-cell>
          <table:table-cell table:formula="of:=IF([.C55]*[.D55]=0;&quot;&quot;;[.C55]*[.D55])" office:value-type="currency" office:currency="EUR" office:value="0.15" calcext:value-type="currency">
            <text:p>0,15 €</text:p>
          </table:table-cell>
          <table:table-cell table:style-name="ce523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style-name="ce229" office:value-type="string" calcext:value-type="string">
            <text:p><text:a xlink:href="http://fr.farnell.com/samtec/esq-110-33-t-d/embase-2-54mm-vertical-tht-20voies/dp/1930024" xlink:type="simple">ESQ-110-33-T-D </text:a></text:p>
          </table:table-cell>
          <table:table-cell table:style-name="ce229"/>
          <table:table-cell table:style-name="ce526" table:formula="of:=[.D55]*[.$D$6]+[.H55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connecteur rpi</text:p>
          </table:table-cell>
          <table:table-cell table:style-name="ce512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56]*[.D56]=0;&quot;&quot;;[.C56]*[.D56])" office:value-type="currency" office:currency="EUR" office:value="0.1" calcext:value-type="currency">
            <text:p>0,10 €</text:p>
          </table:table-cell>
          <table:table-cell table:style-name="ce522" office:value-type="string" calcext:value-type="string">
            <text:p><text:a xlink:href="http://www.satistronics.com/female-header-pitch-254mm-vt-type-2x20-80pcspanel_p1985.html" xlink:type="simple">FEMALE HEADER PITCH 2.54mm V/T TYPE 2x20 80pcs/panel</text:a></text:p>
          </table:table-cell>
          <table:table-cell table:number-columns-repeated="2"/>
          <table:table-cell table:style-name="ce526" table:formula="of:=[.D56]*[.$D$6]+[.H5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526" table:formula="of:=[.D57]*[.$D$6]+[.H5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connecteur titreur</text:p>
          </table:table-cell>
          <table:table-cell table:style-name="ce512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58]*[.D58]=0;&quot;&quot;;[.C58]*[.D58])" office:value-type="currency" office:currency="EUR" office:value="0.2" calcext:value-type="currency">
            <text:p>0,20 €</text:p>
          </table:table-cell>
          <table:table-cell table:style-name="ce523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526" table:formula="of:=[.D58]*[.$D$6]+[.H5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connecteur plugable 6 pour gyro</text:p>
          </table:table-cell>
          <table:table-cell table:style-name="ce512" office:value-type="string" calcext:value-type="string">
            <text:p>s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59]*[.D59]=0;&quot;&quot;;[.C59]*[.D59])" office:value-type="currency" office:currency="EUR" office:value="0.4" calcext:value-type="currency">
            <text:p>0,40 €</text:p>
          </table:table-cell>
          <table:table-cell table:style-name="ce229" office:value-type="string" calcext:value-type="string">
            <text:p><text:a xlink:href="http://www.satistronics.com/20pcs-female-6-pin-381mm-terminal-block-screw-type_p2380.html" xlink:type="simple">20pcs Female 6 pin 3.81mm Terminal Block, Screw Type</text:a></text:p>
          </table:table-cell>
          <table:table-cell/>
          <table:table-cell table:style-name="ce229"/>
          <table:table-cell table:style-name="ce526" table:formula="of:=[.D59]*[.$D$6]+[.H5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son embase</text:p>
          </table:table-cell>
          <table:table-cell table:style-name="ce512" office:value-type="string" calcext:value-type="string">
            <text:p>s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IF([.C60]*[.D60]=0;&quot;&quot;;[.C60]*[.D60])" office:value-type="currency" office:currency="EUR" office:value="0.3" calcext:value-type="currency">
            <text:p>0,30 €</text:p>
          </table:table-cell>
          <table:table-cell table:style-name="ce229" office:value-type="string" calcext:value-type="string">
            <text:p><text:a xlink:href="http://www.satistronics.com/50pcs-male-6-pin-381mm-terminal-block-right-angle-pcb-mount_p2374.html" xlink:type="simple">50pcs Male 6 pin 3.81mm Terminal Block, Right Angle PCB </text:a></text:p>
          </table:table-cell>
          <table:table-cell table:number-columns-repeated="2"/>
          <table:table-cell table:style-name="ce526" table:formula="of:=[.D60]*[.$D$6]+[.H6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connecteur plugable 3 pour relais et flex</text:p>
          </table:table-cell>
          <table:table-cell table:style-name="ce512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61]*[.D61]=0;&quot;&quot;;[.C61]*[.D61])" office:value-type="currency" office:currency="EUR" office:value="0.4" calcext:value-type="currency">
            <text:p>0,40 €</text:p>
          </table:table-cell>
          <table:table-cell table:style-name="ce522" office:value-type="string" calcext:value-type="string">
            <text:p><text:a xlink:href="http://www.satistronics.com/50pcs-female-3-pin-381mm-terminal-block-screw-type_p2986.html" xlink:type="simple">50pcs Female 3 pin 3.81mm Terminal Block, Screw Type</text:a></text:p>
          </table:table-cell>
          <table:table-cell table:number-columns-repeated="2"/>
          <table:table-cell table:style-name="ce526" table:formula="of:=[.D61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son embase</text:p>
          </table:table-cell>
          <table:table-cell table:style-name="ce512" office:value-type="string" calcext:value-type="string">
            <text:p>s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2" calcext:value-type="float">
            <text:p>2</text:p>
          </table:table-cell>
          <table:table-cell table:formula="of:=IF([.C62]*[.D62]=0;&quot;&quot;;[.C62]*[.D62])" office:value-type="currency" office:currency="EUR" office:value="0.5" calcext:value-type="currency">
            <text:p>0,50 €</text:p>
          </table:table-cell>
          <table:table-cell table:style-name="ce522" office:value-type="string" calcext:value-type="string">
            <text:p><text:a xlink:href="http://www.satistronics.com/50pcs-male-3-pin-381mm-terminal-block-right-angle-pcb-mount_p2373.html" xlink:type="simple">50pcs Male 3 pin 3.81mm Terminal Block, Right Angle PCB </text:a></text:p>
          </table:table-cell>
          <table:table-cell table:number-columns-repeated="2"/>
          <table:table-cell table:style-name="ce526" table:formula="of:=[.D62]*[.$D$6]+[.H64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connecteur plugable 2 pour led 10w</text:p>
          </table:table-cell>
          <table:table-cell table:style-name="ce512" office:value-type="string" calcext:value-type="string">
            <text:p>s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63]*[.D63]=0;&quot;&quot;;[.C63]*[.D63])" office:value-type="currency" office:currency="EUR" office:value="0.32" calcext:value-type="currency">
            <text:p>0,32 €</text:p>
          </table:table-cell>
          <table:table-cell table:style-name="ce522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526" table:formula="of:=[.D63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512" office:value-type="string" calcext:value-type="string">
            <text:p>son embase</text:p>
          </table:table-cell>
          <table:table-cell table:style-name="ce512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64]*[.D64]=0;&quot;&quot;;[.C64]*[.D64])" office:value-type="currency" office:currency="EUR" office:value="0.2" calcext:value-type="currency">
            <text:p>0,20 €</text:p>
          </table:table-cell>
          <table:table-cell table:style-name="ce522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526" table:formula="of:=[.D64]*[.$D$6]+[.H64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plugable 8 pour input 3dig/2an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65]*[.D65]=0;&quot;&quot;;[.C65]*[.D65])" office:value-type="currency" office:currency="EUR" office:value="0.5" calcext:value-type="currency">
            <text:p>0,50 €</text:p>
          </table:table-cell>
          <table:table-cell table:style-name="ce522" office:value-type="string" calcext:value-type="string">
            <text:p><text:a xlink:href="http://www.satistronics.com/20pcs-female-8-pin-381mm-terminal-block-screw-type_p2381.html" xlink:type="simple">20pcs Female 8 pin 3.81mm Terminal Block, Screw Type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526" table:formula="of:=[.D65]*[.$D$6]+[.H65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formula="of:=IF([.C66]*[.D66]=0;&quot;&quot;;[.C66]*[.D66])" office:value-type="currency" office:currency="EUR" office:value="0.36" calcext:value-type="currency">
            <text:p>0,36 €</text:p>
          </table:table-cell>
          <table:table-cell table:style-name="ce522" office:value-type="string" calcext:value-type="string">
            <text:p><text:a xlink:href="http://www.satistronics.com/50pcs-male-8-pin-381mm-terminal-block-right-angle-pcb-mount_p2375.html" xlink:type="simple">50pcs Male 8 pin 3.81mm Terminal Block, Right Angle PCB 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526" table:formula="of:=[.D66]*[.$D$6]+[.H66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67]*[.D67]=0;&quot;&quot;;[.C67]*[.D67])" office:value-type="currency" office:currency="EUR" office:value="0.8" calcext:value-type="currency">
            <text:p>0,80 €</text:p>
          </table:table-cell>
          <table:table-cell table:style-name="ce229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526" table:formula="of:=[.D67]*[.$D$6]+[.H6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510" table:formula="of:=[.D68]*[.$D$6]+[.H7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69]*[.D69]=0;&quot;&quot;;[.C69]*[.D69])" office:value-type="currency" office:currency="EUR" office:value="0.44" calcext:value-type="currency">
            <text:p>0,44 €</text:p>
          </table:table-cell>
          <table:table-cell table:style-name="ce229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526" table:formula="of:=[.D69]*[.$D$6]+[.H7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0]*[.D70]=0;&quot;&quot;;[.C70]*[.D70])">
            <text:p/>
          </table:table-cell>
          <table:table-cell table:number-columns-repeated="3"/>
          <table:table-cell table:style-name="ce510" table:formula="of:=[.D70]*[.$D$6]+[.H7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itier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IF([.C71]*[.D71]=0;&quot;&quot;;[.C71]*[.D71])" office:value-type="currency" office:currency="EUR" office:value="5" calcext:value-type="currency">
            <text:p>5,00 €</text:p>
          </table:table-cell>
          <table:table-cell table:number-columns-repeated="3"/>
          <table:table-cell table:style-name="ce510" table:formula="of:=[.D71]*[.$D$6]+[.H8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ot visserie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72]*[.D72]=0;&quot;&quot;;[.C72]*[.D72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510" table:formula="of:=[.D72]*[.$D$6]+[.H8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adiateur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1" calcext:value-type="float">
            <text:p>1</text:p>
          </table:table-cell>
          <table:table-cell table:formula="of:=IF([.C73]*[.D73]=0;&quot;&quot;;[.C73]*[.D73])" office:value-type="currency" office:currency="EUR" office:value="0.25" calcext:value-type="currency">
            <text:p>0,25 €</text:p>
          </table:table-cell>
          <table:table-cell table:style-name="ce229" office:value-type="string" calcext:value-type="string">
            <text:p><text:a xlink:href="http://fr.farnell.com/aavid-thermalloy/577102b00000g/heat-sink-to-220-25-9c-w/dp/1703172" xlink:type="simple">577102B00000G </text:a></text:p>
          </table:table-cell>
          <table:table-cell table:number-columns-repeated="2"/>
          <table:table-cell table:style-name="ce510" table:formula="of:=[.D73]*[.$D$6]+[.H73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4]*[.D74]=0;&quot;&quot;;[.C74]*[.D74])">
            <text:p/>
          </table:table-cell>
          <table:table-cell table:number-columns-repeated="3"/>
          <table:table-cell table:style-name="ce510" table:formula="of:=[.D74]*[.$D$6]+[.H74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uton optionnel</text:p>
          </table:table-cell>
          <table:table-cell/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75]*[.D75]=0;&quot;&quot;;[.C75]*[.D75])" office:value-type="currency" office:currency="EUR" office:value="0.4" calcext:value-type="currency">
            <text:p>0,40 €</text:p>
          </table:table-cell>
          <table:table-cell table:style-name="ce229" office:value-type="string" calcext:value-type="string">
            <text:p><text:a xlink:href="http://fr.farnell.com/jsp/search/results.jsp?N=0&amp;Ntk=partnumbers&amp;Ntt=EVQPF208K&amp;Ntx=mode+matchall" xlink:type="simple">EVQPF208K</text:a></text:p>
          </table:table-cell>
          <table:table-cell table:number-columns-repeated="2"/>
          <table:table-cell table:style-name="ce510" table:formula="of:=[.D75]*[.$D$6]+[.H7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6]*[.D76]=0;&quot;&quot;;[.C76]*[.D76])">
            <text:p/>
          </table:table-cell>
          <table:table-cell table:number-columns-repeated="3"/>
          <table:table-cell table:style-name="ce510" table:formula="of:=[.D76]*[.$D$6]+[.H7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fusible de protection sortie led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3" calcext:value-type="float">
            <text:p>3</text:p>
          </table:table-cell>
          <table:table-cell table:formula="of:=IF([.C77]*[.D77]=0;&quot;&quot;;[.C77]*[.D77])" office:value-type="currency" office:currency="EUR" office:value="0.3" calcext:value-type="currency">
            <text:p>0,30 €</text:p>
          </table:table-cell>
          <table:table-cell table:style-name="ce229" office:value-type="string" calcext:value-type="string">
            <text:p><text:a xlink:href="http://fr.farnell.com/multicomp/mc36219/fuse-ptc-reset-smd-33v-750ma/dp/1861164" xlink:type="simple">MC36219 </text:a></text:p>
          </table:table-cell>
          <table:table-cell table:number-columns-repeated="2"/>
          <table:table-cell table:style-name="ce510" table:formula="of:=[.D77]*[.$D$6]+[.H77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number-columns-repeated="8"/>
          <table:table-cell table:style-name="ce510" table:formula="of:=[.D78]*[.$D$6]+[.H78]" office:value-type="float" office:value="0" calcext:value-type="float">
            <text:p>0</text:p>
          </table:table-cell>
          <table:table-cell table:number-columns-repeated="1015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4"/>
          <table:table-cell table:formula="of:=IF([.C81]*[.D81]=0;&quot;&quot;;[.C81]*[.D81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514" table:formula="of:=SUM([.E84:.E108])" office:value-type="currency" office:currency="EUR" office:value="14.775" calcext:value-type="currency">
            <text:p>14,78 €</text:p>
          </table:table-cell>
          <table:table-cell table:number-columns-repeated="2"/>
          <table:table-cell office:value-type="string" calcext:value-type="string">
            <text:p>calcul pour les debouces</text:p>
          </table:table-cell>
          <table:table-cell table:number-columns-repeated="1016"/>
        </table:table-row>
        <table:table-row table:style-name="ro7">
          <table:table-cell table:style-name="ce511" office:value-type="string" calcext:value-type="string">
            <text:p>extension télécommande</text:p>
          </table:table-cell>
          <table:table-cell table:style-name="ce511"/>
          <table:table-cell table:style-name="ce515"/>
          <table:table-cell table:style-name="ce517"/>
          <table:table-cell table:style-name="ce515" table:formula="of:=IF([.C83]*[.D83]=0;&quot;&quot;;[.C83]*[.D83])">
            <text:p/>
          </table:table-cell>
          <table:table-cell table:style-name="ce524"/>
          <table:table-cell table:number-columns-repeated="1018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4]*[.D84]=0;&quot;&quot;;[.C84]*[.D84])" office:value-type="currency" office:currency="EUR" office:value="1.5" calcext:value-type="currency">
            <text:p>1,50 €</text:p>
          </table:table-cell>
          <table:table-cell table:number-columns-repeated="2"/>
          <table:table-cell office:value-type="string" calcext:value-type="string">
            <text:p>1uF</text:p>
          </table:table-cell>
          <table:table-cell table:style-name="ce527" table:formula="of:=0.02/(0.000001*LN(1.3/3.3))" office:value-type="float" office:value="-21469.4046104862" calcext:value-type="float">
            <text:p>-21469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PI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cd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5]*[.D85]=0;&quot;&quot;;[.C85]*[.D85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527" table:formula="of:=0.02/(0.000001*LN(1-0.7/3.3))" office:value-type="float" office:value="-83888.7384945689" calcext:value-type="float">
            <text:p>-83889</text:p>
          </table:table-cell>
          <table:table-cell office:value-type="string" calcext:value-type="string">
            <text:p>84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atmega328</text:p>
          </table:table-cell>
          <table:table-cell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86]*[.D86]=0;&quot;&quot;;[.C86]*[.D86])" office:value-type="currency" office:currency="EUR" office:value="1.88" calcext:value-type="currency">
            <text:p>1,88 €</text:p>
          </table:table-cell>
          <table:table-cell table:style-name="ce522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ésonateur 16mhz 0.1 %</text:p>
          </table:table-cell>
          <table:table-cell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87]*[.D87]=0;&quot;&quot;;[.C87]*[.D87])" office:value-type="currency" office:currency="EUR" office:value="0.54" calcext:value-type="currency">
            <text:p>0,54 €</text:p>
          </table:table-cell>
          <table:table-cell table:style-name="ce229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/>
          <table:table-cell office:value-type="string" calcext:value-type="string">
            <text:p>1uF</text:p>
          </table:table-cell>
          <table:table-cell table:style-name="ce527" table:formula="of:=0.02/(0.000001*LN(0.6*5/5))" office:value-type="float" office:value="-39152.3037794244" calcext:value-type="float">
            <text:p>-3915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rduino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encodeur rotatif</text:p>
          </table:table-cell>
          <table:table-cell/>
          <table:table-cell office:value-type="currency" office:currency="EUR" office:value="0.85" calcext:value-type="currency">
            <text:p>0,85 €</text:p>
          </table:table-cell>
          <table:table-cell office:value-type="float" office:value="1" calcext:value-type="float">
            <text:p>1</text:p>
          </table:table-cell>
          <table:table-cell table:formula="of:=IF([.C88]*[.D88]=0;&quot;&quot;;[.C88]*[.D88])" office:value-type="currency" office:currency="EUR" office:value="0.85" calcext:value-type="currency">
            <text:p>0,85 €</text:p>
          </table:table-cell>
          <table:table-cell table:style-name="ce229" office:value-type="string" calcext:value-type="string">
            <text:p><text:a xlink:href="http://fr.farnell.com/jsp/search/results.jsp?N=0&amp;Ntk=partnumbers&amp;Ntt=EC12D1564404&amp;Ntx=mode+matchall" xlink:type="simple">EC12D1564404</text:a></text:p>
          </table:table-cell>
          <table:table-cell table:number-columns-repeated="2"/>
          <table:table-cell table:style-name="ce527" table:formula="of:=0.02/(0.000001*LN(1-0.2*5/5))" office:value-type="float" office:value="-89628.402354491" calcext:value-type="float">
            <text:p>-89628</text:p>
          </table:table-cell>
          <table:table-cell office:value-type="string" calcext:value-type="string">
            <text:p>89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5" calcext:value-type="currency">
            <text:p>0,45 €</text:p>
          </table:table-cell>
          <table:table-cell office:value-type="float" office:value="1" calcext:value-type="float">
            <text:p>1</text:p>
          </table:table-cell>
          <table:table-cell table:formula="of:=IF([.C89]*[.D89]=0;&quot;&quot;;[.C89]*[.D89])" office:value-type="currency" office:currency="EUR" office:value="0.45" calcext:value-type="currency">
            <text:p>0,45 €</text:p>
          </table:table-cell>
          <table:table-cell table:style-name="ce229" office:value-type="string" calcext:value-type="string">
            <text:p><text:a xlink:href="http://fr.farnell.com/multicomp/cp-wb-d-1/bouton/dp/1439998" xlink:type="simple">CP-WB-D-1 </text:a></text:p>
          </table:table-cell>
          <table:table-cell table:number-columns-repeated="2"/>
          <table:table-cell table:style-name="ce527"/>
          <table:table-cell table:number-columns-repeated="1015"/>
        </table:table-row>
        <table:table-row table:style-name="ro7">
          <table:table-cell office:value-type="string" calcext:value-type="string">
            <text:p>potentiomètre 10k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90]*[.D90]=0;&quot;&quot;;[.C90]*[.D90])" office:value-type="currency" office:currency="EUR" office:value="1.2" calcext:value-type="currency">
            <text:p>1,20 €</text:p>
          </table:table-cell>
          <table:table-cell table:style-name="ce229" office:value-type="string" calcext:value-type="string">
            <text:p><text:a xlink:href="http://fr.farnell.com/alps/29-0001/potentiometre-10kb/dp/1191735" xlink:type="simple">29 0001 </text:a></text:p>
          </table:table-cell>
          <table:table-cell table:number-columns-repeated="2"/>
          <table:table-cell table:style-name="ce527"/>
          <table:table-cell table:number-columns-repeated="1015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2" calcext:value-type="currency">
            <text:p>0,42 €</text:p>
          </table:table-cell>
          <table:table-cell office:value-type="float" office:value="1" calcext:value-type="float">
            <text:p>1</text:p>
          </table:table-cell>
          <table:table-cell table:formula="of:=IF([.C91]*[.D91]=0;&quot;&quot;;[.C91]*[.D91])" office:value-type="currency" office:currency="EUR" office:value="0.42" calcext:value-type="currency">
            <text:p>0,42 €</text:p>
          </table:table-cell>
          <table:table-cell table:style-name="ce229" office:value-type="string" calcext:value-type="string">
            <text:p><text:a xlink:href="http://fr.farnell.com/multicomp/cr-r4-5/bouton/dp/1440010" xlink:type="simple">CR-R4-5 </text:a></text:p>
          </table:table-cell>
          <table:table-cell table:number-columns-repeated="2"/>
          <table:table-cell table:style-name="ce527"/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92]*[.D92]=0;&quot;&quot;;[.C92]*[.D92])" office:value-type="currency" office:currency="EUR" office:value="0.15" calcext:value-type="currency">
            <text:p>0,15 €</text:p>
          </table:table-cell>
          <table:table-cell table:style-name="ce229" office:value-type="string" calcext:value-type="string">
            <text:p><text:a xlink:href="http://fr.farnell.com/avago-technologies/hsmh-c150/led-cms-rouge/dp/8554633" xlink:type="simple">HSMH-C150.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93]*[.D93]=0;&quot;&quot;;[.C93]*[.D93])" office:value-type="currency" office:currency="EUR" office:value="0.085" calcext:value-type="currency">
            <text:p>0,09 €</text:p>
          </table:table-cell>
          <table:table-cell table:style-name="ce229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94]*[.D94]=0;&quot;&quot;;[.C94]*[.D94])" office:value-type="currency" office:currency="EUR" office:value="0.08" calcext:value-type="currency">
            <text:p>0,08 €</text:p>
          </table:table-cell>
          <table:table-cell table:style-name="ce229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office:value-type="string" calcext:value-type="string">
            <text:p>échelle rpi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trimer 10k contrast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95]*[.D95]=0;&quot;&quot;;[.C95]*[.D95])" office:value-type="currency" office:currency="EUR" office:value="0.2" calcext:value-type="currency">
            <text:p>0,20 €</text:p>
          </table:table-cell>
          <table:table-cell table:style-name="ce229" office:value-type="string" calcext:value-type="string">
            <text:p><text:a xlink:href="http://fr.farnell.com/te-connectivity-citec/cb10lh103m/trimmer-ajustement-lateral-10k/dp/1227524" xlink:type="simple">CB10LH103M </text:a></text:p>
          </table:table-cell>
          <table:table-cell table:number-columns-repeated="2"/>
          <table:table-cell table:formula="of:=53.5/76.369" office:value-type="float" office:value="0.700546033076248" calcext:value-type="float">
            <text:p>0,7005460331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reed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96]*[.D96]=0;&quot;&quot;;[.C96]*[.D96])" office:value-type="currency" office:currency="EUR" office:value="0.5" calcext:value-type="currency">
            <text:p>0,50 €</text:p>
          </table:table-cell>
          <table:table-cell table:style-name="ce229" office:value-type="string" calcext:value-type="string">
            <text:p><text:a xlink:href="http://fr.farnell.com/standexmeder/gp560-1520/reed-switch-spst-no-1a-200v-th/dp/2453569" xlink:type="simple">GP560-1520 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tactile h 17</text:p>
          </table:table-cell>
          <table:table-cell/>
          <table:table-cell office:value-type="currency" office:currency="EUR" office:value="0.3" calcext:value-type="currency">
            <text:p>0,30 €</text:p>
          </table:table-cell>
          <table:table-cell office:value-type="float" office:value="3" calcext:value-type="float">
            <text:p>3</text:p>
          </table:table-cell>
          <table:table-cell table:formula="of:=IF([.C97]*[.D97]=0;&quot;&quot;;[.C97]*[.D97])" office:value-type="currency" office:currency="EUR" office:value="0.9" calcext:value-type="currency">
            <text:p>0,90 €</text:p>
          </table:table-cell>
          <table:table-cell table:style-name="ce229" office:value-type="string" calcext:value-type="string">
            <text:p><text:a xlink:href="http://fr.farnell.com/alps/skhhdja010/switch-tactile-6x6mm-vert-grey/dp/2056824" xlink:type="simple">SKHHDJA010 </text:a></text:p>
          </table:table-cell>
          <table:table-cell table:number-columns-repeated="2"/>
          <table:table-cell table:style-name="ce500" table:formula="of:=[.I96]*[.I95]" office:value-type="float" office:value="2.10163809922874" calcext:value-type="float">
            <text:p>2,102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office:value-type="float" office:value="3" calcext:value-type="float">
            <text:p>3</text:p>
          </table:table-cell>
          <table:table-cell table:formula="of:=IF([.C98]*[.D98]=0;&quot;&quot;;[.C98]*[.D98])" office:value-type="currency" office:currency="EUR" office:value="0.21" calcext:value-type="currency">
            <text:p>0,21 €</text:p>
          </table:table-cell>
          <table:table-cell table:style-name="ce229" office:value-type="string" calcext:value-type="string">
            <text:p><text:a xlink:href="http://fr.farnell.com/jsp/search/results.jsp?N=0&amp;Ntk=partnumbers&amp;Ntt=KTSC-22S&amp;Ntx=mode+matchall" xlink:type="simple">KTSC-22S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99]*[.D99]=0;&quot;&quot;;[.C99]*[.D99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sfet p pour code</text:p>
          </table:table-cell>
          <table:table-cell/>
          <table:table-cell table:style-name="Default"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formula="of:=IF([.C100]*[.D100]=0;&quot;&quot;;[.C100]*[.D100])" office:value-type="currency" office:currency="EUR" office:value="0.05" calcext:value-type="currency">
            <text:p>0,05 €</text:p>
          </table:table-cell>
          <table:table-cell table:style-name="ce229" office:value-type="string" calcext:value-type="string">
            <text:p><text:a xlink:href="http://fr.farnell.com/infineon/bss84p/transistor-mosfet-canal-p-boitier/dp/1056526" xlink:type="simple">BSS84P </text:a></text:p>
          </table:table-cell>
          <table:table-cell table:number-columns-repeated="2"/>
          <table:table-cell office:value-type="string" calcext:value-type="string">
            <text:p>échelle xt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101]*[.D101]=0;&quot;&quot;;[.C101]*[.D101])" office:value-type="currency" office:currency="EUR" office:value="0.4" calcext:value-type="currency">
            <text:p>0,40 €</text:p>
          </table:table-cell>
          <table:table-cell table:number-columns-repeated="3"/>
          <table:table-cell table:formula="of:=15.735/78.676" office:value-type="float" office:value="0.19999745792872" calcext:value-type="float">
            <text:p>0,199997457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C102]*[.D102]=0;&quot;&quot;;[.C102]*[.D102])" office:value-type="currency" office:currency="EUR" office:value="0.65" calcext:value-type="currency">
            <text:p>0,65 €</text:p>
          </table:table-cell>
          <table:table-cell table:number-columns-repeated="3"/>
          <table:table-cell office:value-type="float" office:value="22.049" calcext:value-type="float">
            <text:p>22,04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3" calcext:value-type="float">
            <text:p>23</text:p>
          </table:table-cell>
          <table:table-cell table:formula="of:=IF([.C103]*[.D103]=0;&quot;&quot;;[.C103]*[.D103])" office:value-type="currency" office:currency="EUR" office:value="0.69" calcext:value-type="currency">
            <text:p>0,69 €</text:p>
          </table:table-cell>
          <table:table-cell table:number-columns-repeated="3"/>
          <table:table-cell table:style-name="ce500" table:formula="of:=[.I102]*[.I101]" office:value-type="float" office:value="4.40974394987035" calcext:value-type="float">
            <text:p>4,410</text:p>
          </table:table-cell>
          <table:table-cell table:formula="of:=[.I103]/2.54*100" office:value-type="float" office:value="173.611966530329" calcext:value-type="float">
            <text:p>173,6119665303</text:p>
          </table:table-cell>
          <table:table-cell table:number-columns-repeated="1014"/>
        </table:table-row>
        <table:table-row table:style-name="ro7">
          <table:table-cell table:number-columns-repeated="4"/>
          <table:table-cell table:formula="of:=IF([.C104]*[.D104]=0;&quot;&quot;;[.C104]*[.D104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/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105]*[.D105]=0;&quot;&quot;;[.C105]*[.D105])" office:value-type="currency" office:currency="EUR" office:value="0.44" calcext:value-type="currency">
            <text:p>0,44 €</text:p>
          </table:table-cell>
          <table:table-cell table:style-name="ce229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528"/>
          <table:table-cell table:number-columns-repeated="1015"/>
        </table:table-row>
        <table:table-row table:style-name="ro7">
          <table:table-cell table:number-columns-repeated="4"/>
          <table:table-cell table:formula="of:=IF([.C106]*[.D106]=0;&quot;&quot;;[.C106]*[.D106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itier téléco dim intérieur 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107]*[.D107]=0;&quot;&quot;;[.C107]*[.D107])" office:value-type="currency" office:currency="EUR" office:value="1.2" calcext:value-type="currency">
            <text:p>1,20 €</text:p>
          </table:table-cell>
          <table:table-cell table:style-name="ce229" office:value-type="string" calcext:value-type="string">
            <text:p><text:a xlink:href="http://fr.farnell.com/deltron-enclosures/479-0020-0/coffret-multi-usages-abs-clair/dp/2393699" xlink:type="simple">479-0020-0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petit pied support pcb 10mm</text:p>
          </table:table-cell>
          <table:table-cell/>
          <table:table-cell office:value-type="currency" office:currency="EUR" office:value="0.22" calcext:value-type="currency">
            <text:p>0,22 €</text:p>
          </table:table-cell>
          <table:table-cell office:value-type="float" office:value="4" calcext:value-type="float">
            <text:p>4</text:p>
          </table:table-cell>
          <table:table-cell table:formula="of:=IF([.C108]*[.D108]=0;&quot;&quot;;[.C108]*[.D108])" office:value-type="currency" office:currency="EUR" office:value="0.88" calcext:value-type="currency">
            <text:p>0,88 €</text:p>
          </table:table-cell>
          <table:table-cell table:style-name="ce229" office:value-type="string" calcext:value-type="string">
            <text:p><text:a xlink:href="http://fr.farnell.com/duratool/d01468/support-ci-hexag-m3-diam-3mm-10mm/dp/1733397" xlink:type="simple">D01468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09]*[.D109]=0;&quot;&quot;;[.C109]*[.D1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10]*[.D110]=0;&quot;&quot;;[.C110]*[.D11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11]*[.D111]=0;&quot;&quot;;[.C111]*[.D111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514" table:formula="of:=SUM([.E114:.E132])" office:value-type="currency" office:currency="EUR" office:value="5.42" calcext:value-type="currency">
            <text:p>5,42 €</text:p>
          </table:table-cell>
          <table:table-cell table:number-columns-repeated="1019"/>
        </table:table-row>
        <table:table-row table:style-name="ro7">
          <table:table-cell table:style-name="ce511" office:value-type="string" calcext:value-type="string">
            <text:p>extension 2xled10w + 2x flex led</text:p>
          </table:table-cell>
          <table:table-cell table:style-name="ce511"/>
          <table:table-cell table:style-name="ce515"/>
          <table:table-cell table:style-name="ce517"/>
          <table:table-cell table:style-name="ce515" table:formula="of:=IF([.C113]*[.D113]=0;&quot;&quot;;[.C113]*[.D113])">
            <text:p/>
          </table:table-cell>
          <table:table-cell table:style-name="ce524"/>
          <table:table-cell table:number-columns-repeated="1018"/>
        </table:table-row>
        <table:table-row table:style-name="ro7">
          <table:table-cell office:value-type="string" calcext:value-type="string">
            <text:p>connecteur extension coudé mâle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14]*[.D114]=0;&quot;&quot;;[.C114]*[.D114])" office:value-type="currency" office:currency="EUR" office:value="0.05" calcext:value-type="currency">
            <text:p>0,05 €</text:p>
          </table:table-cell>
          <table:table-cell table:style-name="ce523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528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15]*[.D115]=0;&quot;&quot;;[.C115]*[.D115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74hct595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116]*[.D116]=0;&quot;&quot;;[.C116]*[.D116])" office:value-type="currency" office:currency="EUR" office:value="0.17" calcext:value-type="currency">
            <text:p>0,17 €</text:p>
          </table:table-cell>
          <table:table-cell table:style-name="ce522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os 1.4A (flex</text:p>
          </table:table-cell>
          <table:table-cell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117]*[.D117]=0;&quot;&quot;;[.C117]*[.D117])" office:value-type="currency" office:currency="EUR" office:value="0.24" calcext:value-type="currency">
            <text:p>0,24 €</text:p>
          </table:table-cell>
          <table:table-cell table:style-name="ce522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river led 10w</text:p>
          </table:table-cell>
          <table:table-cell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118]*[.D118]=0;&quot;&quot;;[.C118]*[.D118])" office:value-type="currency" office:currency="EUR" office:value="1.04" calcext:value-type="currency">
            <text:p>1,04 €</text:p>
          </table:table-cell>
          <table:table-cell table:style-name="ce522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driver et régul 100uH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119]*[.D119]=0;&quot;&quot;;[.C119]*[.D119])" office:value-type="currency" office:currency="EUR" office:value="1.6" calcext:value-type="currency">
            <text:p>1,60 €</text:p>
          </table:table-cell>
          <table:table-cell table:style-name="ce522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driver et régulateur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C120]*[.D120]=0;&quot;&quot;;[.C120]*[.D120])" office:value-type="currency" office:currency="EUR" office:value="0.34" calcext:value-type="currency">
            <text:p>0,34 €</text:p>
          </table:table-cell>
          <table:table-cell table:style-name="ce522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21]*[.D121]=0;&quot;&quot;;[.C121]*[.D121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C122]*[.D122]=0;&quot;&quot;;[.C122]*[.D122])" office:value-type="currency" office:currency="EUR" office:value="0.25" calcext:value-type="currency">
            <text:p>0,2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7" calcext:value-type="float">
            <text:p>7</text:p>
          </table:table-cell>
          <table:table-cell table:formula="of:=IF([.C123]*[.D123]=0;&quot;&quot;;[.C123]*[.D123])" office:value-type="currency" office:currency="EUR" office:value="0.21" calcext:value-type="currency">
            <text:p>0,21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4]*[.D124]=0;&quot;&quot;;[.C124]*[.D124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led 10w/flex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25]*[.D125]=0;&quot;&quot;;[.C125]*[.D125])" office:value-type="currency" office:currency="EUR" office:value="0.32" calcext:value-type="currency">
            <text:p>0,32 €</text:p>
          </table:table-cell>
          <table:table-cell table:style-name="ce522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528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26]*[.D126]=0;&quot;&quot;;[.C126]*[.D126])" office:value-type="currency" office:currency="EUR" office:value="0.2" calcext:value-type="currency">
            <text:p>0,20 €</text:p>
          </table:table-cell>
          <table:table-cell table:style-name="ce522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528"/>
          <table:table-cell table:number-columns-repeated="1015"/>
        </table:table-row>
        <table:table-row table:style-name="ro7">
          <table:table-cell table:number-columns-repeated="4"/>
          <table:table-cell table:formula="of:=IF([.C127]*[.D127]=0;&quot;&quot;;[.C127]*[.D1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8]*[.D128]=0;&quot;&quot;;[.C128]*[.D1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9]*[.D129]=0;&quot;&quot;;[.C129]*[.D12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30]*[.D130]=0;&quot;&quot;;[.C130]*[.D130])">
            <text:p/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8"/>
        </table:table-row>
        <table:table-row table:style-name="ro7">
          <table:table-cell table:number-columns-repeated="4"/>
          <table:table-cell table:formula="of:=IF([.C132]*[.D132]=0;&quot;&quot;;[.C132]*[.D13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33]*[.D133]=0;&quot;&quot;;[.C133]*[.D133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514" table:formula="of:=SUM([.E136:.E159])" office:value-type="currency" office:currency="EUR" office:value="28.795" calcext:value-type="currency">
            <text:p>28,80 €</text:p>
          </table:table-cell>
          <table:table-cell table:number-columns-repeated="1019"/>
        </table:table-row>
        <table:table-row table:style-name="ro7">
          <table:table-cell table:style-name="ce511" office:value-type="string" calcext:value-type="string">
            <text:p>extension chargeur lipo+ batterie</text:p>
          </table:table-cell>
          <table:table-cell table:style-name="ce511"/>
          <table:table-cell table:style-name="ce515"/>
          <table:table-cell table:style-name="ce517"/>
          <table:table-cell table:style-name="ce515" table:formula="of:=IF([.C135]*[.D135]=0;&quot;&quot;;[.C135]*[.D135])">
            <text:p/>
          </table:table-cell>
          <table:table-cell table:style-name="ce524"/>
          <table:table-cell table:number-columns-repeated="1018"/>
        </table:table-row>
        <table:table-row table:style-name="ro7">
          <table:table-cell office:value-type="string" calcext:value-type="string">
            <text:p>connecteur extension coudé femelle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136]*[.D136]=0;&quot;&quot;;[.C136]*[.D136])" office:value-type="currency" office:currency="EUR" office:value="0.5" calcext:value-type="currency">
            <text:p>0,50 €</text:p>
          </table:table-cell>
          <table:table-cell table:style-name="ce229" office:value-type="string" calcext:value-type="string">
            <text:p><text:a xlink:href="http://www.satistronics.com/100pcsbag-2x40-pin-header-pitch-254mm-vt-type_p1998.html" xlink:type="simple">100pcs/bag 2x40 PIN HEADER PITCH 2.54mm V/T TYPE</text:a></text:p>
          </table:table-cell>
          <table:table-cell table:number-columns-repeated="2"/>
          <table:table-cell table:style-name="ce528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37]*[.D137]=0;&quot;&quot;;[.C137]*[.D137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i charge lipo</text:p>
          </table:table-cell>
          <table:table-cell/>
          <table:table-cell office:value-type="currency" office:currency="EUR" office:value="6.6" calcext:value-type="currency">
            <text:p>6,60 €</text:p>
          </table:table-cell>
          <table:table-cell office:value-type="float" office:value="1" calcext:value-type="float">
            <text:p>1</text:p>
          </table:table-cell>
          <table:table-cell table:formula="of:=IF([.C138]*[.D138]=0;&quot;&quot;;[.C138]*[.D138])" office:value-type="currency" office:currency="EUR" office:value="6.6" calcext:value-type="currency">
            <text:p>6,60 €</text:p>
          </table:table-cell>
          <table:table-cell table:style-name="ce229" office:value-type="string" calcext:value-type="string">
            <text:p><text:a xlink:href="http://fr.farnell.com/maxim-integrated-products/max1758eai/chargeur-de-batterie-li-ion-28v/dp/1628223" xlink:type="simple">MAX1758EAI+ </text:a></text:p>
          </table:table-cell>
          <table:table-cell table:style-name="ce229" office:value-type="string" calcext:value-type="string">
            <text:p><text:a xlink:href="http://fr.farnell.com/maxim-integrated-products/max1737eei/controleur-batterie-charger-cms/dp/1379868" xlink:type="simple">MAX1737EEI+ </text:a></text:p>
          </table:table-cell>
          <table:table-cell/>
          <table:table-cell office:value-type="string" calcext:value-type="string">
            <text:p>attention prévoir un switch entre l'alim ext et la batterie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39]*[.D139]=0;&quot;&quot;;[.C139]*[.D139])" office:value-type="currency" office:currency="EUR" office:value="0.06" calcext:value-type="currency">
            <text:p>0,06 €</text:p>
          </table:table-cell>
          <table:table-cell table:style-name="ce229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140]*[.D140]=0;&quot;&quot;;[.C140]*[.D140])" office:value-type="currency" office:currency="EUR" office:value="0.085" calcext:value-type="currency">
            <text:p>0,09 €</text:p>
          </table:table-cell>
          <table:table-cell table:style-name="ce229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141]*[.D141]=0;&quot;&quot;;[.C141]*[.D141])" office:value-type="currency" office:currency="EUR" office:value="0.08" calcext:value-type="currency">
            <text:p>0,08 €</text:p>
          </table:table-cell>
          <table:table-cell table:style-name="ce229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ipo battery</text:p>
          </table:table-cell>
          <table:table-cell/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IF([.C142]*[.D142]=0;&quot;&quot;;[.C142]*[.D142]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3]*[.D143]=0;&quot;&quot;;[.C143]*[.D14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20" calcext:value-type="float">
            <text:p>20</text:p>
          </table:table-cell>
          <table:table-cell table:formula="of:=IF([.C144]*[.D144]=0;&quot;&quot;;[.C144]*[.D144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0" calcext:value-type="float">
            <text:p>20</text:p>
          </table:table-cell>
          <table:table-cell table:formula="of:=IF([.C145]*[.D145]=0;&quot;&quot;;[.C145]*[.D145])" office:value-type="currency" office:currency="EUR" office:value="0.6" calcext:value-type="currency">
            <text:p>0,6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IF([.C146]*[.D146]=0;&quot;&quot;;[.C146]*[.D146])" office:value-type="currency" office:currency="EUR" office:value="0.4" calcext:value-type="currency">
            <text:p>0,4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7]*[.D147]=0;&quot;&quot;;[.C147]*[.D147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48]*[.D148]=0;&quot;&quot;;[.C148]*[.D148])" office:value-type="currency" office:currency="EUR" office:value="0.05" calcext:value-type="currency">
            <text:p>0,05 €</text:p>
          </table:table-cell>
          <table:table-cell table:style-name="ce229" office:value-type="string" calcext:value-type="string">
            <text:p><text:a xlink:href="http://fr.farnell.com/multicomp/1n4148w/diode-small-signal-75v-sod-123f/dp/1621821" xlink:type="simple">1N4148W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chargeur skotchy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149]*[.D149]=0;&quot;&quot;;[.C149]*[.D149])" office:value-type="currency" office:currency="EUR" office:value="0.2" calcext:value-type="currency">
            <text:p>0,20 €</text:p>
          </table:table-cell>
          <table:table-cell table:style-name="ce229" office:value-type="string" calcext:value-type="string">
            <text:p><text:a xlink:href="http://fr.farnell.com/bourns/cd214a-b330lf/schottky-rectifier-3a/dp/1702814" xlink:type="simple">CD214A-B330L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chargeur</text:p>
          </table:table-cell>
          <table:table-cell/>
          <table:table-cell office:value-type="currency" office:currency="EUR" office:value="0.65" calcext:value-type="currency">
            <text:p>0,65 €</text:p>
          </table:table-cell>
          <table:table-cell office:value-type="float" office:value="1" calcext:value-type="float">
            <text:p>1</text:p>
          </table:table-cell>
          <table:table-cell table:formula="of:=IF([.C150]*[.D150]=0;&quot;&quot;;[.C150]*[.D150])" office:value-type="currency" office:currency="EUR" office:value="0.65" calcext:value-type="currency">
            <text:p>0,65 €</text:p>
          </table:table-cell>
          <table:table-cell table:style-name="ce229" office:value-type="string" calcext:value-type="string">
            <text:p><text:a xlink:href="http://fr.farnell.com/bourns/srn1060-220m/inductor-22uh-20-3-4a-smd/dp/2329192" xlink:type="simple">SRN1060-220M </text:a></text:p>
          </table:table-cell>
          <table:table-cell table:number-columns-repeated="1018"/>
        </table:table-row>
        <table:table-row table:style-name="ro7">
          <table:table-cell table:style-name="ce512" office:value-type="string" calcext:value-type="string">
            <text:p>mosfet protection inversion</text:p>
          </table:table-cell>
          <table:table-cell table:style-name="ce512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151]*[.D151]=0;&quot;&quot;;[.C151]*[.D151])" office:value-type="currency" office:currency="EUR" office:value="0.48" calcext:value-type="currency">
            <text:p>0,48 €</text:p>
          </table:table-cell>
          <table:table-cell table:style-name="ce229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510"/>
          <table:table-cell table:number-columns-repeated="1015"/>
        </table:table-row>
        <table:table-row table:style-name="ro7">
          <table:table-cell table:style-name="ce512" office:value-type="string" calcext:value-type="string">
            <text:p>diode zener 10v pour mosfet protection</text:p>
          </table:table-cell>
          <table:table-cell table:style-name="ce512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52]*[.D152]=0;&quot;&quot;;[.C152]*[.D152])" office:value-type="currency" office:currency="EUR" office:value="0.06" calcext:value-type="currency">
            <text:p>0,06 €</text:p>
          </table:table-cell>
          <table:table-cell table:style-name="ce229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510"/>
          <table:table-cell table:number-columns-repeated="1015"/>
        </table:table-row>
        <table:table-row table:style-name="ro7">
          <table:table-cell table:style-name="ce512" office:value-type="string" calcext:value-type="string">
            <text:p>diode zener tsv 33v</text:p>
          </table:table-cell>
          <table:table-cell table:style-name="ce512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153]*[.D153]=0;&quot;&quot;;[.C153]*[.D153])" office:value-type="currency" office:currency="EUR" office:value="0.15" calcext:value-type="currency">
            <text:p>0,15 €</text:p>
          </table:table-cell>
          <table:table-cell table:style-name="ce229" office:value-type="string" calcext:value-type="string">
            <text:p><text:a xlink:href="http://fr.farnell.com/stmicroelectronics/smaj30a-tr/diode-de-suppression-sma-400w-30v/dp/9802819RL" xlink:type="simple">SMAJ30A-TR </text:a></text:p>
          </table:table-cell>
          <table:table-cell table:number-columns-repeated="2"/>
          <table:table-cell table:style-name="ce510"/>
          <table:table-cell table:number-columns-repeated="1015"/>
        </table:table-row>
        <table:table-row table:style-name="ro7">
          <table:table-cell office:value-type="string" calcext:value-type="string">
            <text:p>diode schotky</text:p>
          </table:table-cell>
          <table:table-cell/>
          <table:table-cell office:value-type="currency" office:currency="EUR" office:value="0.46" calcext:value-type="currency">
            <text:p>0,46 €</text:p>
          </table:table-cell>
          <table:table-cell office:value-type="float" office:value="1" calcext:value-type="float">
            <text:p>1</text:p>
          </table:table-cell>
          <table:table-cell table:formula="of:=IF([.C154]*[.D154]=0;&quot;&quot;;[.C154]*[.D154])" office:value-type="currency" office:currency="EUR" office:value="0.46" calcext:value-type="currency">
            <text:p>0,46 €</text:p>
          </table:table-cell>
          <table:table-cell table:style-name="ce229" office:value-type="string" calcext:value-type="string">
            <text:p><text:a xlink:href="http://fr.farnell.com/stmicroelectronics/stps1045b/diode-schottky-10a-45v/dp/9907297" xlink:type="simple">STPS1045B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55]*[.D155]=0;&quot;&quot;;[.C155]*[.D155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batterie principale xt60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56]*[.D156]=0;&quot;&quot;;[.C156]*[.D156])" office:value-type="currency" office:currency="EUR" office:value="1" calcext:value-type="currency">
            <text:p>1,00 €</text:p>
          </table:table-cell>
          <table:table-cell office:value-type="string" calcext:value-type="string">
            <text:p><text:a xlink:href="http://www.ebay.fr/itm/50-Pair-Female-Male-XT60-Bullet-Connector-Plugs-Battery-/251726554863?_trksid=p2054897.l4275" xlink:type="simple">http://www.ebay.fr/itm/50-Pair-Female-Male-XT60-Bullet-Connector-Plugs-Battery-/251726554863?_trksid=p2054897.l4275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onnecteur 5*2,54 pour xt60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157]*[.D157]=0;&quot;&quot;;[.C157]*[.D157])" office:value-type="currency" office:currency="EUR" office:value="0.1" calcext:value-type="currency">
            <text:p>0,10 €</text:p>
          </table:table-cell>
          <table:table-cell table:style-name="ce522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528"/>
          <table:table-cell table:number-columns-repeated="1015"/>
        </table:table-row>
        <table:table-row table:style-name="ro7">
          <table:table-cell table:number-columns-repeated="4"/>
          <table:table-cell table:formula="of:=IF([.C158]*[.D158]=0;&quot;&quot;;[.C158]*[.D158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alim ext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59]*[.D159]=0;&quot;&quot;;[.C159]*[.D159])" office:value-type="currency" office:currency="EUR" office:value="0.32" calcext:value-type="currency">
            <text:p>0,32 €</text:p>
          </table:table-cell>
          <table:table-cell table:style-name="ce522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528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60]*[.D160]=0;&quot;&quot;;[.C160]*[.D160])" office:value-type="currency" office:currency="EUR" office:value="0.2" calcext:value-type="currency">
            <text:p>0,20 €</text:p>
          </table:table-cell>
          <table:table-cell table:style-name="ce522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528"/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161]*[.D161]=0;&quot;&quot;;[.C161]*[.D161])" office:value-type="currency" office:currency="EUR" office:value="0.8" calcext:value-type="currency">
            <text:p>0,80 €</text:p>
          </table:table-cell>
          <table:table-cell table:style-name="ce229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528"/>
          <table:table-cell table:number-columns-repeated="1015"/>
        </table:table-row>
        <table:table-row table:style-name="ro7">
          <table:table-cell table:number-columns-repeated="4"/>
          <table:table-cell table:formula="of:=IF([.C162]*[.D162]=0;&quot;&quot;;[.C162]*[.D1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3]*[.D163]=0;&quot;&quot;;[.C163]*[.D1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4]*[.D164]=0;&quot;&quot;;[.C164]*[.D1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5]*[.D165]=0;&quot;&quot;;[.C165]*[.D1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6]*[.D166]=0;&quot;&quot;;[.C166]*[.D1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7]*[.D167]=0;&quot;&quot;;[.C167]*[.D1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8]*[.D168]=0;&quot;&quot;;[.C168]*[.D1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9]*[.D169]=0;&quot;&quot;;[.C169]*[.D1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0]*[.D170]=0;&quot;&quot;;[.C170]*[.D1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1]*[.D171]=0;&quot;&quot;;[.C171]*[.D1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2]*[.D172]=0;&quot;&quot;;[.C172]*[.D1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3]*[.D173]=0;&quot;&quot;;[.C173]*[.D1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4]*[.D174]=0;&quot;&quot;;[.C174]*[.D1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5]*[.D175]=0;&quot;&quot;;[.C175]*[.D1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6]*[.D176]=0;&quot;&quot;;[.C176]*[.D1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7]*[.D177]=0;&quot;&quot;;[.C177]*[.D1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8]*[.D178]=0;&quot;&quot;;[.C178]*[.D1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9]*[.D179]=0;&quot;&quot;;[.C179]*[.D1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0]*[.D180]=0;&quot;&quot;;[.C180]*[.D1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1]*[.D181]=0;&quot;&quot;;[.C181]*[.D18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2]*[.D182]=0;&quot;&quot;;[.C182]*[.D182])">
            <text:p/>
          </table:table-cell>
          <table:table-cell table:number-columns-repeated="1019"/>
        </table:table-row>
        <table:table-row table:style-name="ro7">
          <table:table-cell table:style-name="ce510" office:value-type="string" calcext:value-type="string">
            <text:p>outillage</text:p>
          </table:table-cell>
          <table:table-cell table:number-columns-repeated="3"/>
          <table:table-cell table:formula="of:=IF([.C183]*[.D183]=0;&quot;&quot;;[.C183]*[.D18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hermomètre infrarouge RS</text:p>
          </table:table-cell>
          <table:table-cell table:number-columns-repeated="3"/>
          <table:table-cell table:formula="of:=IF([.C184]*[.D184]=0;&quot;&quot;;[.C184]*[.D184])">
            <text:p/>
          </table:table-cell>
          <table:table-cell table:style-name="ce229" office:value-type="string" calcext:value-type="string">
            <text:p>757-512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pate à braser RS</text:p>
          </table:table-cell>
          <table:table-cell table:number-columns-repeated="3"/>
          <table:table-cell table:formula="of:=IF([.C185]*[.D185]=0;&quot;&quot;;[.C185]*[.D185])">
            <text:p/>
          </table:table-cell>
          <table:table-cell table:style-name="ce229" office:value-type="string" calcext:value-type="string">
            <text:p>506-4302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86]*[.D186]=0;&quot;&quot;;[.C186]*[.D18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7]*[.D187]=0;&quot;&quot;;[.C187]*[.D18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8]*[.D188]=0;&quot;&quot;;[.C188]*[.D18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9]*[.D189]=0;&quot;&quot;;[.C189]*[.D18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0]*[.D190]=0;&quot;&quot;;[.C190]*[.D19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1]*[.D191]=0;&quot;&quot;;[.C191]*[.D19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2]*[.D192]=0;&quot;&quot;;[.C192]*[.D19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3]*[.D193]=0;&quot;&quot;;[.C193]*[.D19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4]*[.D194]=0;&quot;&quot;;[.C194]*[.D19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5]*[.D195]=0;&quot;&quot;;[.C195]*[.D19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6]*[.D196]=0;&quot;&quot;;[.C196]*[.D19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7]*[.D197]=0;&quot;&quot;;[.C197]*[.D19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8]*[.D198]=0;&quot;&quot;;[.C198]*[.D19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9]*[.D199]=0;&quot;&quot;;[.C199]*[.D19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0]*[.D200]=0;&quot;&quot;;[.C200]*[.D20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1]*[.D201]=0;&quot;&quot;;[.C201]*[.D20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2]*[.D202]=0;&quot;&quot;;[.C202]*[.D20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3]*[.D203]=0;&quot;&quot;;[.C203]*[.D20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4]*[.D204]=0;&quot;&quot;;[.C204]*[.D20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5]*[.D205]=0;&quot;&quot;;[.C205]*[.D20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6]*[.D206]=0;&quot;&quot;;[.C206]*[.D20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7]*[.D207]=0;&quot;&quot;;[.C207]*[.D20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8]*[.D208]=0;&quot;&quot;;[.C208]*[.D20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9]*[.D209]=0;&quot;&quot;;[.C209]*[.D2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0]*[.D210]=0;&quot;&quot;;[.C210]*[.D21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1]*[.D211]=0;&quot;&quot;;[.C211]*[.D21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2]*[.D212]=0;&quot;&quot;;[.C212]*[.D21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3]*[.D213]=0;&quot;&quot;;[.C213]*[.D21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4]*[.D214]=0;&quot;&quot;;[.C214]*[.D21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5]*[.D215]=0;&quot;&quot;;[.C215]*[.D21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6]*[.D216]=0;&quot;&quot;;[.C216]*[.D21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7]*[.D217]=0;&quot;&quot;;[.C217]*[.D21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8]*[.D218]=0;&quot;&quot;;[.C218]*[.D21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9]*[.D219]=0;&quot;&quot;;[.C219]*[.D21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0]*[.D220]=0;&quot;&quot;;[.C220]*[.D22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1]*[.D221]=0;&quot;&quot;;[.C221]*[.D22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2]*[.D222]=0;&quot;&quot;;[.C222]*[.D22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3]*[.D223]=0;&quot;&quot;;[.C223]*[.D22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4]*[.D224]=0;&quot;&quot;;[.C224]*[.D22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5]*[.D225]=0;&quot;&quot;;[.C225]*[.D22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6]*[.D226]=0;&quot;&quot;;[.C226]*[.D22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7]*[.D227]=0;&quot;&quot;;[.C227]*[.D2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8]*[.D228]=0;&quot;&quot;;[.C228]*[.D2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9]*[.D229]=0;&quot;&quot;;[.C229]*[.D22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0]*[.D230]=0;&quot;&quot;;[.C230]*[.D23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1]*[.D231]=0;&quot;&quot;;[.C231]*[.D23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2]*[.D232]=0;&quot;&quot;;[.C232]*[.D23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3]*[.D233]=0;&quot;&quot;;[.C233]*[.D23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4]*[.D234]=0;&quot;&quot;;[.C234]*[.D23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5]*[.D235]=0;&quot;&quot;;[.C235]*[.D23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6]*[.D236]=0;&quot;&quot;;[.C236]*[.D23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7]*[.D237]=0;&quot;&quot;;[.C237]*[.D23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8]*[.D238]=0;&quot;&quot;;[.C238]*[.D23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9]*[.D239]=0;&quot;&quot;;[.C239]*[.D23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0]*[.D240]=0;&quot;&quot;;[.C240]*[.D24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1]*[.D241]=0;&quot;&quot;;[.C241]*[.D24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2]*[.D242]=0;&quot;&quot;;[.C242]*[.D24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3]*[.D243]=0;&quot;&quot;;[.C243]*[.D24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4]*[.D244]=0;&quot;&quot;;[.C244]*[.D24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5]*[.D245]=0;&quot;&quot;;[.C245]*[.D24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6]*[.D246]=0;&quot;&quot;;[.C246]*[.D24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7]*[.D247]=0;&quot;&quot;;[.C247]*[.D24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8]*[.D248]=0;&quot;&quot;;[.C248]*[.D24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9]*[.D249]=0;&quot;&quot;;[.C249]*[.D24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0]*[.D250]=0;&quot;&quot;;[.C250]*[.D25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1]*[.D251]=0;&quot;&quot;;[.C251]*[.D25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2]*[.D252]=0;&quot;&quot;;[.C252]*[.D25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3]*[.D253]=0;&quot;&quot;;[.C253]*[.D25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4]*[.D254]=0;&quot;&quot;;[.C254]*[.D25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5]*[.D255]=0;&quot;&quot;;[.C255]*[.D25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6]*[.D256]=0;&quot;&quot;;[.C256]*[.D25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7]*[.D257]=0;&quot;&quot;;[.C257]*[.D25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8]*[.D258]=0;&quot;&quot;;[.C258]*[.D25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9]*[.D259]=0;&quot;&quot;;[.C259]*[.D25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0]*[.D260]=0;&quot;&quot;;[.C260]*[.D26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1]*[.D261]=0;&quot;&quot;;[.C261]*[.D26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2]*[.D262]=0;&quot;&quot;;[.C262]*[.D2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3]*[.D263]=0;&quot;&quot;;[.C263]*[.D2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4]*[.D264]=0;&quot;&quot;;[.C264]*[.D2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5]*[.D265]=0;&quot;&quot;;[.C265]*[.D2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6]*[.D266]=0;&quot;&quot;;[.C266]*[.D2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7]*[.D267]=0;&quot;&quot;;[.C267]*[.D2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8]*[.D268]=0;&quot;&quot;;[.C268]*[.D2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9]*[.D269]=0;&quot;&quot;;[.C269]*[.D2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0]*[.D270]=0;&quot;&quot;;[.C270]*[.D2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1]*[.D271]=0;&quot;&quot;;[.C271]*[.D2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2]*[.D272]=0;&quot;&quot;;[.C272]*[.D2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3]*[.D273]=0;&quot;&quot;;[.C273]*[.D2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4]*[.D274]=0;&quot;&quot;;[.C274]*[.D2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5]*[.D275]=0;&quot;&quot;;[.C275]*[.D2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6]*[.D276]=0;&quot;&quot;;[.C276]*[.D2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7]*[.D277]=0;&quot;&quot;;[.C277]*[.D2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8]*[.D278]=0;&quot;&quot;;[.C278]*[.D2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9]*[.D279]=0;&quot;&quot;;[.C279]*[.D2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0]*[.D280]=0;&quot;&quot;;[.C280]*[.D2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1]*[.D281]=0;&quot;&quot;;[.C281]*[.D28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2]*[.D282]=0;&quot;&quot;;[.C282]*[.D282])">
            <text:p/>
          </table:table-cell>
          <table:table-cell table:number-columns-repeated="1019"/>
        </table:table-row>
        <table:table-row table:style-name="ro7" table:number-rows-repeated="104829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O DO" table:style-name="ta1">
        <office:forms form:automatic-focus="false" form:apply-design-mode="false"/>
        <table:table-column table:style-name="co11" table:default-cell-style-name="ce317"/>
        <table:table-column table:style-name="co49" table:default-cell-style-name="ce318"/>
        <table:table-column table:style-name="co50" table:default-cell-style-name="ce318"/>
        <table:table-column table:style-name="co1" table:default-cell-style-name="ce318"/>
        <table:table-column table:style-name="co51" table:default-cell-style-name="ce318"/>
        <table:table-column table:style-name="co1" table:number-columns-repeated="1019" table:default-cell-style-name="ce318"/>
        <table:table-row table:style-name="ro7">
          <table:table-cell table:style-name="ce315" office:value-type="string" calcext:value-type="string">
            <text:p>fait</text:p>
          </table:table-cell>
          <table:table-cell table:style-name="ce315" office:value-type="string" calcext:value-type="string">
            <text:p>type</text:p>
          </table:table-cell>
          <table:table-cell table:style-name="ce315"/>
          <table:table-cell table:style-name="ce315" office:value-type="string" calcext:value-type="string">
            <text:p>priorité</text:p>
          </table:table-cell>
          <table:table-cell table:style-name="ce315" office:value-type="string" calcext:value-type="string">
            <text:p>remarque</text:p>
          </table:table-cell>
          <table:table-cell table:style-name="ce315" table:number-columns-repeated="1019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essayer cs titreur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essayer driver led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essayer led + mosfet led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essayer communication atmega – rpi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essayer puissance 5V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/>
          <table:table-cell office:value-type="string" calcext:value-type="string">
            <text:p>carte</text:p>
          </table:table-cell>
          <table:table-cell office:value-type="string" calcext:value-type="string">
            <text:p>essayer fusible puissance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 </text:p>
          </table:table-cell>
          <table:table-cell office:value-type="string" calcext:value-type="string">
            <text:p>essayer les chips select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hargeur</text:p>
          </table:table-cell>
          <table:table-cell office:value-type="string" calcext:value-type="string">
            <text:p>essayer power managment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pb</text:p>
          </table:table-cell>
          <table:table-cell office:value-type="string" calcext:value-type="string">
            <text:p>chargeur</text:p>
          </table:table-cell>
          <table:table-cell office:value-type="string" calcext:value-type="string">
            <text:p>essayer chargeur IC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hargeur</text:p>
          </table:table-cell>
          <table:table-cell office:value-type="string" calcext:value-type="string">
            <text:p>redraw thermique autour de l'IC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partiel</text:p>
          </table:table-cell>
          <table:table-cell office:value-type="string" calcext:value-type="string">
            <text:p>titreur</text:p>
          </table:table-cell>
          <table:table-cell office:value-type="string" calcext:value-type="string">
            <text:p>design boitier titreur</text:p>
          </table:table-cell>
          <table:table-cell table:style-name="ce319" office:value-type="float" office:value="0.5" calcext:value-type="float">
            <text:p>0,5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construction banc de pose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achat thermomètre, hotplate, pate + essai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teleco</text:p>
          </table:table-cell>
          <table:table-cell office:value-type="string" calcext:value-type="string">
            <text:p>test bouton et encodeur et reed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teleco</text:p>
          </table:table-cell>
          <table:table-cell office:value-type="string" calcext:value-type="string">
            <text:p>test led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/>
          <table:table-cell office:value-type="string" calcext:value-type="string">
            <text:p>carte</text:p>
          </table:table-cell>
          <table:table-cell office:value-type="string" calcext:value-type="string">
            <text:p>test interruption rpi + timing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question pwm pour RGB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recherche support pour mieux tenir l'extension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teleco</text:p>
          </table:table-cell>
          <table:table-cell office:value-type="string" calcext:value-type="string">
            <text:p>prototypage boitier téléco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teleco</text:p>
          </table:table-cell>
          <table:table-cell office:value-type="string" calcext:value-type="string">
            <text:p>test lcd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non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Pré-découpe trou des borniers extension sur le boitier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fichier de documentation pour prépa technique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fusible sur les sorties led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teleco</text:p>
          </table:table-cell>
          <table:table-cell office:value-type="string" calcext:value-type="string">
            <text:p>design autour de l'oscillateur 16MHz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teleco </text:p>
          </table:table-cell>
          <table:table-cell office:value-type="string" calcext:value-type="string">
            <text:p>Test communication rpi teleco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test écrire titreur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/>
          <table:table-cell office:value-type="string" calcext:value-type="string">
            <text:p>carte</text:p>
          </table:table-cell>
          <table:table-cell office:value-type="string" calcext:value-type="string">
            <text:p>test relay</text:p>
          </table:table-cell>
          <table:table-cell table:style-name="ce319"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partiel</text:p>
          </table:table-cell>
          <table:table-cell office:value-type="string" calcext:value-type="string">
            <text:p>carte </text:p>
          </table:table-cell>
          <table:table-cell office:value-type="string" calcext:value-type="string">
            <text:p>test parasite son/vidéo driver led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jout jumper choix pwm ou led 10w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/>
          <table:table-cell office:value-type="string" calcext:value-type="string">
            <text:p>carte</text:p>
          </table:table-cell>
          <table:table-cell office:value-type="string" calcext:value-type="string">
            <text:p>test max202 via arduino (pb de tension!)</text:p>
          </table:table-cell>
          <table:table-cell table:style-name="ce319"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 table:style-name="ce316"/>
          <table:table-cell office:value-type="string" calcext:value-type="string">
            <text:p>carte</text:p>
          </table:table-cell>
          <table:table-cell office:value-type="string" calcext:value-type="string">
            <text:p>test wifi 5GHz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faire le point quantité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/>
          <table:table-cell office:value-type="string" calcext:value-type="string">
            <text:p>divers</text:p>
          </table:table-cell>
          <table:table-cell office:value-type="string" calcext:value-type="string">
            <text:p>carte retard puissance (bobine/ptc/mosfet retard???)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carte relais pour carte tom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ajout condo sur carte relais</text:p>
          </table:table-cell>
          <table:table-cell table:style-name="ce319"/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pcb pieuver – point riri</text:p>
          </table:table-cell>
          <table:table-cell table:style-name="ce319" office:value-type="float" office:value="0.5" calcext:value-type="float">
            <text:p>0,5</text:p>
          </table:table-cell>
          <table:table-cell table:number-columns-repeated="1020"/>
        </table:table-row>
        <table:table-row table:style-name="ro7">
          <table:table-cell table:style-name="ce316" office:value-type="string" calcext:value-type="string">
            <text:p>ok</text:p>
          </table:table-cell>
          <table:table-cell office:value-type="string" calcext:value-type="string">
            <text:p>divers </text:p>
          </table:table-cell>
          <table:table-cell office:value-type="string" calcext:value-type="string">
            <text:p>commande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20"/>
        </table:table-row>
        <table:table-row table:style-name="ro7" table:number-rows-repeated="103">
          <table:table-cell table:style-name="ce316"/>
          <table:table-cell table:number-columns-repeated="2"/>
          <table:table-cell table:style-name="ce319"/>
          <table:table-cell table:number-columns-repeated="1020"/>
        </table:table-row>
        <table:table-row table:style-name="ro7" table:number-rows-repeated="9">
          <table:table-cell table:style-name="ce316"/>
          <table:table-cell table:number-columns-repeated="1023"/>
        </table:table-row>
        <table:table-row table:style-name="ro7" table:number-rows-repeated="104842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TO DO'.A2:'TO DO'.A150">
            <calcext:condition calcext:apply-style-name="ok" calcext:value="=&quot;ok&quot;" calcext:base-cell-address="'TO DO'.A2"/>
            <calcext:condition calcext:apply-style-name="attente" calcext:value="=&quot;&quot;" calcext:base-cell-address="'TO DO'.A2"/>
          </calcext:conditional-format>
          <calcext:conditional-format calcext:target-range-address="'TO DO'.D2:'TO DO'.D141">
            <calcext:color-scale>
              <calcext:color-scale-entry calcext:value="0" calcext:type="minimum" calcext:color="#ff00ff"/>
              <calcext:color-scale-entry calcext:value="0" calcext:type="maximum" calcext:color="#00ffff"/>
            </calcext:color-scale>
          </calcext:conditional-format>
        </calcext:conditional-formats>
      </table:table>
      <table:table table:name="Feuille11" table:style-name="ta1">
        <office:forms form:automatic-focus="false" form:apply-design-mode="false"/>
        <table:table-column table:style-name="co59" table:default-cell-style-name="Default"/>
        <table:table-column table:style-name="co1" table:number-columns-repeated="12" table:default-cell-style-name="Default"/>
        <table:table-row table:style-name="ro7">
          <table:table-cell table:style-name="ce510" office:value-type="string" calcext:value-type="string">
            <text:p>devis</text:p>
          </table:table-cell>
          <table:table-cell office:value-type="string" calcext:value-type="string">
            <text:p>base compo</text:p>
          </table:table-cell>
          <table:table-cell table:style-name="ce219" office:value-type="currency" office:currency="EUR" office:value="16.2" calcext:value-type="currency">
            <text:p>16,20 €</text:p>
          </table:table-cell>
          <table:table-cell table:number-columns-repeated="2"/>
          <table:table-cell office:value-type="string" calcext:value-type="string">
            <text:p>pate</text:p>
          </table:table-cell>
          <table:table-cell office:value-type="float" office:value="312" calcext:value-type="float">
            <text:p>312</text:p>
          </table:table-cell>
          <table:table-cell table:number-columns-repeated="5"/>
          <table:table-cell table:formula="of:=7/219" office:value-type="float" office:value="0.0319634703196347" calcext:value-type="float">
            <text:p>0,0319634703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'+ fixe</text:p>
          </table:table-cell>
          <table:table-cell office:value-type="string" calcext:value-type="string">
            <text:p>cout câblage</text:p>
          </table:table-cell>
          <table:table-cell office:value-type="string" calcext:value-type="string">
            <text:p>par pat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echnalp</text:p>
          </table:table-cell>
          <table:table-cell/>
          <table:table-cell office:value-type="float" office:value="47.85" calcext:value-type="float">
            <text:p>47,85</text:p>
          </table:table-cell>
          <table:table-cell/>
          <table:table-cell table:formula="of:=190+130+218" office:value-type="float" office:value="538" calcext:value-type="float">
            <text:p>538</text:p>
          </table:table-cell>
          <table:table-cell table:style-name="ce219" table:formula="of:=[.C3]-[.C$1]" office:value-type="currency" office:currency="EUR" office:value="31.65" calcext:value-type="currency">
            <text:p>31,65 €</text:p>
          </table:table-cell>
          <table:table-cell table:style-name="ce534" table:formula="of:=[.F3]/312" office:value-type="currency" office:currency="EUR" office:value="0.101442307692308" calcext:value-type="currency">
            <text:p>0,1014 €</text:p>
          </table:table-cell>
          <table:table-cell/>
          <table:table-cell table:style-name="ce219" table:formula="of:=[.F3]*50+[.E3]" office:value-type="currency" office:currency="EUR" office:value="2120.5" calcext:value-type="currency">
            <text:p>2 120,50 €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float" office:value="48.9" calcext:value-type="float">
            <text:p>48,9</text:p>
          </table:table-cell>
          <table:table-cell/>
          <table:table-cell office:value-type="float" office:value="658" calcext:value-type="float">
            <text:p>658</text:p>
          </table:table-cell>
          <table:table-cell table:style-name="ce219" table:formula="of:=[.C4]-[.C$1]" office:value-type="currency" office:currency="EUR" office:value="32.7" calcext:value-type="currency">
            <text:p>32,70 €</text:p>
          </table:table-cell>
          <table:table-cell table:style-name="ce534" table:formula="of:=[.F4]/312" office:value-type="currency" office:currency="EUR" office:value="0.104807692307692" calcext:value-type="currency">
            <text:p>0,1048 €</text:p>
          </table:table-cell>
          <table:table-cell/>
          <table:table-cell table:style-name="ce219" table:formula="of:=[.F4]*50+[.E4]" office:value-type="currency" office:currency="EUR" office:value="2293" calcext:value-type="currency">
            <text:p>2 293,00 €</text:p>
          </table:table-cell>
          <table:table-cell table:number-columns-repeated="4"/>
        </table:table-row>
      </table:table>
      <table:named-expressions>
        <table:named-range table:name="manufacturerPartNoResults" table:base-cell-address="$'budget précis'.$E$77" table:cell-range-address="$'budget précis'.$F$75"/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7P0" style:volatile="true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21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  <style:style style:name="ok" style:family="table-cell" style:parent-style-name="Default">
      <style:table-cell-properties fo:background-color="#3deb3d"/>
    </style:style>
    <style:style style:name="attente" style:family="table-cell" style:parent-style-name="Default">
      <style:table-cell-properties fo:background-color="#ff99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02:34:27.8634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18DT15H9M14S</meta:editing-duration>
    <meta:editing-cycles>252</meta:editing-cycles>
    <meta:generator>LibreOffice/4.3.6.2$MacOSX_x86 LibreOffice_project/d50a87b2e514536ed401c18000dad4660b6a169e</meta:generator>
    <dc:date>2015-05-08T02:42:37.714365000</dc:date>
    <meta:document-statistic meta:table-count="12" meta:cell-count="2651" meta:object-count="0"/>
  </office:meta>
</office:document-meta>
</file>